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51E0000027CDC452D7BAB49FD34.png" manifest:media-type="image/png"/>
  <manifest:file-entry manifest:full-path="Pictures/1000000000000450000002C9688AF6BFFC9CB5DE.png" manifest:media-type="image/png"/>
  <manifest:file-entry manifest:full-path="Pictures/1000000000000008000000080944901A42762024.png" manifest:media-type="image/png"/>
  <manifest:file-entry manifest:full-path="Pictures/10000001000001F4000001F4C1BAD7F1A69E9E07.png" manifest:media-type="image/png"/>
  <manifest:file-entry manifest:full-path="Pictures/100000000000049A0000001ED44D744CF2B98AE3.png" manifest:media-type="image/png"/>
  <manifest:file-entry manifest:full-path="Pictures/10000000000000080000000820A1E16DA75ED138.png" manifest:media-type="image/png"/>
  <manifest:file-entry manifest:full-path="Pictures/10000000000000A1000000A1C7303D964D103D47.gif" manifest:media-type="image/gif"/>
  <manifest:file-entry manifest:full-path="Pictures/100000000000051F0000027BF2BDB0E3A3240041.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 Black" svg:font-family="'Arial Black'" style:font-pitch="variable"/>
    <style:font-face style:name="Arial Black1" svg:font-family="'Arial Black'"/>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style style:name="gr1" style:family="graphic" style:parent-style-name="standard">
      <style:graphic-properties draw:stroke="none" draw:fill="bitmap" draw:fill-image-name="Bitmap_5f_0" draw:fill-image-ref-point="top-left" draw:shadow="hidden"/>
    </style:style>
    <style:style style:name="gr2" style:family="graphic" style:parent-style-name="standard">
      <style:graphic-properties draw:stroke="none" draw:fill="bitmap" draw:fill-color="#729fcf" draw:fill-image-name="_32_0_20_Percent" draw:opacity="100%" draw:shadow="hidden"/>
    </style:style>
    <style:style style:name="gr3" style:family="graphic" style:parent-style-name="standard">
      <style:graphic-properties draw:stroke="none" draw:fill="none" draw:textarea-vertical-align="middle" fo:min-height="0.622cm" fo:min-width="2.54cm" fo:padding-top="0.102cm" fo:padding-bottom="0.102cm" fo:padding-left="0.102cm" fo:padding-right="0.102cm"/>
      <style:paragraph-properties style:writing-mode="lr-tb"/>
    </style:style>
    <style:style style:name="gr4" style:family="graphic" style:parent-style-name="standard">
      <style:graphic-properties draw:stroke="none" draw:fill="solid" draw:fill-color="#424456" draw:opacity="100%" draw:shadow="hidden"/>
    </style:style>
    <style:style style:name="gr5" style:family="graphic" style:parent-style-name="standard">
      <style:graphic-properties draw:stroke="solid" svg:stroke-width="0.026cm" svg:stroke-color="#424456" draw:fill="none" fo:padding-top="0.138cm" fo:padding-bottom="0.138cm" fo:padding-left="0.263cm" fo:padding-right="0.263cm"/>
    </style:style>
    <style:style style:name="gr6" style:family="graphic" style:parent-style-name="standard">
      <style:graphic-properties draw:stroke="none" draw:fill="solid" draw:fill-color="#ffffff" draw:opacity="100%" draw:shadow="hidden"/>
    </style:style>
    <style:style style:name="gr7" style:family="graphic" style:parent-style-name="standard">
      <style:graphic-properties draw:stroke="none" draw:fill="none" draw:textarea-vertical-align="middle" fo:min-height="0.622cm" fo:min-width="2.54cm" fo:padding-top="0.102cm" fo:padding-bottom="0.102cm" fo:padding-left="0.102cm" fo:padding-right="0.102cm"/>
    </style:style>
    <style:style style:name="gr8" style:family="graphic" style:parent-style-name="standard">
      <style:graphic-properties draw:stroke="none" draw:fill="none" draw:textarea-vertical-align="bottom" fo:min-height="0.803cm" fo:min-width="2.54cm" fo:padding-top="0.101cm" fo:padding-bottom="0.101cm" fo:padding-left="0.101cm" fo:padding-right="0.101cm"/>
      <style:paragraph-properties style:writing-mode="lr-tb"/>
    </style:style>
    <style:style style:name="gr9" style:family="graphic" style:parent-style-name="standard">
      <style:graphic-properties draw:stroke="none" draw:fill="none" fo:min-height="0.435cm" fo:min-width="2.54cm" fo:padding-top="0.101cm" fo:padding-bottom="0.101cm" fo:padding-left="0.101cm" fo:padding-right="0.101cm"/>
      <style:paragraph-properties style:writing-mode="lr-tb"/>
    </style:style>
    <style:style style:name="gr10" style:family="graphic" style:parent-style-name="standard">
      <style:graphic-properties draw:stroke="none" draw:fill="none" fo:min-height="2.345cm" fo:min-width="2.54cm" fo:padding-top="0.101cm" fo:padding-bottom="0.101cm" fo:padding-left="0.101cm" fo:padding-right="0.101cm"/>
      <style:paragraph-properties style:writing-mode="lr-tb"/>
    </style:style>
    <style:style style:name="gr11" style:family="graphic" style:parent-style-name="standard">
      <style:graphic-properties draw:stroke="none" draw:fill="none" fo:min-height="2.685cm" fo:min-width="2.54cm" fo:padding-top="0.101cm" fo:padding-bottom="0.101cm" fo:padding-left="0.101cm" fo:padding-right="0.101cm"/>
      <style:paragraph-properties style:writing-mode="lr-tb"/>
    </style:style>
    <style:style style:name="gr12" style:family="graphic" style:parent-style-name="standard">
      <style:graphic-properties draw:stroke="none" draw:fill="none" draw:textarea-vertical-align="bottom" fo:min-height="0.45cm" fo:min-width="2.54cm" fo:padding-top="0.101cm" fo:padding-bottom="0.101cm" fo:padding-left="0.101cm" fo:padding-right="0.101cm"/>
      <style:paragraph-properties style:writing-mode="lr-tb"/>
    </style:style>
    <style:style style:name="gr13" style:family="graphic" style:parent-style-name="standard">
      <style:graphic-properties draw:stroke="solid" svg:stroke-width="0.053cm" svg:stroke-color="#000000" draw:fill="none" fo:padding-top="0.151cm" fo:padding-bottom="0.151cm" fo:padding-left="0.276cm" fo:padding-right="0.276cm"/>
    </style:style>
    <style:style style:name="gr14" style:family="graphic" style:parent-style-name="standard">
      <style:graphic-properties draw:stroke="none" draw:fill="bitmap" draw:fill-image-name="Bitmap_5f_1" style:repeat="stretch" draw:fill-image-ref-point="top-left" draw:shadow="hidden"/>
    </style:style>
    <style:style style:name="gr15" style:family="graphic" style:parent-style-name="standard">
      <style:graphic-properties draw:stroke="none" draw:fill="bitmap" draw:fill-image-name="Bitmap_5f_2" style:repeat="stretch" draw:fill-image-ref-point="top-left" draw:shadow="hidden"/>
    </style:style>
    <style:style style:name="gr16" style:family="graphic" style:parent-style-name="standard">
      <style:graphic-properties draw:stroke="none" draw:fill="bitmap" draw:fill-image-name="Bitmap_5f_3" style:repeat="stretch" draw:fill-image-ref-point="top-left" draw:shadow="hidden"/>
    </style:style>
    <style:style style:name="gr17" style:family="graphic" style:parent-style-name="standard">
      <style:graphic-properties draw:stroke="none" draw:fill="bitmap" draw:fill-image-name="Bitmap_5f_4" style:repeat="stretch" draw:fill-image-ref-point="top-left" draw:shadow="hidden"/>
    </style:style>
    <style:style style:name="gr18" style:family="graphic" style:parent-style-name="standard">
      <style:graphic-properties draw:stroke="none" draw:fill="bitmap" draw:fill-image-name="Bitmap_5f_5" style:repeat="stretch" draw:fill-image-ref-point="top-left" draw:shadow="hidden"/>
    </style:style>
    <style:style style:name="gr19" style:family="graphic" style:parent-style-name="standard">
      <style:graphic-properties draw:stroke="none" draw:fill="bitmap" draw:fill-color="#d9d9d9" draw:fill-image-name="_32_0_20_Percent" draw:opacity="100%" draw:shadow="hidden"/>
    </style:style>
    <style:style style:name="gr20" style:family="graphic" style:parent-style-name="standard">
      <style:graphic-properties draw:stroke="solid" svg:stroke-width="0.088cm" svg:stroke-color="#dedede" draw:fill="none" fo:padding-top="0.169cm" fo:padding-bottom="0.169cm" fo:padding-left="0.294cm" fo:padding-right="0.294cm"/>
    </style:style>
    <style:style style:name="gr21" style:family="graphic" style:parent-style-name="standard">
      <style:graphic-properties draw:stroke="none" draw:fill="none" draw:textarea-vertical-align="middle" fo:min-height="0.577cm" fo:min-width="2.54cm" fo:padding-top="0.102cm" fo:padding-bottom="0.102cm" fo:padding-left="0.102cm" fo:padding-right="0.102cm"/>
      <style:paragraph-properties style:writing-mode="lr-tb"/>
    </style:style>
    <style:style style:name="gr22" style:family="graphic" style:parent-style-name="standard">
      <style:graphic-properties draw:stroke="none" draw:fill="none" draw:textarea-vertical-align="middle" fo:min-height="0.577cm" fo:min-width="2.54cm" fo:padding-top="0.102cm" fo:padding-bottom="0.102cm" fo:padding-left="0.102cm" fo:padding-right="0.102cm"/>
    </style:style>
    <style:style style:name="gr23" style:family="graphic" style:parent-style-name="standard">
      <style:graphic-properties draw:stroke="solid" svg:stroke-width="0.053cm" svg:stroke-color="#53548a" draw:fill="none" fo:padding-top="0.151cm" fo:padding-bottom="0.151cm" fo:padding-left="0.276cm" fo:padding-right="0.276cm"/>
    </style:style>
    <style:style style:name="gr24" style:family="graphic" style:parent-style-name="standard">
      <style:graphic-properties draw:stroke="none" draw:fill="none" fo:min-height="1.244cm" fo:min-width="2.54cm" fo:padding-top="0.101cm" fo:padding-bottom="0.101cm" fo:padding-left="0.101cm" fo:padding-right="0.101cm"/>
      <style:paragraph-properties style:writing-mode="lr-tb"/>
    </style:style>
    <style:style style:name="gr25" style:family="graphic" style:parent-style-name="standard">
      <style:graphic-properties draw:stroke="none" draw:fill="none" draw:textarea-vertical-align="bottom" fo:min-height="0.977cm" fo:min-width="2.54cm" fo:padding-top="0.101cm" fo:padding-bottom="0.101cm" fo:padding-left="0.101cm" fo:padding-right="0.101cm"/>
      <style:paragraph-properties style:writing-mode="lr-tb"/>
    </style:style>
    <style:style style:name="gr26" style:family="graphic" style:parent-style-name="standard">
      <style:graphic-properties draw:stroke="none" draw:fill="none" fo:min-height="30.184cm" fo:min-width="2.54cm" fo:padding-top="0.102cm" fo:padding-bottom="0.102cm" fo:padding-left="0.102cm" fo:padding-right="0.102cm"/>
      <style:paragraph-properties style:writing-mode="lr-tb"/>
    </style:style>
    <style:style style:name="gr27" style:family="graphic" style:parent-style-name="standard">
      <style:graphic-properties draw:stroke="none" draw:fill="none" fo:min-height="1.008cm" fo:min-width="2.54cm" fo:padding-top="0.101cm" fo:padding-bottom="0.101cm" fo:padding-left="0.101cm" fo:padding-right="0.101cm"/>
      <style:paragraph-properties style:writing-mode="lr-tb"/>
    </style:style>
    <style:style style:name="gr28" style:family="graphic" style:parent-style-name="standard">
      <style:graphic-properties draw:stroke="none" draw:fill="none" fo:min-height="35.167cm" fo:min-width="2.54cm" fo:padding-top="0.101cm" fo:padding-bottom="0.101cm" fo:padding-left="0.101cm" fo:padding-right="0.101cm"/>
      <style:paragraph-properties style:writing-mode="lr-tb"/>
    </style:style>
    <style:style style:name="gr29" style:family="graphic" style:parent-style-name="standard">
      <style:graphic-properties draw:stroke="none" draw:fill="none" draw:textarea-vertical-align="bottom" fo:min-height="0.917cm" fo:min-width="2.54cm" fo:padding-top="0.101cm" fo:padding-bottom="0.101cm" fo:padding-left="0.101cm" fo:padding-right="0.101cm"/>
      <style:paragraph-properties style:writing-mode="lr-tb"/>
    </style:style>
    <style:style style:name="gr30" style:family="graphic" style:parent-style-name="standard">
      <style:graphic-properties draw:stroke="none" draw:fill="bitmap" draw:fill-color="#b4cdcf" draw:fill-image-name="_32_0_20_Percent" draw:opacity="100%" draw:shadow="hidden"/>
    </style:style>
    <style:style style:name="gr31" style:family="graphic" style:parent-style-name="standard">
      <style:graphic-properties draw:stroke="none" draw:fill="solid" draw:fill-color="#438086" draw:opacity="100%" draw:shadow="hidden"/>
    </style:style>
    <style:style style:name="gr32" style:family="graphic" style:parent-style-name="standard">
      <style:graphic-properties draw:stroke="none" draw:fill="none" fo:min-height="1.225cm" fo:min-width="2.54cm" fo:padding-top="0.102cm" fo:padding-bottom="0.102cm" fo:padding-left="0.102cm" fo:padding-right="0.102cm"/>
      <style:paragraph-properties style:writing-mode="lr-tb"/>
    </style:style>
    <style:style style:name="gr33" style:family="graphic" style:parent-style-name="standard">
      <style:graphic-properties draw:stroke="none" draw:fill="none" fo:min-height="17.441cm" fo:min-width="2.54cm" fo:padding-top="0.102cm" fo:padding-bottom="0.102cm" fo:padding-left="0.102cm" fo:padding-right="0.102cm"/>
      <style:paragraph-properties style:writing-mode="lr-tb"/>
    </style:style>
    <style:style style:name="gr34" style:family="graphic" style:parent-style-name="standard">
      <style:graphic-properties draw:stroke="none" draw:fill="solid" draw:fill-color="#b4cdcf" draw:opacity="100%" draw:shadow="hidden"/>
    </style:style>
    <style:style style:name="gr35" style:family="graphic" style:parent-style-name="standard">
      <style:graphic-properties draw:stroke="none" draw:fill="none" fo:min-height="18.994cm" fo:min-width="2.54cm" fo:padding-top="0.101cm" fo:padding-bottom="0.101cm" fo:padding-left="0.101cm" fo:padding-right="0.101cm"/>
      <style:paragraph-properties style:writing-mode="lr-tb"/>
    </style:style>
    <style:style style:name="gr36" style:family="graphic" style:parent-style-name="standard">
      <style:graphic-properties draw:stroke="none" draw:fill="none" draw:textarea-vertical-align="bottom" fo:min-height="0.823cm" fo:min-width="2.54cm" fo:padding-top="0.101cm" fo:padding-bottom="0.101cm" fo:padding-left="0.101cm" fo:padding-right="0.101cm"/>
    </style:style>
    <style:style style:name="gr37" style:family="graphic" style:parent-style-name="standard">
      <style:graphic-properties draw:stroke="none" draw:fill="none" fo:min-height="1.034cm" fo:min-width="2.54cm" fo:padding-top="0.102cm" fo:padding-bottom="0.102cm" fo:padding-left="0.102cm" fo:padding-right="0.102cm"/>
      <style:paragraph-properties style:writing-mode="lr-tb"/>
    </style:style>
    <style:style style:name="gr38" style:family="graphic" style:parent-style-name="standard">
      <style:graphic-properties draw:stroke="solid" svg:stroke-width="0.026cm" svg:stroke-color="#438086" draw:fill="none" fo:padding-top="0.138cm" fo:padding-bottom="0.138cm" fo:padding-left="0.263cm" fo:padding-right="0.263cm"/>
    </style:style>
    <style:style style:name="gr39" style:family="graphic" style:parent-style-name="standard">
      <style:graphic-properties draw:stroke="solid" svg:stroke-width="0.026cm" svg:stroke-color="#000000" draw:fill="none" fo:padding-top="0.138cm" fo:padding-bottom="0.138cm" fo:padding-left="0.263cm" fo:padding-right="0.263cm"/>
    </style:style>
    <style:style style:name="P1" style:family="paragraph">
      <loext:graphic-properties draw:fill="bitmap" draw:fill-image-name="Bitmap_5f_0" draw:fill-image-ref-point="top-left"/>
    </style:style>
    <style:style style:name="P2" style:family="paragraph">
      <loext:graphic-properties draw:fill="bitmap" draw:fill-color="#729fcf" draw:fill-image-name="_32_0_20_Percent" draw:opacity="100%"/>
    </style:style>
    <style:style style:name="P3" style:family="paragraph">
      <style:paragraph-properties fo:line-height="114%" fo:text-align="start"/>
    </style:style>
    <style:style style:name="P4" style:family="paragraph">
      <loext:graphic-properties draw:fill="none"/>
    </style:style>
    <style:style style:name="P5" style:family="paragraph">
      <loext:graphic-properties draw:fill="solid" draw:fill-color="#424456" draw:opacity="100%"/>
    </style:style>
    <style:style style:name="P6" style:family="paragraph">
      <loext:graphic-properties draw:fill="solid" draw:fill-color="#ffffff" draw:opacity="100%"/>
    </style:style>
    <style:style style:name="P7" style:family="paragraph">
      <style:paragraph-properties fo:text-align="start"/>
    </style:style>
    <style:style style:name="P8" style:family="paragraph">
      <style:paragraph-properties fo:margin-top="0cm" fo:margin-bottom="0.318cm" fo:text-align="start"/>
    </style:style>
    <style:style style:name="P9" style:family="paragraph">
      <loext:graphic-properties draw:fill="bitmap" draw:fill-image-name="Bitmap_5f_1" style:repeat="stretch" draw:fill-image-ref-point="top-left"/>
    </style:style>
    <style:style style:name="P10" style:family="paragraph">
      <loext:graphic-properties draw:fill="bitmap" draw:fill-image-name="Bitmap_5f_2" style:repeat="stretch" draw:fill-image-ref-point="top-left"/>
    </style:style>
    <style:style style:name="P11" style:family="paragraph">
      <loext:graphic-properties draw:fill="bitmap" draw:fill-image-name="Bitmap_5f_3" style:repeat="stretch" draw:fill-image-ref-point="top-left"/>
    </style:style>
    <style:style style:name="P12" style:family="paragraph">
      <loext:graphic-properties draw:fill="bitmap" draw:fill-image-name="Bitmap_5f_4" style:repeat="stretch" draw:fill-image-ref-point="top-left"/>
    </style:style>
    <style:style style:name="P13" style:family="paragraph">
      <loext:graphic-properties draw:fill="bitmap" draw:fill-image-name="Bitmap_5f_5" style:repeat="stretch" draw:fill-image-ref-point="top-left"/>
    </style:style>
    <style:style style:name="P14" style:family="paragraph">
      <loext:graphic-properties draw:fill="bitmap" draw:fill-color="#d9d9d9" draw:fill-image-name="_32_0_20_Percent" draw:opacity="100%"/>
    </style:style>
    <style:style style:name="P15" style:family="paragraph">
      <loext:graphic-properties draw:fill="bitmap" draw:fill-color="#b4cdcf" draw:fill-image-name="_32_0_20_Percent" draw:opacity="100%"/>
    </style:style>
    <style:style style:name="P16" style:family="paragraph">
      <loext:graphic-properties draw:fill="solid" draw:fill-color="#438086" draw:opacity="100%"/>
    </style:style>
    <style:style style:name="P17" style:family="paragraph">
      <style:paragraph-properties fo:margin-left="1cm" fo:margin-right="0cm" fo:text-align="start" fo:text-indent="-1cm"/>
    </style:style>
    <style:style style:name="P18" style:family="paragraph">
      <loext:graphic-properties draw:fill="solid" draw:fill-color="#b4cdcf" draw:opacity="100%"/>
    </style:style>
    <style:style style:name="T1" style:family="text">
      <style:text-properties fo:color="#000000" loext:opacity="100%" style:font-name="Arial1" fo:font-size="14pt" fo:language="en" fo:country="US" style:font-name-asian="Arial1" style:font-size-asian="14pt" style:font-name-complex="Arial1" style:font-size-complex="14pt"/>
    </style:style>
    <style:style style:name="T2" style:family="text">
      <style:text-properties fo:color="#000000" loext:opacity="100%" style:font-name="Arial1" fo:font-size="9pt" fo:language="en" fo:country="US" fo:font-weight="bold" style:font-name-asian="Arial1" style:font-size-asian="9pt" style:font-weight-asian="bold" style:font-name-complex="Arial1" style:font-size-complex="9pt" style:font-weight-complex="bold"/>
    </style:style>
    <style:style style:name="T3" style:family="text">
      <style:text-properties fo:color="#000000" loext:opacity="100%" style:font-name="Arial1" fo:font-size="14pt" fo:language="en" fo:country="US" fo:font-weight="bold" style:font-name-asian="Arial1" style:font-size-asian="14pt" style:font-weight-asian="bold" style:font-name-complex="Arial1" style:font-size-complex="14pt" style:font-weight-complex="bold"/>
    </style:style>
    <style:style style:name="T4" style:family="text">
      <style:text-properties fo:color="#000000" loext:opacity="100%" style:font-name="Times New Roman1" fo:font-size="11pt" fo:language="en" fo:country="US" fo:font-weight="bold" style:font-name-asian="Times New Roman1" style:font-size-asian="11pt" style:font-weight-asian="bold" style:font-name-complex="Times New Roman1" style:font-size-complex="11pt" style:font-weight-complex="bold"/>
    </style:style>
    <style:style style:name="T5" style:family="text">
      <style:text-properties fo:color="#000000" loext:opacity="100%" style:font-name="Times New Roman1" fo:font-size="14pt" fo:language="en" fo:country="US" fo:font-weight="bold" style:font-name-asian="Times New Roman1" style:font-size-asian="14pt" style:font-weight-asian="bold" style:font-name-complex="Times New Roman1" style:font-size-complex="14pt" style:font-weight-complex="bold"/>
    </style:style>
    <style:style style:name="T6" style:family="text">
      <style:text-properties fo:color="#b547b8" loext:opacity="100%" style:font-name="Times New Roman1" fo:font-size="14pt" fo:language="en" fo:country="US" style:text-underline-style="solid" style:text-underline-width="auto" style:text-underline-color="font-color" fo:font-weight="bold" style:text-underline-mode="continuous" style:text-overline-mode="continuous" style:text-line-through-mode="continuous" style:font-name-asian="Times New Roman1" style:font-size-asian="14pt" style:font-weight-asian="bold" style:font-name-complex="Times New Roman1" style:font-size-complex="14pt" style:font-weight-complex="bold"/>
    </style:style>
    <style:style style:name="T7" style:family="text">
      <style:text-properties fo:color="#000000" loext:opacity="100%" style:font-name="Times New Roman1" fo:font-size="14pt" fo:language="en" fo:country="US" style:font-name-asian="Times New Roman1" style:font-size-asian="14pt" style:font-name-complex="Times New Roman1" style:font-size-complex="14pt"/>
    </style:style>
    <style:style style:name="T8" style:family="text">
      <style:text-properties fo:color="#000000" loext:opacity="100%" style:font-name="Times New Roman1" fo:font-size="10pt" fo:language="en" fo:country="US" style:font-name-asian="Times New Roman1" style:font-size-asian="10pt" style:font-name-complex="Times New Roman1" style:font-size-complex="10pt"/>
    </style:style>
    <style:style style:name="T9" style:family="text">
      <style:text-properties fo:color="#000000" loext:opacity="100%" style:font-name="Times New Roman1" fo:font-size="24pt" fo:language="en" fo:country="US" fo:font-weight="bold" style:font-name-asian="Times New Roman1" style:font-size-asian="24pt" style:font-weight-asian="bold" style:font-name-complex="Times New Roman1" style:font-size-complex="24pt" style:font-weight-complex="bold"/>
    </style:style>
    <style:style style:name="T10" style:family="text">
      <style:text-properties fo:color="#000000" loext:opacity="100%" style:font-name="Times New Roman1" fo:font-size="16pt" fo:language="en" fo:country="US" fo:font-weight="bold" style:font-name-asian="Times New Roman1" style:font-size-asian="16pt" style:font-weight-asian="bold" style:font-name-complex="Times New Roman1" style:font-size-complex="16pt" style:font-weight-complex="bold"/>
    </style:style>
    <style:style style:name="T11" style:family="text">
      <style:text-properties fo:color="#000000" loext:opacity="100%" style:font-name="Times New Roman1" fo:font-size="12pt" fo:language="en" fo:country="US" style:font-name-asian="Times New Roman1" style:font-size-asian="12pt" style:font-name-complex="Times New Roman1" style:font-size-complex="12pt"/>
    </style:style>
    <style:style style:name="T12" style:family="text">
      <style:text-properties fo:color="#000000" loext:opacity="100%" style:font-name="Times New Roman1" fo:font-size="11pt" fo:language="en" fo:country="US" fo:font-style="italic" style:font-name-asian="Times New Roman1" style:font-size-asian="11pt" style:font-style-asian="italic" style:font-name-complex="Times New Roman1" style:font-size-complex="11pt" style:font-style-complex="italic"/>
    </style:style>
    <style:style style:name="T13" style:family="text">
      <style:text-properties fo:color="#b547b8" loext:opacity="100%" style:font-name="Times New Roman1" fo:font-size="14pt" fo:language="en" fo:country="US" style:text-underline-style="solid" style:text-underline-width="auto" style:text-underline-color="font-color" style:text-underline-mode="continuous" style:text-overline-mode="continuous" style:text-line-through-mode="continuous" style:font-name-asian="Times New Roman1" style:font-size-asian="14pt" style:font-name-complex="Times New Roman1" style:font-size-complex="14pt"/>
    </style:style>
    <style:style style:name="T14" style:family="text">
      <style:text-properties fo:color="#b547b8" loext:opacity="100%" style:font-name="Times New Roman1" fo:font-size="10pt" fo:language="en" fo:country="US" style:text-underline-style="solid" style:text-underline-width="auto" style:text-underline-color="font-color" style:text-underline-mode="continuous" style:text-overline-mode="continuous" style:text-line-through-mode="continuous" style:font-name-asian="Times New Roman1" style:font-size-asian="10pt" style:font-name-complex="Times New Roman1"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20.108cm" svg:height="121.92cm" svg:x="0cm" svg:y="0cm" svg:viewBox="0 0 20109 121921" draw:points="0,0 20109,0 20109,121921 0,121921">
          <text:p/>
        </draw:polygon>
        <draw:polygon draw:style-name="gr2" draw:text-style-name="P2" draw:layer="layout" svg:width="4.686cm" svg:height="37.235cm" svg:x="0.005cm" svg:y="2.717cm" svg:viewBox="0 0 4687 37236" draw:points="0,0 4687,0 4687,37236 0,37236">
          <text:p/>
        </draw:polygon>
        <draw:g>
          <draw:frame draw:style-name="gr3" draw:text-style-name="P4" draw:layer="layout" svg:width="3.782cm" svg:height="0.837cm" svg:x="0.71cm" svg:y="2.953cm">
            <draw:text-box>
              <text:p text:style-name="P3"><text:span text:style-name="T1">The Boxer App </text:span></text:p>
            </draw:text-box>
          </draw:frame>
          <draw:g>
            <draw:path draw:style-name="gr4" draw:text-style-name="P5" draw:layer="layout" svg:width="0.212cm" svg:height="0.212cm" svg:x="0.391cm" svg:y="3.265cm" svg:viewBox="0 0 213 213" svg:d="M213 106l-213 107v-213zM213 106z">
              <text:p/>
            </draw:path>
            <draw:polygon draw:style-name="gr5" draw:text-style-name="P4" draw:layer="layout" svg:width="0.212cm" svg:height="0.212cm" svg:x="0.391cm" svg:y="3.265cm" svg:viewBox="0 0 213 213" draw:points="213,106 0,213 0,0">
              <text:p/>
            </draw:polygon>
          </draw:g>
          <draw:frame draw:style-name="gr3" draw:text-style-name="P4" draw:layer="layout" svg:width="3.782cm" svg:height="0.826cm" svg:x="0.71cm" svg:y="3.847cm">
            <draw:text-box>
              <text:p text:style-name="P3"><text:span text:style-name="T2">How It Works </text:span></text:p>
            </draw:text-box>
          </draw:frame>
          <draw:g>
            <draw:path draw:style-name="gr6" draw:text-style-name="P6" draw:layer="layout" svg:width="0.212cm" svg:height="0.212cm" svg:x="0.391cm" svg:y="4.154cm" svg:viewBox="0 0 213 213" svg:d="M213 106l-213 107v-213zM213 106z">
              <text:p/>
            </draw:path>
            <draw:polygon draw:style-name="gr5" draw:text-style-name="P4" draw:layer="layout" svg:width="0.212cm" svg:height="0.212cm" svg:x="0.391cm" svg:y="4.154cm" svg:viewBox="0 0 213 213" draw:points="213,106 0,213 0,0">
              <text:p/>
            </draw:polygon>
          </draw:g>
          <draw:frame draw:style-name="gr3" draw:text-style-name="P4" draw:layer="layout" svg:width="3.782cm" svg:height="0.826cm" svg:x="0.71cm" svg:y="4.736cm">
            <draw:text-box>
              <text:p text:style-name="P3"><text:span text:style-name="T2">Example Videos </text:span></text:p>
            </draw:text-box>
          </draw:frame>
          <draw:g>
            <draw:path draw:style-name="gr6" draw:text-style-name="P6" draw:layer="layout" svg:width="0.212cm" svg:height="0.212cm" svg:x="0.391cm" svg:y="5.043cm" svg:viewBox="0 0 213 213" svg:d="M213 106l-213 107v-213zM213 106z">
              <text:p/>
            </draw:path>
            <draw:polygon draw:style-name="gr5" draw:text-style-name="P4" draw:layer="layout" svg:width="0.212cm" svg:height="0.212cm" svg:x="0.391cm" svg:y="5.043cm" svg:viewBox="0 0 213 213" draw:points="213,106 0,213 0,0">
              <text:p/>
            </draw:polygon>
          </draw:g>
          <draw:frame draw:style-name="gr3" draw:text-style-name="P4" draw:layer="layout" svg:width="3.782cm" svg:height="0.826cm" svg:x="0.71cm" svg:y="5.625cm">
            <draw:text-box>
              <text:p text:style-name="P3"><text:span text:style-name="T2">Credits </text:span></text:p>
            </draw:text-box>
          </draw:frame>
          <draw:g>
            <draw:path draw:style-name="gr6" draw:text-style-name="P6" draw:layer="layout" svg:width="0.212cm" svg:height="0.212cm" svg:x="0.391cm" svg:y="5.932cm" svg:viewBox="0 0 213 213" svg:d="M213 106l-213 107v-213zM213 106z">
              <text:p/>
            </draw:path>
            <draw:polygon draw:style-name="gr5" draw:text-style-name="P4" draw:layer="layout" svg:width="0.212cm" svg:height="0.212cm" svg:x="0.391cm" svg:y="5.932cm" svg:viewBox="0 0 213 213" draw:points="213,106 0,213 0,0">
              <text:p/>
            </draw:polygon>
          </draw:g>
          <draw:frame draw:style-name="gr7" draw:text-style-name="P4" draw:layer="layout" svg:width="3.782cm" svg:height="1.141cm" svg:x="0.71cm" svg:y="6.357cm">
            <draw:text-box>
              <text:p/>
            </draw:text-box>
          </draw:frame>
          <draw:g>
            <draw:path draw:style-name="gr6" draw:text-style-name="P6" draw:layer="layout" svg:width="0.212cm" svg:height="0.212cm" svg:x="0.391cm" svg:y="6.821cm" svg:viewBox="0 0 213 213" svg:d="M213 106l-213 107v-213zM213 106z">
              <text:p/>
            </draw:path>
            <draw:polygon draw:style-name="gr5" draw:text-style-name="P4" draw:layer="layout" svg:width="0.212cm" svg:height="0.212cm" svg:x="0.391cm" svg:y="6.821cm" svg:viewBox="0 0 213 213" draw:points="213,106 0,213 0,0">
              <text:p/>
            </draw:polygon>
          </draw:g>
          <draw:frame draw:style-name="gr7" draw:text-style-name="P4" draw:layer="layout" svg:width="3.782cm" svg:height="1.141cm" svg:x="0.71cm" svg:y="7.246cm">
            <draw:text-box>
              <text:p/>
            </draw:text-box>
          </draw:frame>
          <draw:g>
            <draw:path draw:style-name="gr6" draw:text-style-name="P6" draw:layer="layout" svg:width="0.212cm" svg:height="0.212cm" svg:x="0.391cm" svg:y="7.71cm" svg:viewBox="0 0 213 213" svg:d="M213 106l-213 107v-213zM213 106z">
              <text:p/>
            </draw:path>
            <draw:polygon draw:style-name="gr5" draw:text-style-name="P4" draw:layer="layout" svg:width="0.212cm" svg:height="0.212cm" svg:x="0.391cm" svg:y="7.71cm" svg:viewBox="0 0 213 213" draw:points="213,106 0,213 0,0">
              <text:p/>
            </draw:polygon>
          </draw:g>
          <draw:frame draw:style-name="gr7" draw:text-style-name="P4" draw:layer="layout" svg:width="3.782cm" svg:height="1.141cm" svg:x="0.71cm" svg:y="8.135cm">
            <draw:text-box>
              <text:p/>
            </draw:text-box>
          </draw:frame>
          <draw:g>
            <draw:path draw:style-name="gr6" draw:text-style-name="P6" draw:layer="layout" svg:width="0.212cm" svg:height="0.212cm" svg:x="0.391cm" svg:y="8.599cm" svg:viewBox="0 0 213 213" svg:d="M213 106l-213 107v-213zM213 106z">
              <text:p/>
            </draw:path>
            <draw:polygon draw:style-name="gr5" draw:text-style-name="P4" draw:layer="layout" svg:width="0.212cm" svg:height="0.212cm" svg:x="0.391cm" svg:y="8.599cm" svg:viewBox="0 0 213 213" draw:points="213,106 0,213 0,0">
              <text:p/>
            </draw:polygon>
          </draw:g>
          <draw:frame draw:style-name="gr7" draw:text-style-name="P4" draw:layer="layout" svg:width="3.782cm" svg:height="1.141cm" svg:x="0.71cm" svg:y="9.024cm">
            <draw:text-box>
              <text:p/>
            </draw:text-box>
          </draw:frame>
          <draw:g>
            <draw:path draw:style-name="gr6" draw:text-style-name="P6" draw:layer="layout" svg:width="0.212cm" svg:height="0.212cm" svg:x="0.391cm" svg:y="9.488cm" svg:viewBox="0 0 213 213" svg:d="M213 106l-213 107v-213zM213 106z">
              <text:p/>
            </draw:path>
            <draw:polygon draw:style-name="gr5" draw:text-style-name="P4" draw:layer="layout" svg:width="0.212cm" svg:height="0.212cm" svg:x="0.391cm" svg:y="9.488cm" svg:viewBox="0 0 213 213" draw:points="213,106 0,213 0,0">
              <text:p/>
            </draw:polygon>
          </draw:g>
          <draw:frame draw:style-name="gr7" draw:text-style-name="P4" draw:layer="layout" svg:width="3.782cm" svg:height="1.141cm" svg:x="0.71cm" svg:y="9.913cm">
            <draw:text-box>
              <text:p/>
            </draw:text-box>
          </draw:frame>
          <draw:g>
            <draw:path draw:style-name="gr6" draw:text-style-name="P6" draw:layer="layout" svg:width="0.212cm" svg:height="0.212cm" svg:x="0.391cm" svg:y="10.377cm" svg:viewBox="0 0 213 213" svg:d="M213 106l-213 107v-213zM213 106z">
              <text:p/>
            </draw:path>
            <draw:polygon draw:style-name="gr5" draw:text-style-name="P4" draw:layer="layout" svg:width="0.212cm" svg:height="0.212cm" svg:x="0.391cm" svg:y="10.377cm" svg:viewBox="0 0 213 213" draw:points="213,106 0,213 0,0">
              <text:p/>
            </draw:polygon>
          </draw:g>
          <draw:frame draw:style-name="gr7" draw:text-style-name="P4" draw:layer="layout" svg:width="3.782cm" svg:height="1.141cm" svg:x="0.71cm" svg:y="10.802cm">
            <draw:text-box>
              <text:p/>
            </draw:text-box>
          </draw:frame>
          <draw:g>
            <draw:path draw:style-name="gr6" draw:text-style-name="P6" draw:layer="layout" svg:width="0.212cm" svg:height="0.212cm" svg:x="0.391cm" svg:y="11.266cm" svg:viewBox="0 0 213 213" svg:d="M213 106l-213 107v-213zM213 106z">
              <text:p/>
            </draw:path>
            <draw:polygon draw:style-name="gr5" draw:text-style-name="P4" draw:layer="layout" svg:width="0.212cm" svg:height="0.212cm" svg:x="0.391cm" svg:y="11.266cm" svg:viewBox="0 0 213 213" draw:points="213,106 0,213 0,0">
              <text:p/>
            </draw:polygon>
          </draw:g>
          <draw:frame draw:style-name="gr7" draw:text-style-name="P4" draw:layer="layout" svg:width="3.782cm" svg:height="1.141cm" svg:x="0.71cm" svg:y="11.691cm">
            <draw:text-box>
              <text:p/>
            </draw:text-box>
          </draw:frame>
          <draw:g>
            <draw:path draw:style-name="gr6" draw:text-style-name="P6" draw:layer="layout" svg:width="0.212cm" svg:height="0.212cm" svg:x="0.391cm" svg:y="12.155cm" svg:viewBox="0 0 213 213" svg:d="M213 106l-213 107v-213zM213 106z">
              <text:p/>
            </draw:path>
            <draw:polygon draw:style-name="gr5" draw:text-style-name="P4" draw:layer="layout" svg:width="0.212cm" svg:height="0.212cm" svg:x="0.391cm" svg:y="12.155cm" svg:viewBox="0 0 213 213" draw:points="213,106 0,213 0,0">
              <text:p/>
            </draw:polygon>
          </draw:g>
          <draw:frame draw:style-name="gr7" draw:text-style-name="P4" draw:layer="layout" svg:width="3.782cm" svg:height="1.141cm" svg:x="0.71cm" svg:y="12.58cm">
            <draw:text-box>
              <text:p/>
            </draw:text-box>
          </draw:frame>
          <draw:g>
            <draw:path draw:style-name="gr6" draw:text-style-name="P6" draw:layer="layout" svg:width="0.212cm" svg:height="0.212cm" svg:x="0.391cm" svg:y="13.044cm" svg:viewBox="0 0 213 213" svg:d="M213 106l-213 107v-213zM213 106z">
              <text:p/>
            </draw:path>
            <draw:polygon draw:style-name="gr5" draw:text-style-name="P4" draw:layer="layout" svg:width="0.212cm" svg:height="0.212cm" svg:x="0.391cm" svg:y="13.044cm" svg:viewBox="0 0 213 213" draw:points="213,106 0,213 0,0">
              <text:p/>
            </draw:polygon>
          </draw:g>
        </draw:g>
        <draw:frame draw:style-name="gr8" draw:text-style-name="P4" draw:layer="layout" svg:width="11.915cm" svg:height="1.005cm" svg:x="4.913cm" svg:y="0.609cm">
          <draw:text-box>
            <text:p text:style-name="P7"><text:span text:style-name="T3">The Underpant Coder </text:span></text:p>
          </draw:text-box>
        </draw:frame>
        <draw:frame draw:style-name="gr9" draw:text-style-name="P4" draw:layer="layout" svg:width="11.915cm" svg:height="0.637cm" svg:x="4.913cm" svg:y="1.614cm">
          <draw:text-box>
            <text:p text:style-name="P7"><text:span text:style-name="T4"># </text:span></text:p>
          </draw:text-box>
        </draw:frame>
        <draw:frame draw:style-name="gr10" draw:text-style-name="P4" draw:layer="layout" svg:width="14.742cm" svg:height="2.547cm" svg:x="4.974cm" svg:y="2.665cm">
          <draw:text-box>
            <text:p text:style-name="P7"><text:span text:style-name="T5">Whats New: </text:span><text:span text:style-name="T6">#</text:span><text:span text:style-name="T5"> </text:span></text:p>
            <text:p text:style-name="P7"><text:span text:style-name="T5"/></text:p>
            <text:p text:style-name="P7"><text:span text:style-name="T5">The Boxer App is now available in the Play Store </text:span></text:p>
            <text:p text:style-name="P7"><text:span text:style-name="T4"/></text:p>
          </draw:text-box>
        </draw:frame>
        <draw:frame draw:style-name="gr11" draw:text-style-name="P4" draw:layer="layout" svg:width="14.747cm" svg:height="3.023cm" svg:x="4.996cm" svg:y="5.924cm">
          <draw:text-box>
            <text:p text:style-name="P8"><text:span text:style-name="T7">The Boxer App uses a 3D game engine to give realistic boxing. </text:span></text:p>
            <text:p text:style-name="P8"><text:span text:style-name="T7">You can watch 2 boxers fight it out, or try boxing yourself. </text:span></text:p>
            <text:p text:style-name="P8"><text:span text:style-name="T7">And if you find you cannot compete, you have a few extras to help you out... </text:span></text:p>
          </draw:text-box>
        </draw:frame>
        <draw:frame draw:style-name="gr12" draw:text-style-name="P4" draw:layer="layout" svg:width="7.238cm" svg:height="0.652cm" svg:x="4.983cm" svg:y="39.247cm">
          <draw:text-box>
            <text:p text:style-name="P7"><text:span text:style-name="T8">Last Updated 2023-01-31 </text:span></text:p>
          </draw:text-box>
        </draw:frame>
        <draw:line draw:style-name="gr13" draw:text-style-name="P4" draw:layer="layout" svg:x1="4.957cm" svg:y1="5.612cm" svg:x2="19.716cm" svg:y2="5.612cm">
          <text:p/>
        </draw:line>
        <draw:polygon draw:style-name="gr14" draw:text-style-name="P9" draw:layer="layout" svg:width="19.694cm" svg:height="0.502cm" svg:x="0.087cm" svg:y="0.07cm" svg:viewBox="0 0 19695 503" draw:points="0,0 19695,0 19695,503 0,503">
          <text:p/>
        </draw:polygon>
        <draw:polygon draw:style-name="gr15" draw:text-style-name="P10" draw:layer="layout" svg:width="14.76cm" svg:height="9.532cm" svg:x="4.983cm" svg:y="9.149cm" svg:viewBox="0 0 14761 9533" draw:points="0,0 14761,0 14761,9533 0,9533">
          <text:p/>
        </draw:polygon>
        <draw:polygon draw:style-name="gr16" draw:text-style-name="P11" draw:layer="layout" svg:width="14.76cm" svg:height="7.149cm" svg:x="4.957cm" svg:y="19.018cm" svg:viewBox="0 0 14761 7150" draw:points="0,0 14761,0 14761,7150 0,7150">
          <text:p/>
        </draw:polygon>
        <draw:g>
          <draw:polygon draw:style-name="gr17" draw:text-style-name="P12" draw:layer="layout" svg:width="1.905cm" svg:height="1.905cm" svg:x="1.495cm" svg:y="0.661cm" svg:viewBox="0 0 1906 1906" draw:points="0,0 1906,0 1906,1906 0,1906">
            <text:p/>
          </draw:polygon>
        </draw:g>
        <draw:polygon draw:style-name="gr18" draw:text-style-name="P13" draw:layer="layout" svg:width="14.867cm" svg:height="7.218cm" svg:x="4.913cm" svg:y="26.452cm" svg:viewBox="0 0 14868 7219" draw:points="0,0 14868,0 14868,7219 0,7219">
          <text:p/>
        </draw:polygon>
      </draw:page>
      <draw:page draw:name="page2" draw:style-name="dp1" draw:master-page-name="PM1">
        <draw:polygon draw:style-name="gr1" draw:text-style-name="P1" draw:layer="layout" svg:width="20.108cm" svg:height="121.92cm" svg:x="0cm" svg:y="0cm" svg:viewBox="0 0 20109 121921" draw:points="0,0 20109,0 20109,121921 0,121921">
          <text:p/>
        </draw:polygon>
        <draw:polygon draw:style-name="gr19" draw:text-style-name="P14" draw:layer="layout" svg:width="4.686cm" svg:height="37.252cm" svg:x="0.005cm" svg:y="2.701cm" svg:viewBox="0 0 4687 37253" draw:points="0,0 4687,0 4687,37253 0,37253">
          <text:p/>
        </draw:polygon>
        <draw:g>
          <draw:polygon draw:style-name="gr20" draw:text-style-name="P4" draw:layer="layout" svg:width="4.445cm" svg:height="0.933cm" svg:x="0.065cm" svg:y="2.874cm" svg:viewBox="0 0 4446 934" draw:points="0,0 4446,0 4446,934 0,934">
            <text:p/>
          </draw:polygon>
          <draw:g>
            <draw:polygon draw:style-name="gr20" draw:text-style-name="P4" draw:layer="layout" svg:width="3.782cm" svg:height="0.87cm" svg:x="0.555cm" svg:y="2.906cm" svg:viewBox="0 0 3783 871" draw:points="0,0 3783,0 3783,871 0,871">
              <text:p/>
            </draw:polygon>
            <draw:frame draw:style-name="gr21" draw:text-style-name="P4" draw:layer="layout" svg:width="3.782cm" svg:height="0.781cm" svg:x="0.555cm" svg:y="2.994cm">
              <draw:text-box>
                <text:p text:style-name="P3"><text:span text:style-name="T2">The Boxer App </text:span></text:p>
              </draw:text-box>
            </draw:frame>
          </draw:g>
          <draw:polygon draw:style-name="gr20" draw:text-style-name="P4" draw:layer="layout" svg:width="0.212cm" svg:height="0.212cm" svg:x="0.236cm" svg:y="3.257cm" svg:viewBox="0 0 213 213" draw:points="213,106 0,213 0,0">
            <text:p/>
          </draw:polygon>
          <draw:polygon draw:style-name="gr20" draw:text-style-name="P4" draw:layer="layout" svg:width="4.445cm" svg:height="0.933cm" svg:x="0.065cm" svg:y="2.874cm" svg:viewBox="0 0 4446 934" draw:points="0,0 4446,0 4446,934 0,934">
            <text:p/>
          </draw:polygon>
          <draw:g>
            <draw:polygon draw:style-name="gr20" draw:text-style-name="P4" draw:layer="layout" svg:width="3.782cm" svg:height="0.87cm" svg:x="0.555cm" svg:y="3.795cm" svg:viewBox="0 0 3783 871" draw:points="0,0 3783,0 3783,871 0,871">
              <text:p/>
            </draw:polygon>
            <draw:frame draw:style-name="gr21" draw:text-style-name="P4" draw:layer="layout" svg:width="3.782cm" svg:height="0.837cm" svg:x="0.555cm" svg:y="3.855cm">
              <draw:text-box>
                <text:p text:style-name="P3"><text:span text:style-name="T1">How It Works </text:span></text:p>
              </draw:text-box>
            </draw:frame>
          </draw:g>
          <draw:polygon draw:style-name="gr20" draw:text-style-name="P4" draw:layer="layout" svg:width="0.212cm" svg:height="0.212cm" svg:x="0.236cm" svg:y="4.146cm" svg:viewBox="0 0 213 213" draw:points="213,106 0,213 0,0">
            <text:p/>
          </draw:polygon>
          <draw:g>
            <draw:polygon draw:style-name="gr20" draw:text-style-name="P4" draw:layer="layout" svg:width="3.782cm" svg:height="0.87cm" svg:x="0.555cm" svg:y="4.684cm" svg:viewBox="0 0 3783 871" draw:points="0,0 3783,0 3783,871 0,871">
              <text:p/>
            </draw:polygon>
            <draw:frame draw:style-name="gr21" draw:text-style-name="P4" draw:layer="layout" svg:width="3.782cm" svg:height="0.781cm" svg:x="0.555cm" svg:y="4.772cm">
              <draw:text-box>
                <text:p text:style-name="P3"><text:span text:style-name="T2">Example Videos </text:span></text:p>
              </draw:text-box>
            </draw:frame>
          </draw:g>
          <draw:polygon draw:style-name="gr20" draw:text-style-name="P4" draw:layer="layout" svg:width="0.212cm" svg:height="0.212cm" svg:x="0.236cm" svg:y="5.035cm" svg:viewBox="0 0 213 213" draw:points="213,106 0,213 0,0">
            <text:p/>
          </draw:polygon>
          <draw:polygon draw:style-name="gr20" draw:text-style-name="P4" draw:layer="layout" svg:width="4.445cm" svg:height="0.933cm" svg:x="0.065cm" svg:y="4.652cm" svg:viewBox="0 0 4446 934" draw:points="0,0 4446,0 4446,934 0,934">
            <text:p/>
          </draw:polygon>
          <draw:g>
            <draw:polygon draw:style-name="gr20" draw:text-style-name="P4" draw:layer="layout" svg:width="3.782cm" svg:height="0.87cm" svg:x="0.555cm" svg:y="5.573cm" svg:viewBox="0 0 3783 871" draw:points="0,0 3783,0 3783,871 0,871">
              <text:p/>
            </draw:polygon>
            <draw:frame draw:style-name="gr21" draw:text-style-name="P4" draw:layer="layout" svg:width="3.782cm" svg:height="0.781cm" svg:x="0.555cm" svg:y="5.661cm">
              <draw:text-box>
                <text:p text:style-name="P3"><text:span text:style-name="T2">Credits </text:span></text:p>
              </draw:text-box>
            </draw:frame>
          </draw:g>
          <draw:polygon draw:style-name="gr20" draw:text-style-name="P4" draw:layer="layout" svg:width="0.212cm" svg:height="0.212cm" svg:x="0.236cm" svg:y="5.924cm" svg:viewBox="0 0 213 213" draw:points="213,106 0,213 0,0">
            <text:p/>
          </draw:polygon>
          <draw:polygon draw:style-name="gr20" draw:text-style-name="P4" draw:layer="layout" svg:width="4.445cm" svg:height="0.933cm" svg:x="0.065cm" svg:y="5.541cm" svg:viewBox="0 0 4446 934" draw:points="0,0 4446,0 4446,934 0,934">
            <text:p/>
          </draw:polygon>
          <draw:g>
            <draw:polygon draw:style-name="gr20" draw:text-style-name="P4" draw:layer="layout" svg:width="3.782cm" svg:height="0.87cm" svg:x="0.555cm" svg:y="6.462cm" svg:viewBox="0 0 3783 871" draw:points="0,0 3783,0 3783,871 0,871">
              <text:p/>
            </draw:polygon>
            <draw:frame draw:style-name="gr22" draw:text-style-name="P4" draw:layer="layout" svg:width="3.782cm" svg:height="1.141cm" svg:x="0.555cm" svg:y="6.37cm">
              <draw:text-box>
                <text:p/>
              </draw:text-box>
            </draw:frame>
          </draw:g>
          <draw:polygon draw:style-name="gr20" draw:text-style-name="P4" draw:layer="layout" svg:width="0.212cm" svg:height="0.212cm" svg:x="0.236cm" svg:y="6.813cm" svg:viewBox="0 0 213 213" draw:points="213,106 0,213 0,0">
            <text:p/>
          </draw:polygon>
          <draw:polygon draw:style-name="gr20" draw:text-style-name="P4" draw:layer="layout" svg:width="4.445cm" svg:height="0.933cm" svg:x="0.065cm" svg:y="6.43cm" svg:viewBox="0 0 4446 934" draw:points="0,0 4446,0 4446,934 0,934">
            <text:p/>
          </draw:polygon>
          <draw:g>
            <draw:polygon draw:style-name="gr20" draw:text-style-name="P4" draw:layer="layout" svg:width="3.782cm" svg:height="0.87cm" svg:x="0.555cm" svg:y="7.351cm" svg:viewBox="0 0 3783 871" draw:points="0,0 3783,0 3783,871 0,871">
              <text:p/>
            </draw:polygon>
            <draw:frame draw:style-name="gr22" draw:text-style-name="P4" draw:layer="layout" svg:width="3.782cm" svg:height="1.141cm" svg:x="0.555cm" svg:y="7.259cm">
              <draw:text-box>
                <text:p/>
              </draw:text-box>
            </draw:frame>
          </draw:g>
          <draw:polygon draw:style-name="gr20" draw:text-style-name="P4" draw:layer="layout" svg:width="0.212cm" svg:height="0.212cm" svg:x="0.236cm" svg:y="7.702cm" svg:viewBox="0 0 213 213" draw:points="213,106 0,213 0,0">
            <text:p/>
          </draw:polygon>
          <draw:polygon draw:style-name="gr20" draw:text-style-name="P4" draw:layer="layout" svg:width="4.445cm" svg:height="0.933cm" svg:x="0.065cm" svg:y="7.319cm" svg:viewBox="0 0 4446 934" draw:points="0,0 4446,0 4446,934 0,934">
            <text:p/>
          </draw:polygon>
          <draw:g>
            <draw:polygon draw:style-name="gr20" draw:text-style-name="P4" draw:layer="layout" svg:width="3.782cm" svg:height="0.87cm" svg:x="0.555cm" svg:y="8.24cm" svg:viewBox="0 0 3783 871" draw:points="0,0 3783,0 3783,871 0,871">
              <text:p/>
            </draw:polygon>
            <draw:frame draw:style-name="gr22" draw:text-style-name="P4" draw:layer="layout" svg:width="3.782cm" svg:height="1.141cm" svg:x="0.555cm" svg:y="8.148cm">
              <draw:text-box>
                <text:p/>
              </draw:text-box>
            </draw:frame>
          </draw:g>
          <draw:polygon draw:style-name="gr20" draw:text-style-name="P4" draw:layer="layout" svg:width="0.212cm" svg:height="0.212cm" svg:x="0.236cm" svg:y="8.591cm" svg:viewBox="0 0 213 213" draw:points="213,106 0,213 0,0">
            <text:p/>
          </draw:polygon>
          <draw:polygon draw:style-name="gr20" draw:text-style-name="P4" draw:layer="layout" svg:width="4.445cm" svg:height="0.933cm" svg:x="0.065cm" svg:y="8.208cm" svg:viewBox="0 0 4446 934" draw:points="0,0 4446,0 4446,934 0,934">
            <text:p/>
          </draw:polygon>
          <draw:g>
            <draw:polygon draw:style-name="gr20" draw:text-style-name="P4" draw:layer="layout" svg:width="3.782cm" svg:height="0.87cm" svg:x="0.555cm" svg:y="9.129cm" svg:viewBox="0 0 3783 871" draw:points="0,0 3783,0 3783,871 0,871">
              <text:p/>
            </draw:polygon>
            <draw:frame draw:style-name="gr22" draw:text-style-name="P4" draw:layer="layout" svg:width="3.782cm" svg:height="1.141cm" svg:x="0.555cm" svg:y="9.037cm">
              <draw:text-box>
                <text:p/>
              </draw:text-box>
            </draw:frame>
          </draw:g>
          <draw:polygon draw:style-name="gr20" draw:text-style-name="P4" draw:layer="layout" svg:width="0.212cm" svg:height="0.212cm" svg:x="0.236cm" svg:y="9.48cm" svg:viewBox="0 0 213 213" draw:points="213,106 0,213 0,0">
            <text:p/>
          </draw:polygon>
          <draw:polygon draw:style-name="gr20" draw:text-style-name="P4" draw:layer="layout" svg:width="4.445cm" svg:height="0.933cm" svg:x="0.065cm" svg:y="9.097cm" svg:viewBox="0 0 4446 934" draw:points="0,0 4446,0 4446,934 0,934">
            <text:p/>
          </draw:polygon>
          <draw:g>
            <draw:polygon draw:style-name="gr20" draw:text-style-name="P4" draw:layer="layout" svg:width="3.782cm" svg:height="0.87cm" svg:x="0.555cm" svg:y="10.018cm" svg:viewBox="0 0 3783 871" draw:points="0,0 3783,0 3783,871 0,871">
              <text:p/>
            </draw:polygon>
            <draw:frame draw:style-name="gr22" draw:text-style-name="P4" draw:layer="layout" svg:width="3.782cm" svg:height="1.141cm" svg:x="0.555cm" svg:y="9.926cm">
              <draw:text-box>
                <text:p/>
              </draw:text-box>
            </draw:frame>
          </draw:g>
          <draw:polygon draw:style-name="gr20" draw:text-style-name="P4" draw:layer="layout" svg:width="0.212cm" svg:height="0.212cm" svg:x="0.236cm" svg:y="10.369cm" svg:viewBox="0 0 213 213" draw:points="213,106 0,213 0,0">
            <text:p/>
          </draw:polygon>
          <draw:polygon draw:style-name="gr20" draw:text-style-name="P4" draw:layer="layout" svg:width="4.445cm" svg:height="0.933cm" svg:x="0.065cm" svg:y="9.986cm" svg:viewBox="0 0 4446 934" draw:points="0,0 4446,0 4446,934 0,934">
            <text:p/>
          </draw:polygon>
          <draw:g>
            <draw:polygon draw:style-name="gr20" draw:text-style-name="P4" draw:layer="layout" svg:width="3.782cm" svg:height="0.87cm" svg:x="0.555cm" svg:y="10.907cm" svg:viewBox="0 0 3783 871" draw:points="0,0 3783,0 3783,871 0,871">
              <text:p/>
            </draw:polygon>
            <draw:frame draw:style-name="gr22" draw:text-style-name="P4" draw:layer="layout" svg:width="3.782cm" svg:height="1.141cm" svg:x="0.555cm" svg:y="10.815cm">
              <draw:text-box>
                <text:p/>
              </draw:text-box>
            </draw:frame>
          </draw:g>
          <draw:polygon draw:style-name="gr20" draw:text-style-name="P4" draw:layer="layout" svg:width="0.212cm" svg:height="0.212cm" svg:x="0.236cm" svg:y="11.258cm" svg:viewBox="0 0 213 213" draw:points="213,106 0,213 0,0">
            <text:p/>
          </draw:polygon>
          <draw:polygon draw:style-name="gr20" draw:text-style-name="P4" draw:layer="layout" svg:width="4.445cm" svg:height="0.933cm" svg:x="0.065cm" svg:y="10.875cm" svg:viewBox="0 0 4446 934" draw:points="0,0 4446,0 4446,934 0,934">
            <text:p/>
          </draw:polygon>
          <draw:g>
            <draw:polygon draw:style-name="gr20" draw:text-style-name="P4" draw:layer="layout" svg:width="3.782cm" svg:height="0.87cm" svg:x="0.555cm" svg:y="11.796cm" svg:viewBox="0 0 3783 871" draw:points="0,0 3783,0 3783,871 0,871">
              <text:p/>
            </draw:polygon>
            <draw:frame draw:style-name="gr22" draw:text-style-name="P4" draw:layer="layout" svg:width="3.782cm" svg:height="1.141cm" svg:x="0.555cm" svg:y="11.704cm">
              <draw:text-box>
                <text:p/>
              </draw:text-box>
            </draw:frame>
          </draw:g>
          <draw:polygon draw:style-name="gr20" draw:text-style-name="P4" draw:layer="layout" svg:width="0.212cm" svg:height="0.212cm" svg:x="0.236cm" svg:y="12.147cm" svg:viewBox="0 0 213 213" draw:points="213,106 0,213 0,0">
            <text:p/>
          </draw:polygon>
          <draw:polygon draw:style-name="gr20" draw:text-style-name="P4" draw:layer="layout" svg:width="4.445cm" svg:height="0.933cm" svg:x="0.065cm" svg:y="11.764cm" svg:viewBox="0 0 4446 934" draw:points="0,0 4446,0 4446,934 0,934">
            <text:p/>
          </draw:polygon>
          <draw:g>
            <draw:polygon draw:style-name="gr20" draw:text-style-name="P4" draw:layer="layout" svg:width="3.782cm" svg:height="0.87cm" svg:x="0.555cm" svg:y="12.685cm" svg:viewBox="0 0 3783 871" draw:points="0,0 3783,0 3783,871 0,871">
              <text:p/>
            </draw:polygon>
            <draw:frame draw:style-name="gr22" draw:text-style-name="P4" draw:layer="layout" svg:width="3.782cm" svg:height="1.141cm" svg:x="0.555cm" svg:y="12.593cm">
              <draw:text-box>
                <text:p/>
              </draw:text-box>
            </draw:frame>
          </draw:g>
          <draw:polygon draw:style-name="gr20" draw:text-style-name="P4" draw:layer="layout" svg:width="0.212cm" svg:height="0.212cm" svg:x="0.236cm" svg:y="13.036cm" svg:viewBox="0 0 213 213" draw:points="213,106 0,213 0,0">
            <text:p/>
          </draw:polygon>
          <draw:polygon draw:style-name="gr20" draw:text-style-name="P4" draw:layer="layout" svg:width="4.445cm" svg:height="0.933cm" svg:x="0.065cm" svg:y="12.653cm" svg:viewBox="0 0 4446 934" draw:points="0,0 4446,0 4446,934 0,934">
            <text:p/>
          </draw:polygon>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g>
          <draw:polygon draw:style-name="gr17" draw:text-style-name="P12" draw:layer="layout" svg:width="1.905cm" svg:height="1.905cm" svg:x="1.495cm" svg:y="0.661cm" svg:viewBox="0 0 1906 1906" draw:points="0,0 1906,0 1906,1906 0,1906">
            <text:p/>
          </draw:polygon>
        </draw:g>
        <draw:frame draw:style-name="gr24" draw:text-style-name="P4" draw:layer="layout" svg:width="14.945cm" svg:height="1.446cm" svg:x="4.938cm" svg:y="2.918cm">
          <draw:text-box>
            <text:p text:style-name="P7"><text:span text:style-name="T9">The Boxer App: How It Works </text:span></text:p>
          </draw:text-box>
        </draw:frame>
        <draw:frame draw:style-name="gr25" draw:text-style-name="P4" draw:layer="layout" svg:width="7.296cm" svg:height="1.179cm" svg:x="4.944cm" svg:y="38.47cm">
          <draw:text-box>
            <text:p text:style-name="P7"><text:span text:style-name="T8">Last Updated 2023-01-31 </text:span></text:p>
          </draw:text-box>
        </draw:frame>
        <draw:line draw:style-name="gr13" draw:text-style-name="P4" draw:layer="layout" svg:x1="4.944cm" svg:y1="4.364cm" svg:x2="19.713cm" svg:y2="4.364cm">
          <text:p/>
        </draw:line>
        <draw:frame draw:style-name="gr26" draw:text-style-name="P4" draw:layer="layout" svg:width="14.908cm" svg:height="30.388cm" svg:x="4.944cm" svg:y="4.728cm">
          <draw:text-box>
            <text:p text:style-name="P7"><text:span text:style-name="T10">Automatic Mode </text:span></text:p>
            <text:p text:style-name="P7"><text:span text:style-name="T7">The boxers will fight in Automatic mode at startup, you can just watch. </text:span></text:p>
            <text:p text:style-name="P7"><text:span text:style-name="T7">Tapping Auto returns to automatic mode. </text:span></text:p>
            <text:p text:style-name="P7"><text:span text:style-name="T7"/></text:p>
            <text:p text:style-name="P7"><text:span text:style-name="T10">Fighting A Match </text:span></text:p>
            <text:p text:style-name="P7"><text:span text:style-name="T7">You can fight a match by using the 6 punch keys, tapping any starts a match. </text:span></text:p>
            <text:p text:style-name="P7"><text:span text:style-name="T7"/></text:p>
            <text:p text:style-name="P7"><text:span text:style-name="T7">You can score a knockdown with a clean punch to the jaw. But this is difficult, due to the blocking effect of the opponents arms and gloves. However, each punch landed counts. After a number of good body and head punches, eventually the boxer will collapse in a knockdown. </text:span></text:p>
            <text:p text:style-name="P7"><text:span text:style-name="T7"/></text:p>
            <text:p text:style-name="P7"><text:span text:style-name="T7">Test your skill and get your opponent on the floor more times than he gets you! </text:span></text:p>
            <text:p text:style-name="P7"><text:span text:style-name="T11"/></text:p>
            <text:p text:style-name="P7"><text:span text:style-name="T10">Changing The View </text:span></text:p>
            <text:p text:style-name="P7"><text:span text:style-name="T7">Initially you are in </text:span><text:span text:style-name="T5">Overview</text:span><text:span text:style-name="T7">. You can zoom in and out using pinch, or rotate using drag. For example, using pinch and drag you can get a view from above, and get a birds-eye view of the boxers fighting. But in Overview the view stays static where you left off. The viewing position does not move with the action. </text:span></text:p>
            <text:p text:style-name="P7"><text:span text:style-name="T7">By tapping the Switch-View button (looks like an eye) you can switch to </text:span><text:span text:style-name="T5">Action View. </text:span><text:span text:style-name="T7">Now the viewer follows the movement of the boxer. </text:span><text:span text:style-name="T5">Action View </text:span><text:span text:style-name="T7">is recommended for a boxing match. </text:span></text:p>
            <text:p text:style-name="P7"><text:span text:style-name="T7"/></text:p>
            <text:p text:style-name="P7"><text:span text:style-name="T10">Kicks </text:span></text:p>
            <text:p text:style-name="P7"><text:span text:style-name="T7">Not particularly sporting, but you can kick your opponent. He does not kick back. Quite often blocked if you fighting close-in, but if you land a kick, the opponent is in trouble! But he will get up pretty fast and come back fighting. One of the kicks is a punch-kick combo. </text:span></text:p>
            <text:p text:style-name="P7"><text:span text:style-name="T7"/></text:p>
            <text:p text:style-name="P7"><text:span text:style-name="T10">Throws </text:span></text:p>
            <text:p text:style-name="P7"><text:span text:style-name="T7">Not sporting at all, but you can throw your opponent. He does not throw back. Fling him against the ropes or even out of the ring. He sometimes has trouble squeezing back through the ropes! </text:span></text:p>
            <text:p text:style-name="P7"><text:span text:style-name="T7"/></text:p>
            <text:p text:style-name="P7"><text:span text:style-name="T10">Shooting </text:span></text:p>
            <text:p text:style-name="P7"><text:span text:style-name="T7">If in Action View, a shot will aim straight at your opponent. A hit is always a knockout. Even bullets left rolling around the ring will knockout a boxer if touched. In Overview the bullet will fire from the center of the screen. Pinch and drag to aim the bullet at your opponent. </text:span></text:p>
            <text:p text:style-name="P7"><text:span text:style-name="T7">Or if you have had enough boxing, shoot them both. </text:span></text:p>
            <text:p text:style-name="P7"><text:span text:style-name="T7"/></text:p>
            <text:p text:style-name="P7"><text:span text:style-name="T10">Sound </text:span></text:p>
            <text:p text:style-name="P7"><text:span text:style-name="T7">Sound effects are provided, which are mutable using the speaker button. </text:span></text:p>
            <text:p text:style-name="P7"><text:span text:style-name="T7"/></text:p>
            <text:p text:style-name="P7"><text:span text:style-name="T10">On/Off </text:span></text:p>
            <text:p text:style-name="P7"><text:span text:style-name="T7">The On/Off button kills the app. No warnings are given. </text:span></text:p>
            <text:p text:style-name="P7"><text:span text:style-name="T7"/></text:p>
          </draw:text-box>
        </draw:frame>
        <draw:polygon draw:style-name="gr14" draw:text-style-name="P9" draw:layer="layout" svg:width="19.976cm" svg:height="0.509cm" svg:x="0.065cm" svg:y="-0.005cm" svg:viewBox="0 0 19977 510" draw:points="0,0 19977,0 19977,510 0,510">
          <text:p/>
        </draw:polygon>
      </draw:page>
      <draw:page draw:name="page3" draw:style-name="dp1" draw:master-page-name="PM2">
        <draw:polygon draw:style-name="gr1" draw:text-style-name="P1" draw:layer="layout" svg:width="20.108cm" svg:height="121.92cm" svg:x="0cm" svg:y="0cm" svg:viewBox="0 0 20109 121921" draw:points="0,0 20109,0 20109,121921 0,121921">
          <text:p/>
        </draw:polygon>
        <draw:polygon draw:style-name="gr19" draw:text-style-name="P14" draw:layer="layout" svg:width="4.686cm" svg:height="37.333cm" svg:x="0.005cm" svg:y="2.701cm" svg:viewBox="0 0 4687 37334" draw:points="0,0 4687,0 4687,37334 0,37334">
          <text:p/>
        </draw:polygon>
        <draw:g>
          <draw:g>
            <draw:polygon draw:style-name="gr20" draw:text-style-name="P4" draw:layer="layout" svg:width="3.759cm" svg:height="0.87cm" svg:x="0.553cm" svg:y="2.906cm" svg:viewBox="0 0 3760 871" draw:points="0,0 3760,0 3760,871 0,871">
              <text:p/>
            </draw:polygon>
            <draw:frame draw:style-name="gr21" draw:text-style-name="P4" draw:layer="layout" svg:width="3.759cm" svg:height="0.781cm" svg:x="0.553cm" svg:y="2.994cm">
              <draw:text-box>
                <text:p text:style-name="P3"><text:span text:style-name="T2">The Boxer App </text:span></text:p>
              </draw:text-box>
            </draw:frame>
          </draw:g>
          <draw:g>
            <draw:path draw:style-name="gr6" draw:text-style-name="P6" draw:layer="layout" svg:width="0.21cm" svg:height="0.212cm" svg:x="0.235cm" svg:y="3.257cm" svg:viewBox="0 0 211 213" svg:d="M211 106l-211 107v-213zM211 106z">
              <text:p/>
            </draw:path>
            <draw:polygon draw:style-name="gr5" draw:text-style-name="P4" draw:layer="layout" svg:width="0.21cm" svg:height="0.212cm" svg:x="0.235cm" svg:y="3.257cm" svg:viewBox="0 0 211 213" draw:points="211,106 0,213 0,0">
              <text:p/>
            </draw:polygon>
          </draw:g>
          <draw:frame draw:style-name="gr3" draw:text-style-name="P4" draw:layer="layout" svg:width="3.759cm" svg:height="0.826cm" svg:x="0.553cm" svg:y="3.839cm">
            <draw:text-box>
              <text:p text:style-name="P3"><text:span text:style-name="T2">How It Works </text:span></text:p>
            </draw:text-box>
          </draw:frame>
          <draw:g>
            <draw:path draw:style-name="gr6" draw:text-style-name="P6" draw:layer="layout" svg:width="0.21cm" svg:height="0.212cm" svg:x="0.235cm" svg:y="4.146cm" svg:viewBox="0 0 211 213" svg:d="M211 106l-211 107v-213zM211 106z">
              <text:p/>
            </draw:path>
            <draw:polygon draw:style-name="gr5" draw:text-style-name="P4" draw:layer="layout" svg:width="0.21cm" svg:height="0.212cm" svg:x="0.235cm" svg:y="4.146cm" svg:viewBox="0 0 211 213" draw:points="211,106 0,213 0,0">
              <text:p/>
            </draw:polygon>
          </draw:g>
          <draw:frame draw:style-name="gr3" draw:text-style-name="P4" draw:layer="layout" svg:width="3.759cm" svg:height="0.826cm" svg:x="0.553cm" svg:y="4.728cm">
            <draw:text-box>
              <text:p text:style-name="P7"><text:span text:style-name="T7">Example Videos </text:span></text:p>
            </draw:text-box>
          </draw:frame>
          <draw:g>
            <draw:path draw:style-name="gr4" draw:text-style-name="P5" draw:layer="layout" svg:width="0.21cm" svg:height="0.212cm" svg:x="0.235cm" svg:y="5.035cm" svg:viewBox="0 0 211 213" svg:d="M211 106l-211 107v-213zM211 106z">
              <text:p/>
            </draw:path>
            <draw:polygon draw:style-name="gr5" draw:text-style-name="P4" draw:layer="layout" svg:width="0.21cm" svg:height="0.212cm" svg:x="0.235cm" svg:y="5.035cm" svg:viewBox="0 0 211 213" draw:points="211,106 0,213 0,0">
              <text:p/>
            </draw:polygon>
          </draw:g>
          <draw:frame draw:style-name="gr3" draw:text-style-name="P4" draw:layer="layout" svg:width="3.759cm" svg:height="0.826cm" svg:x="0.553cm" svg:y="5.617cm">
            <draw:text-box>
              <text:p text:style-name="P3"><text:span text:style-name="T2">Credits </text:span></text:p>
            </draw:text-box>
          </draw:frame>
          <draw:g>
            <draw:path draw:style-name="gr6" draw:text-style-name="P6" draw:layer="layout" svg:width="0.21cm" svg:height="0.212cm" svg:x="0.235cm" svg:y="5.924cm" svg:viewBox="0 0 211 213" svg:d="M211 106l-211 107v-213zM211 106z">
              <text:p/>
            </draw:path>
            <draw:polygon draw:style-name="gr5" draw:text-style-name="P4" draw:layer="layout" svg:width="0.21cm" svg:height="0.212cm" svg:x="0.235cm" svg:y="5.924cm" svg:viewBox="0 0 211 213" draw:points="211,106 0,213 0,0">
              <text:p/>
            </draw:polygon>
          </draw:g>
          <draw:frame draw:style-name="gr7" draw:text-style-name="P4" draw:layer="layout" svg:width="3.759cm" svg:height="1.141cm" svg:x="0.553cm" svg:y="6.349cm">
            <draw:text-box>
              <text:p/>
            </draw:text-box>
          </draw:frame>
          <draw:g>
            <draw:path draw:style-name="gr6" draw:text-style-name="P6" draw:layer="layout" svg:width="0.21cm" svg:height="0.212cm" svg:x="0.235cm" svg:y="6.813cm" svg:viewBox="0 0 211 213" svg:d="M211 106l-211 107v-213zM211 106z">
              <text:p/>
            </draw:path>
            <draw:polygon draw:style-name="gr5" draw:text-style-name="P4" draw:layer="layout" svg:width="0.21cm" svg:height="0.212cm" svg:x="0.235cm" svg:y="6.813cm" svg:viewBox="0 0 211 213" draw:points="211,106 0,213 0,0">
              <text:p/>
            </draw:polygon>
          </draw:g>
          <draw:frame draw:style-name="gr7" draw:text-style-name="P4" draw:layer="layout" svg:width="3.759cm" svg:height="1.141cm" svg:x="0.553cm" svg:y="7.238cm">
            <draw:text-box>
              <text:p/>
            </draw:text-box>
          </draw:frame>
          <draw:g>
            <draw:path draw:style-name="gr6" draw:text-style-name="P6" draw:layer="layout" svg:width="0.21cm" svg:height="0.212cm" svg:x="0.235cm" svg:y="7.702cm" svg:viewBox="0 0 211 213" svg:d="M211 106l-211 107v-213zM211 106z">
              <text:p/>
            </draw:path>
            <draw:polygon draw:style-name="gr5" draw:text-style-name="P4" draw:layer="layout" svg:width="0.21cm" svg:height="0.212cm" svg:x="0.235cm" svg:y="7.702cm" svg:viewBox="0 0 211 213" draw:points="211,106 0,213 0,0">
              <text:p/>
            </draw:polygon>
          </draw:g>
          <draw:frame draw:style-name="gr7" draw:text-style-name="P4" draw:layer="layout" svg:width="3.759cm" svg:height="1.141cm" svg:x="0.553cm" svg:y="8.127cm">
            <draw:text-box>
              <text:p/>
            </draw:text-box>
          </draw:frame>
          <draw:g>
            <draw:path draw:style-name="gr6" draw:text-style-name="P6" draw:layer="layout" svg:width="0.21cm" svg:height="0.212cm" svg:x="0.235cm" svg:y="8.591cm" svg:viewBox="0 0 211 213" svg:d="M211 106l-211 107v-213zM211 106z">
              <text:p/>
            </draw:path>
            <draw:polygon draw:style-name="gr5" draw:text-style-name="P4" draw:layer="layout" svg:width="0.21cm" svg:height="0.212cm" svg:x="0.235cm" svg:y="8.591cm" svg:viewBox="0 0 211 213" draw:points="211,106 0,213 0,0">
              <text:p/>
            </draw:polygon>
          </draw:g>
          <draw:frame draw:style-name="gr7" draw:text-style-name="P4" draw:layer="layout" svg:width="3.759cm" svg:height="1.141cm" svg:x="0.553cm" svg:y="9.016cm">
            <draw:text-box>
              <text:p/>
            </draw:text-box>
          </draw:frame>
          <draw:g>
            <draw:path draw:style-name="gr6" draw:text-style-name="P6" draw:layer="layout" svg:width="0.21cm" svg:height="0.212cm" svg:x="0.235cm" svg:y="9.48cm" svg:viewBox="0 0 211 213" svg:d="M211 106l-211 107v-213zM211 106z">
              <text:p/>
            </draw:path>
            <draw:polygon draw:style-name="gr5" draw:text-style-name="P4" draw:layer="layout" svg:width="0.21cm" svg:height="0.212cm" svg:x="0.235cm" svg:y="9.48cm" svg:viewBox="0 0 211 213" draw:points="211,106 0,213 0,0">
              <text:p/>
            </draw:polygon>
          </draw:g>
          <draw:frame draw:style-name="gr7" draw:text-style-name="P4" draw:layer="layout" svg:width="3.759cm" svg:height="1.141cm" svg:x="0.553cm" svg:y="9.905cm">
            <draw:text-box>
              <text:p/>
            </draw:text-box>
          </draw:frame>
          <draw:g>
            <draw:path draw:style-name="gr6" draw:text-style-name="P6" draw:layer="layout" svg:width="0.21cm" svg:height="0.212cm" svg:x="0.235cm" svg:y="10.369cm" svg:viewBox="0 0 211 213" svg:d="M211 106l-211 107v-213zM211 106z">
              <text:p/>
            </draw:path>
            <draw:polygon draw:style-name="gr5" draw:text-style-name="P4" draw:layer="layout" svg:width="0.21cm" svg:height="0.212cm" svg:x="0.235cm" svg:y="10.369cm" svg:viewBox="0 0 211 213" draw:points="211,106 0,213 0,0">
              <text:p/>
            </draw:polygon>
          </draw:g>
          <draw:frame draw:style-name="gr7" draw:text-style-name="P4" draw:layer="layout" svg:width="3.759cm" svg:height="1.141cm" svg:x="0.553cm" svg:y="10.794cm">
            <draw:text-box>
              <text:p/>
            </draw:text-box>
          </draw:frame>
          <draw:g>
            <draw:path draw:style-name="gr6" draw:text-style-name="P6" draw:layer="layout" svg:width="0.21cm" svg:height="0.212cm" svg:x="0.235cm" svg:y="11.258cm" svg:viewBox="0 0 211 213" svg:d="M211 106l-211 107v-213zM211 106z">
              <text:p/>
            </draw:path>
            <draw:polygon draw:style-name="gr5" draw:text-style-name="P4" draw:layer="layout" svg:width="0.21cm" svg:height="0.212cm" svg:x="0.235cm" svg:y="11.258cm" svg:viewBox="0 0 211 213" draw:points="211,106 0,213 0,0">
              <text:p/>
            </draw:polygon>
          </draw:g>
          <draw:frame draw:style-name="gr7" draw:text-style-name="P4" draw:layer="layout" svg:width="3.759cm" svg:height="1.141cm" svg:x="0.553cm" svg:y="11.683cm">
            <draw:text-box>
              <text:p/>
            </draw:text-box>
          </draw:frame>
          <draw:g>
            <draw:path draw:style-name="gr6" draw:text-style-name="P6" draw:layer="layout" svg:width="0.21cm" svg:height="0.212cm" svg:x="0.235cm" svg:y="12.147cm" svg:viewBox="0 0 211 213" svg:d="M211 106l-211 107v-213zM211 106z">
              <text:p/>
            </draw:path>
            <draw:polygon draw:style-name="gr5" draw:text-style-name="P4" draw:layer="layout" svg:width="0.21cm" svg:height="0.212cm" svg:x="0.235cm" svg:y="12.147cm" svg:viewBox="0 0 211 213" draw:points="211,106 0,213 0,0">
              <text:p/>
            </draw:polygon>
          </draw:g>
          <draw:frame draw:style-name="gr7" draw:text-style-name="P4" draw:layer="layout" svg:width="3.759cm" svg:height="1.141cm" svg:x="0.553cm" svg:y="12.572cm">
            <draw:text-box>
              <text:p/>
            </draw:text-box>
          </draw:frame>
          <draw:g>
            <draw:path draw:style-name="gr6" draw:text-style-name="P6" draw:layer="layout" svg:width="0.21cm" svg:height="0.212cm" svg:x="0.235cm" svg:y="13.036cm" svg:viewBox="0 0 211 213" svg:d="M211 106l-211 107v-213zM211 106z">
              <text:p/>
            </draw:path>
            <draw:polygon draw:style-name="gr5" draw:text-style-name="P4" draw:layer="layout" svg:width="0.21cm" svg:height="0.212cm" svg:x="0.235cm" svg:y="13.036cm" svg:viewBox="0 0 211 213" draw:points="211,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1.905cm" svg:height="1.905cm" svg:x="1.495cm" svg:y="0.661cm" svg:viewBox="0 0 1906 1906" draw:points="0,0 1906,0 1906,1906 0,1906">
            <text:p/>
          </draw:polygon>
        </draw:g>
        <draw:frame draw:style-name="gr27" draw:text-style-name="P4" draw:layer="layout" svg:width="14.734cm" svg:height="1.21cm" svg:x="4.96cm" svg:y="2.918cm">
          <draw:text-box>
            <text:p text:style-name="P7"><text:span text:style-name="T9">The Boxer App: Example Videos </text:span></text:p>
          </draw:text-box>
        </draw:frame>
        <draw:line draw:style-name="gr13" draw:text-style-name="P4" draw:layer="layout" svg:x1="4.974cm" svg:y1="4.339cm" svg:x2="19.738cm" svg:y2="4.339cm">
          <text:p/>
        </draw:line>
        <draw:frame draw:style-name="gr28" draw:text-style-name="P4" draw:layer="layout" svg:width="14.734cm" svg:height="35.369cm" svg:x="4.921cm" svg:y="4.664cm">
          <draw:text-box>
            <text:p text:style-name="P7"><text:span text:style-name="T10">Punches </text:span></text:p>
            <text:p text:style-name="P7"><text:span text:style-name="T7"/></text:p>
            <text:p text:style-name="P7"><text:span text:style-name="T7">The are 6 punches available, 3 left, 3 right. </text:span></text:p>
            <text:p text:style-name="P7"><text:span text:style-name="T7"/></text:p>
            <text:p text:style-name="P7"><text:span text:style-name="T7">The Left Punches are </text:span></text:p>
            <text:p text:style-name="P7"><text:span text:style-name="T7">Left Hook, Lead Jab, Left Uppercut </text:span></text:p>
            <text:p text:style-name="P7"><text:span text:style-name="T7"/></text:p>
            <text:p text:style-name="P7"><text:span text:style-name="T7">The right punches are </text:span></text:p>
            <text:p text:style-name="P7"><text:span text:style-name="T7">One Two, Right Jab, Right Uppercut. </text:span></text:p>
            <text:p text:style-name="P7"><text:span text:style-name="T7"/></text:p>
            <text:p text:style-name="P7"><text:span text:style-name="T6">Punch Video</text:span><text:span text:style-name="T7"> </text:span></text:p>
            <text:p text:style-name="P7"><text:span text:style-name="T7"/></text:p>
            <text:p text:style-name="P7"><text:span text:style-name="T7"/></text:p>
            <text:p text:style-name="P7"><text:span text:style-name="T10">Kicks </text:span></text:p>
            <text:p text:style-name="P7"><text:span text:style-name="T10"/></text:p>
            <text:p text:style-name="P7"><text:span text:style-name="T7">When the Kick button is tapped, a random kick results. </text:span></text:p>
            <text:p text:style-name="P7"><text:span text:style-name="T7">Any one of the following: </text:span></text:p>
            <text:p text:style-name="P7"><text:span text:style-name="T7"/></text:p>
            <text:p text:style-name="P7"><text:span text:style-name="T7">Martelo Fast Kick, Pontera Low Kick, Bencao Kick, Mma Kick Left, Mma Kick Right, Roundhouse Kick Right. </text:span></text:p>
            <text:p text:style-name="P7"><text:span text:style-name="T7"/></text:p>
            <text:p text:style-name="P7"><text:span text:style-name="T6">Kick Video</text:span><text:span text:style-name="T5"> </text:span></text:p>
            <text:p text:style-name="P7"><text:span text:style-name="T10"/></text:p>
            <text:p text:style-name="P7"><text:span text:style-name="T10">Throw </text:span></text:p>
            <text:p text:style-name="P7"><text:span text:style-name="T10"/></text:p>
            <text:p text:style-name="P7"><text:span text:style-name="T7">Just tap the Throw Key. The opponent will be magnetically grabbed by the head and thrown. </text:span></text:p>
            <text:p text:style-name="P7"><text:span text:style-name="T7"/></text:p>
            <text:p text:style-name="P7"><text:span text:style-name="T6">Throw Video </text:span></text:p>
            <text:p text:style-name="P7"><text:span text:style-name="T13"/></text:p>
            <text:p text:style-name="P7"><text:span text:style-name="T10"/></text:p>
            <text:p text:style-name="P7"><text:span text:style-name="T10">Shoot Video </text:span></text:p>
            <text:p text:style-name="P7"><text:span text:style-name="T10"/></text:p>
            <text:p text:style-name="P7"><text:span text:style-name="T7">If in Action Mode, the bullet will fire at the opponents location. If in Overview, the bullet will shoot from the center of the screen. In overview both boxers can be shot by using pinch and drag to aim. Bullets always deliver a knockout, even when rolling around on the ring. </text:span></text:p>
            <text:p text:style-name="P7"><text:span text:style-name="T7"/></text:p>
            <text:p text:style-name="P7"><text:span text:style-name="T6">Shoot Video</text:span><text:span text:style-name="T5"> (sound ON) </text:span></text:p>
            <text:p text:style-name="P7"><text:span text:style-name="T5"/></text:p>
            <text:p text:style-name="P7"><text:span text:style-name="T7"/></text:p>
          </draw:text-box>
        </draw:frame>
        <draw:polygon draw:style-name="gr14" draw:text-style-name="P9" draw:layer="layout" svg:width="20.024cm" svg:height="0.51cm" svg:x="0.065cm" svg:y="-0.03cm" svg:viewBox="0 0 20025 511" draw:points="0,0 20025,0 20025,511 0,511">
          <text:p/>
        </draw:polygon>
        <draw:frame draw:style-name="gr29" draw:text-style-name="P4" draw:layer="layout" svg:width="9.753cm" svg:height="1.119cm" svg:x="4.974cm" svg:y="38.814cm">
          <draw:text-box>
            <text:p text:style-name="P7"><text:span text:style-name="T8">Last Updated 2023-01-31 </text:span></text:p>
          </draw:text-box>
        </draw:frame>
      </draw:page>
      <draw:page draw:name="page4" draw:style-name="dp1" draw:master-page-name="PM3">
        <draw:polygon draw:style-name="gr1" draw:text-style-name="P1" draw:layer="layout" svg:width="20.108cm" svg:height="121.92cm" svg:x="0cm" svg:y="0cm" svg:viewBox="0 0 20109 121921" draw:points="0,0 20109,0 20109,121921 0,121921">
          <text:p/>
        </draw:polygon>
        <draw:polygon draw:style-name="gr30" draw:text-style-name="P15" draw:layer="layout" svg:width="4.686cm" svg:height="25.241cm" svg:x="0.005cm" svg:y="2.701cm" svg:viewBox="0 0 4687 25242" draw:points="0,0 4687,0 4687,25242 0,25242">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g>
          <draw:g>
            <draw:polygon draw:style-name="gr20" draw:text-style-name="P4" draw:layer="layout" svg:width="3.782cm" svg:height="0.87cm" svg:x="0.555cm" svg:y="2.906cm" svg:viewBox="0 0 3783 871" draw:points="0,0 3783,0 3783,871 0,871">
              <text:p/>
            </draw:polygon>
            <draw:frame draw:style-name="gr21" draw:text-style-name="P4" draw:layer="layout" svg:width="3.782cm" svg:height="0.781cm" svg:x="0.555cm" svg:y="2.994cm">
              <draw:text-box>
                <text:p text:style-name="P3"><text:span text:style-name="T2">The Boxer App </text:span></text:p>
              </draw:text-box>
            </draw:frame>
          </draw:g>
          <draw:g>
            <draw:path draw:style-name="gr6" draw:text-style-name="P6" draw:layer="layout" svg:width="0.212cm" svg:height="0.212cm" svg:x="0.236cm" svg:y="3.257cm" svg:viewBox="0 0 213 213" svg:d="M213 106l-213 107v-213zM213 106z">
              <text:p/>
            </draw:path>
            <draw:polygon draw:style-name="gr5" draw:text-style-name="P4" draw:layer="layout" svg:width="0.212cm" svg:height="0.212cm" svg:x="0.236cm" svg:y="3.257cm" svg:viewBox="0 0 213 213" draw:points="213,106 0,213 0,0">
              <text:p/>
            </draw:polygon>
          </draw:g>
          <draw:frame draw:style-name="gr3" draw:text-style-name="P4" draw:layer="layout" svg:width="3.782cm" svg:height="0.826cm" svg:x="0.555cm" svg:y="3.839cm">
            <draw:text-box>
              <text:p text:style-name="P3"><text:span text:style-name="T2">How It Works </text:span></text:p>
            </draw:text-box>
          </draw:frame>
          <draw:g>
            <draw:path draw:style-name="gr6" draw:text-style-name="P6" draw:layer="layout" svg:width="0.212cm" svg:height="0.212cm" svg:x="0.236cm" svg:y="4.146cm" svg:viewBox="0 0 213 213" svg:d="M213 106l-213 107v-213zM213 106z">
              <text:p/>
            </draw:path>
            <draw:polygon draw:style-name="gr5" draw:text-style-name="P4" draw:layer="layout" svg:width="0.212cm" svg:height="0.212cm" svg:x="0.236cm" svg:y="4.146cm" svg:viewBox="0 0 213 213" draw:points="213,106 0,213 0,0">
              <text:p/>
            </draw:polygon>
          </draw:g>
          <draw:frame draw:style-name="gr3" draw:text-style-name="P4" draw:layer="layout" svg:width="3.782cm" svg:height="0.826cm" svg:x="0.555cm" svg:y="4.728cm">
            <draw:text-box>
              <text:p text:style-name="P3"><text:span text:style-name="T2">Example Videos </text:span></text:p>
            </draw:text-box>
          </draw:frame>
          <draw:g>
            <draw:path draw:style-name="gr6" draw:text-style-name="P6" draw:layer="layout" svg:width="0.212cm" svg:height="0.212cm" svg:x="0.236cm" svg:y="5.035cm" svg:viewBox="0 0 213 213" svg:d="M213 106l-213 107v-213zM213 106z">
              <text:p/>
            </draw:path>
            <draw:polygon draw:style-name="gr5" draw:text-style-name="P4" draw:layer="layout" svg:width="0.212cm" svg:height="0.212cm" svg:x="0.236cm" svg:y="5.035cm" svg:viewBox="0 0 213 213" draw:points="213,106 0,213 0,0">
              <text:p/>
            </draw:polygon>
          </draw:g>
          <draw:frame draw:style-name="gr3" draw:text-style-name="P4" draw:layer="layout" svg:width="3.782cm" svg:height="0.826cm" svg:x="0.555cm" svg:y="5.617cm">
            <draw:text-box>
              <text:p text:style-name="P3"><text:span text:style-name="T2">Credits </text:span></text:p>
            </draw:text-box>
          </draw:frame>
          <draw:g>
            <draw:path draw:style-name="gr4" draw:text-style-name="P5" draw:layer="layout" svg:width="0.212cm" svg:height="0.212cm" svg:x="0.236cm" svg:y="5.924cm" svg:viewBox="0 0 213 213" svg:d="M213 106l-213 107v-213zM213 106z">
              <text:p/>
            </draw:path>
            <draw:polygon draw:style-name="gr5" draw:text-style-name="P4" draw:layer="layout" svg:width="0.212cm" svg:height="0.212cm" svg:x="0.236cm" svg:y="5.924cm" svg:viewBox="0 0 213 213" draw:points="213,106 0,213 0,0">
              <text:p/>
            </draw:polygon>
          </draw:g>
          <draw:frame draw:style-name="gr7" draw:text-style-name="P4" draw:layer="layout" svg:width="3.782cm" svg:height="1.141cm" svg:x="0.555cm" svg:y="6.349cm">
            <draw:text-box>
              <text:p/>
            </draw:text-box>
          </draw:frame>
          <draw:g>
            <draw:path draw:style-name="gr6" draw:text-style-name="P6" draw:layer="layout" svg:width="0.212cm" svg:height="0.212cm" svg:x="0.236cm" svg:y="6.813cm" svg:viewBox="0 0 213 213" svg:d="M213 106l-213 107v-213zM213 106z">
              <text:p/>
            </draw:path>
            <draw:polygon draw:style-name="gr5" draw:text-style-name="P4" draw:layer="layout" svg:width="0.212cm" svg:height="0.212cm" svg:x="0.236cm" svg:y="6.813cm" svg:viewBox="0 0 213 213" draw:points="213,106 0,213 0,0">
              <text:p/>
            </draw:polygon>
          </draw:g>
          <draw:frame draw:style-name="gr7" draw:text-style-name="P4" draw:layer="layout" svg:width="3.782cm" svg:height="1.141cm" svg:x="0.555cm" svg:y="7.238cm">
            <draw:text-box>
              <text:p/>
            </draw:text-box>
          </draw:frame>
          <draw:g>
            <draw:path draw:style-name="gr6" draw:text-style-name="P6" draw:layer="layout" svg:width="0.212cm" svg:height="0.212cm" svg:x="0.236cm" svg:y="7.702cm" svg:viewBox="0 0 213 213" svg:d="M213 106l-213 107v-213zM213 106z">
              <text:p/>
            </draw:path>
            <draw:polygon draw:style-name="gr5" draw:text-style-name="P4" draw:layer="layout" svg:width="0.212cm" svg:height="0.212cm" svg:x="0.236cm" svg:y="7.702cm" svg:viewBox="0 0 213 213" draw:points="213,106 0,213 0,0">
              <text:p/>
            </draw:polygon>
          </draw:g>
          <draw:frame draw:style-name="gr7" draw:text-style-name="P4" draw:layer="layout" svg:width="3.782cm" svg:height="1.141cm" svg:x="0.555cm" svg:y="8.127cm">
            <draw:text-box>
              <text:p/>
            </draw:text-box>
          </draw:frame>
          <draw:g>
            <draw:path draw:style-name="gr6" draw:text-style-name="P6" draw:layer="layout" svg:width="0.212cm" svg:height="0.212cm" svg:x="0.236cm" svg:y="8.591cm" svg:viewBox="0 0 213 213" svg:d="M213 106l-213 107v-213zM213 106z">
              <text:p/>
            </draw:path>
            <draw:polygon draw:style-name="gr5" draw:text-style-name="P4" draw:layer="layout" svg:width="0.212cm" svg:height="0.212cm" svg:x="0.236cm" svg:y="8.591cm" svg:viewBox="0 0 213 213" draw:points="213,106 0,213 0,0">
              <text:p/>
            </draw:polygon>
          </draw:g>
          <draw:frame draw:style-name="gr7" draw:text-style-name="P4" draw:layer="layout" svg:width="3.782cm" svg:height="1.141cm" svg:x="0.555cm" svg:y="9.016cm">
            <draw:text-box>
              <text:p/>
            </draw:text-box>
          </draw:frame>
          <draw:g>
            <draw:path draw:style-name="gr6" draw:text-style-name="P6" draw:layer="layout" svg:width="0.212cm" svg:height="0.212cm" svg:x="0.236cm" svg:y="9.48cm" svg:viewBox="0 0 213 213" svg:d="M213 106l-213 107v-213zM213 106z">
              <text:p/>
            </draw:path>
            <draw:polygon draw:style-name="gr5" draw:text-style-name="P4" draw:layer="layout" svg:width="0.212cm" svg:height="0.212cm" svg:x="0.236cm" svg:y="9.48cm" svg:viewBox="0 0 213 213" draw:points="213,106 0,213 0,0">
              <text:p/>
            </draw:polygon>
          </draw:g>
          <draw:frame draw:style-name="gr7" draw:text-style-name="P4" draw:layer="layout" svg:width="3.782cm" svg:height="1.141cm" svg:x="0.555cm" svg:y="9.905cm">
            <draw:text-box>
              <text:p/>
            </draw:text-box>
          </draw:frame>
          <draw:g>
            <draw:path draw:style-name="gr6" draw:text-style-name="P6" draw:layer="layout" svg:width="0.212cm" svg:height="0.212cm" svg:x="0.236cm" svg:y="10.369cm" svg:viewBox="0 0 213 213" svg:d="M213 106l-213 107v-213zM213 106z">
              <text:p/>
            </draw:path>
            <draw:polygon draw:style-name="gr5" draw:text-style-name="P4" draw:layer="layout" svg:width="0.212cm" svg:height="0.212cm" svg:x="0.236cm" svg:y="10.369cm" svg:viewBox="0 0 213 213" draw:points="213,106 0,213 0,0">
              <text:p/>
            </draw:polygon>
          </draw:g>
          <draw:frame draw:style-name="gr7" draw:text-style-name="P4" draw:layer="layout" svg:width="3.782cm" svg:height="1.141cm" svg:x="0.555cm" svg:y="10.794cm">
            <draw:text-box>
              <text:p/>
            </draw:text-box>
          </draw:frame>
          <draw:g>
            <draw:path draw:style-name="gr6" draw:text-style-name="P6" draw:layer="layout" svg:width="0.212cm" svg:height="0.212cm" svg:x="0.236cm" svg:y="11.258cm" svg:viewBox="0 0 213 213" svg:d="M213 106l-213 107v-213zM213 106z">
              <text:p/>
            </draw:path>
            <draw:polygon draw:style-name="gr5" draw:text-style-name="P4" draw:layer="layout" svg:width="0.212cm" svg:height="0.212cm" svg:x="0.236cm" svg:y="11.258cm" svg:viewBox="0 0 213 213" draw:points="213,106 0,213 0,0">
              <text:p/>
            </draw:polygon>
          </draw:g>
          <draw:frame draw:style-name="gr7" draw:text-style-name="P4" draw:layer="layout" svg:width="3.782cm" svg:height="1.141cm" svg:x="0.555cm" svg:y="11.683cm">
            <draw:text-box>
              <text:p/>
            </draw:text-box>
          </draw:frame>
          <draw:g>
            <draw:path draw:style-name="gr6" draw:text-style-name="P6" draw:layer="layout" svg:width="0.212cm" svg:height="0.212cm" svg:x="0.236cm" svg:y="12.147cm" svg:viewBox="0 0 213 213" svg:d="M213 106l-213 107v-213zM213 106z">
              <text:p/>
            </draw:path>
            <draw:polygon draw:style-name="gr5" draw:text-style-name="P4" draw:layer="layout" svg:width="0.212cm" svg:height="0.212cm" svg:x="0.236cm" svg:y="12.147cm" svg:viewBox="0 0 213 213" draw:points="213,106 0,213 0,0">
              <text:p/>
            </draw:polygon>
          </draw:g>
          <draw:frame draw:style-name="gr7" draw:text-style-name="P4" draw:layer="layout" svg:width="3.782cm" svg:height="1.141cm" svg:x="0.555cm" svg:y="12.572cm">
            <draw:text-box>
              <text:p/>
            </draw:text-box>
          </draw:frame>
          <draw:g>
            <draw:path draw:style-name="gr6" draw:text-style-name="P6" draw:layer="layout" svg:width="0.212cm" svg:height="0.212cm" svg:x="0.236cm" svg:y="13.036cm" svg:viewBox="0 0 213 213" svg:d="M213 106l-213 107v-213zM213 106z">
              <text:p/>
            </draw:path>
            <draw:polygon draw:style-name="gr5" draw:text-style-name="P4" draw:layer="layout" svg:width="0.212cm" svg:height="0.212cm" svg:x="0.236cm" svg:y="13.036cm" svg:viewBox="0 0 213 213" draw:points="213,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1.905cm" svg:height="1.905cm" svg:x="1.495cm" svg:y="0.661cm" svg:viewBox="0 0 1906 1906" draw:points="0,0 1906,0 1906,1906 0,1906">
            <text:p/>
          </draw:polygon>
        </draw:g>
        <draw:line draw:style-name="gr13" draw:text-style-name="P4" draw:layer="layout" svg:x1="4.949cm" svg:y1="5.143cm" svg:x2="19.713cm" svg:y2="5.143cm">
          <text:p/>
        </draw:line>
        <draw:frame draw:style-name="gr32" draw:text-style-name="P4" draw:layer="layout" svg:width="14.755cm" svg:height="1.429cm" svg:x="5.088cm" svg:y="3.069cm">
          <draw:text-box>
            <text:p text:style-name="P7"><text:span text:style-name="T9">The Boxer App: Credits </text:span></text:p>
          </draw:text-box>
        </draw:frame>
        <draw:frame draw:style-name="gr33" draw:text-style-name="P4" draw:layer="layout" svg:width="14.635cm" svg:height="17.645cm" svg:x="5.078cm" svg:y="5.585cm">
          <draw:text-box>
            <text:p text:style-name="P7"><text:span text:style-name="T7">The Underpant Coder would like to thank the following for their help in the production of this game: </text:span></text:p>
            <text:p text:style-name="P7"><text:span text:style-name="T7"/></text:p>
            <text:p text:style-name="P17"><text:span text:style-name="T7">jMonkeyEngine - thanks to all the contributors and community of this fine game engine, available free on GitHub </text:span></text:p>
            <text:p text:style-name="P17"><text:span text:style-name="T7">Stephen Gold - for his expert help and his free Minie software </text:span></text:p>
            <text:p text:style-name="P17"><text:span text:style-name="T7">Paul Speed - for Lemur GUI Toolkit (touch handling/buttons) </text:span></text:p>
            <text:p text:style-name="P17"><text:span text:style-name="T7">Mixamo.com - for the animations </text:span></text:p>
            <text:p text:style-name="P17"><text:span text:style-name="T7">Creazilla.com - for the boxer model </text:span></text:p>
            <text:p text:style-name="P17"><text:span text:style-name="T7">free3d.com-printable_models - for the boxing ring </text:span></text:p>
            <text:p text:style-name="P17"><text:span text:style-name="T7">BBC, Pixabay, SoundBible and Zapsplat - for the sound effects. </text:span></text:p>
            <text:p text:style-name="P7"><text:span text:style-name="T7"/></text:p>
          </draw:text-box>
        </draw:frame>
      </draw:page>
      <draw:page draw:name="page5" draw:style-name="dp1" draw:master-page-name="PM4">
        <draw:polygon draw:style-name="gr1" draw:text-style-name="P1" draw:layer="layout" svg:width="20.108cm" svg:height="121.92cm" svg:x="0cm" svg:y="0cm" svg:viewBox="0 0 20109 121921" draw:points="0,0 20109,0 20109,121921 0,121921">
          <text:p/>
        </draw:polygon>
        <draw:polygon draw:style-name="gr34" draw:text-style-name="P18" draw:layer="layout" svg:width="4.686cm" svg:height="25.241cm" svg:x="0.005cm" svg:y="2.701cm" svg:viewBox="0 0 4687 25242" draw:points="0,0 4687,0 4687,25242 0,25242">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g>
          <draw:g>
            <draw:polygon draw:style-name="gr20" draw:text-style-name="P4" draw:layer="layout" svg:width="3.782cm" svg:height="0.87cm" svg:x="0.555cm" svg:y="2.906cm" svg:viewBox="0 0 3783 871" draw:points="0,0 3783,0 3783,871 0,871">
              <text:p/>
            </draw:polygon>
            <draw:frame draw:style-name="gr21" draw:text-style-name="P4" draw:layer="layout" svg:width="3.782cm" svg:height="0.781cm" svg:x="0.555cm" svg:y="2.994cm">
              <draw:text-box>
                <text:p text:style-name="P3"><text:span text:style-name="T2">The Boxer App </text:span></text:p>
              </draw:text-box>
            </draw:frame>
          </draw:g>
          <draw:g>
            <draw:path draw:style-name="gr6" draw:text-style-name="P6" draw:layer="layout" svg:width="0.212cm" svg:height="0.212cm" svg:x="0.236cm" svg:y="3.257cm" svg:viewBox="0 0 213 213" svg:d="M213 106l-213 107v-213zM213 106z">
              <text:p/>
            </draw:path>
            <draw:polygon draw:style-name="gr5" draw:text-style-name="P4" draw:layer="layout" svg:width="0.212cm" svg:height="0.212cm" svg:x="0.236cm" svg:y="3.257cm" svg:viewBox="0 0 213 213" draw:points="213,106 0,213 0,0">
              <text:p/>
            </draw:polygon>
          </draw:g>
          <draw:frame draw:style-name="gr3" draw:text-style-name="P4" draw:layer="layout" svg:width="3.782cm" svg:height="0.826cm" svg:x="0.555cm" svg:y="3.839cm">
            <draw:text-box>
              <text:p text:style-name="P3"><text:span text:style-name="T2">How It Works </text:span></text:p>
            </draw:text-box>
          </draw:frame>
          <draw:g>
            <draw:path draw:style-name="gr6" draw:text-style-name="P6" draw:layer="layout" svg:width="0.212cm" svg:height="0.212cm" svg:x="0.236cm" svg:y="4.146cm" svg:viewBox="0 0 213 213" svg:d="M213 106l-213 107v-213zM213 106z">
              <text:p/>
            </draw:path>
            <draw:polygon draw:style-name="gr5" draw:text-style-name="P4" draw:layer="layout" svg:width="0.212cm" svg:height="0.212cm" svg:x="0.236cm" svg:y="4.146cm" svg:viewBox="0 0 213 213" draw:points="213,106 0,213 0,0">
              <text:p/>
            </draw:polygon>
          </draw:g>
          <draw:frame draw:style-name="gr3" draw:text-style-name="P4" draw:layer="layout" svg:width="3.782cm" svg:height="0.826cm" svg:x="0.555cm" svg:y="4.728cm">
            <draw:text-box>
              <text:p text:style-name="P3"><text:span text:style-name="T2">Example Videos </text:span></text:p>
            </draw:text-box>
          </draw:frame>
          <draw:g>
            <draw:path draw:style-name="gr6" draw:text-style-name="P6" draw:layer="layout" svg:width="0.212cm" svg:height="0.212cm" svg:x="0.236cm" svg:y="5.035cm" svg:viewBox="0 0 213 213" svg:d="M213 106l-213 107v-213zM213 106z">
              <text:p/>
            </draw:path>
            <draw:polygon draw:style-name="gr5" draw:text-style-name="P4" draw:layer="layout" svg:width="0.212cm" svg:height="0.212cm" svg:x="0.236cm" svg:y="5.035cm" svg:viewBox="0 0 213 213" draw:points="213,106 0,213 0,0">
              <text:p/>
            </draw:polygon>
          </draw:g>
          <draw:frame draw:style-name="gr3" draw:text-style-name="P4" draw:layer="layout" svg:width="3.782cm" svg:height="0.826cm" svg:x="0.555cm" svg:y="5.617cm">
            <draw:text-box>
              <text:p text:style-name="P3"><text:span text:style-name="T2">Credits </text:span></text:p>
            </draw:text-box>
          </draw:frame>
          <draw:g>
            <draw:path draw:style-name="gr6" draw:text-style-name="P6" draw:layer="layout" svg:width="0.212cm" svg:height="0.212cm" svg:x="0.236cm" svg:y="5.924cm" svg:viewBox="0 0 213 213" svg:d="M213 106l-213 107v-213zM213 106z">
              <text:p/>
            </draw:path>
            <draw:polygon draw:style-name="gr5" draw:text-style-name="P4" draw:layer="layout" svg:width="0.212cm" svg:height="0.212cm" svg:x="0.236cm" svg:y="5.924cm" svg:viewBox="0 0 213 213" draw:points="213,106 0,213 0,0">
              <text:p/>
            </draw:polygon>
          </draw:g>
          <draw:frame draw:style-name="gr7" draw:text-style-name="P4" draw:layer="layout" svg:width="3.782cm" svg:height="1.141cm" svg:x="0.555cm" svg:y="6.349cm">
            <draw:text-box>
              <text:p/>
            </draw:text-box>
          </draw:frame>
          <draw:g>
            <draw:path draw:style-name="gr6" draw:text-style-name="P6" draw:layer="layout" svg:width="0.212cm" svg:height="0.212cm" svg:x="0.236cm" svg:y="6.813cm" svg:viewBox="0 0 213 213" svg:d="M213 106l-213 107v-213zM213 106z">
              <text:p/>
            </draw:path>
            <draw:polygon draw:style-name="gr5" draw:text-style-name="P4" draw:layer="layout" svg:width="0.212cm" svg:height="0.212cm" svg:x="0.236cm" svg:y="6.813cm" svg:viewBox="0 0 213 213" draw:points="213,106 0,213 0,0">
              <text:p/>
            </draw:polygon>
          </draw:g>
          <draw:frame draw:style-name="gr7" draw:text-style-name="P4" draw:layer="layout" svg:width="3.782cm" svg:height="1.141cm" svg:x="0.555cm" svg:y="7.238cm">
            <draw:text-box>
              <text:p/>
            </draw:text-box>
          </draw:frame>
          <draw:g>
            <draw:path draw:style-name="gr4" draw:text-style-name="P5" draw:layer="layout" svg:width="0.212cm" svg:height="0.212cm" svg:x="0.236cm" svg:y="7.702cm" svg:viewBox="0 0 213 213" svg:d="M213 106l-213 107v-213zM213 106z">
              <text:p/>
            </draw:path>
            <draw:polygon draw:style-name="gr5" draw:text-style-name="P4" draw:layer="layout" svg:width="0.212cm" svg:height="0.212cm" svg:x="0.236cm" svg:y="7.702cm" svg:viewBox="0 0 213 213" draw:points="213,106 0,213 0,0">
              <text:p/>
            </draw:polygon>
          </draw:g>
          <draw:frame draw:style-name="gr7" draw:text-style-name="P4" draw:layer="layout" svg:width="3.782cm" svg:height="1.141cm" svg:x="0.555cm" svg:y="8.127cm">
            <draw:text-box>
              <text:p/>
            </draw:text-box>
          </draw:frame>
          <draw:g>
            <draw:path draw:style-name="gr6" draw:text-style-name="P6" draw:layer="layout" svg:width="0.212cm" svg:height="0.212cm" svg:x="0.236cm" svg:y="8.591cm" svg:viewBox="0 0 213 213" svg:d="M213 106l-213 107v-213zM213 106z">
              <text:p/>
            </draw:path>
            <draw:polygon draw:style-name="gr5" draw:text-style-name="P4" draw:layer="layout" svg:width="0.212cm" svg:height="0.212cm" svg:x="0.236cm" svg:y="8.591cm" svg:viewBox="0 0 213 213" draw:points="213,106 0,213 0,0">
              <text:p/>
            </draw:polygon>
          </draw:g>
          <draw:frame draw:style-name="gr7" draw:text-style-name="P4" draw:layer="layout" svg:width="3.782cm" svg:height="1.141cm" svg:x="0.555cm" svg:y="9.016cm">
            <draw:text-box>
              <text:p/>
            </draw:text-box>
          </draw:frame>
          <draw:g>
            <draw:path draw:style-name="gr6" draw:text-style-name="P6" draw:layer="layout" svg:width="0.212cm" svg:height="0.212cm" svg:x="0.236cm" svg:y="9.48cm" svg:viewBox="0 0 213 213" svg:d="M213 106l-213 107v-213zM213 106z">
              <text:p/>
            </draw:path>
            <draw:polygon draw:style-name="gr5" draw:text-style-name="P4" draw:layer="layout" svg:width="0.212cm" svg:height="0.212cm" svg:x="0.236cm" svg:y="9.48cm" svg:viewBox="0 0 213 213" draw:points="213,106 0,213 0,0">
              <text:p/>
            </draw:polygon>
          </draw:g>
          <draw:frame draw:style-name="gr7" draw:text-style-name="P4" draw:layer="layout" svg:width="3.782cm" svg:height="1.141cm" svg:x="0.555cm" svg:y="9.905cm">
            <draw:text-box>
              <text:p/>
            </draw:text-box>
          </draw:frame>
          <draw:g>
            <draw:path draw:style-name="gr6" draw:text-style-name="P6" draw:layer="layout" svg:width="0.212cm" svg:height="0.212cm" svg:x="0.236cm" svg:y="10.369cm" svg:viewBox="0 0 213 213" svg:d="M213 106l-213 107v-213zM213 106z">
              <text:p/>
            </draw:path>
            <draw:polygon draw:style-name="gr5" draw:text-style-name="P4" draw:layer="layout" svg:width="0.212cm" svg:height="0.212cm" svg:x="0.236cm" svg:y="10.369cm" svg:viewBox="0 0 213 213" draw:points="213,106 0,213 0,0">
              <text:p/>
            </draw:polygon>
          </draw:g>
          <draw:frame draw:style-name="gr7" draw:text-style-name="P4" draw:layer="layout" svg:width="3.782cm" svg:height="1.141cm" svg:x="0.555cm" svg:y="10.794cm">
            <draw:text-box>
              <text:p/>
            </draw:text-box>
          </draw:frame>
          <draw:g>
            <draw:path draw:style-name="gr6" draw:text-style-name="P6" draw:layer="layout" svg:width="0.212cm" svg:height="0.212cm" svg:x="0.236cm" svg:y="11.258cm" svg:viewBox="0 0 213 213" svg:d="M213 106l-213 107v-213zM213 106z">
              <text:p/>
            </draw:path>
            <draw:polygon draw:style-name="gr5" draw:text-style-name="P4" draw:layer="layout" svg:width="0.212cm" svg:height="0.212cm" svg:x="0.236cm" svg:y="11.258cm" svg:viewBox="0 0 213 213" draw:points="213,106 0,213 0,0">
              <text:p/>
            </draw:polygon>
          </draw:g>
          <draw:frame draw:style-name="gr7" draw:text-style-name="P4" draw:layer="layout" svg:width="3.782cm" svg:height="1.141cm" svg:x="0.555cm" svg:y="11.683cm">
            <draw:text-box>
              <text:p/>
            </draw:text-box>
          </draw:frame>
          <draw:g>
            <draw:path draw:style-name="gr6" draw:text-style-name="P6" draw:layer="layout" svg:width="0.212cm" svg:height="0.212cm" svg:x="0.236cm" svg:y="12.147cm" svg:viewBox="0 0 213 213" svg:d="M213 106l-213 107v-213zM213 106z">
              <text:p/>
            </draw:path>
            <draw:polygon draw:style-name="gr5" draw:text-style-name="P4" draw:layer="layout" svg:width="0.212cm" svg:height="0.212cm" svg:x="0.236cm" svg:y="12.147cm" svg:viewBox="0 0 213 213" draw:points="213,106 0,213 0,0">
              <text:p/>
            </draw:polygon>
          </draw:g>
          <draw:frame draw:style-name="gr7" draw:text-style-name="P4" draw:layer="layout" svg:width="3.782cm" svg:height="1.141cm" svg:x="0.555cm" svg:y="12.572cm">
            <draw:text-box>
              <text:p/>
            </draw:text-box>
          </draw:frame>
          <draw:g>
            <draw:path draw:style-name="gr6" draw:text-style-name="P6" draw:layer="layout" svg:width="0.212cm" svg:height="0.212cm" svg:x="0.236cm" svg:y="13.036cm" svg:viewBox="0 0 213 213" svg:d="M213 106l-213 107v-213zM213 106z">
              <text:p/>
            </draw:path>
            <draw:polygon draw:style-name="gr5" draw:text-style-name="P4" draw:layer="layout" svg:width="0.212cm" svg:height="0.212cm" svg:x="0.236cm" svg:y="13.036cm" svg:viewBox="0 0 213 213" draw:points="213,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1.905cm" svg:height="1.905cm" svg:x="1.495cm" svg:y="0.661cm" svg:viewBox="0 0 1906 1906" draw:points="0,0 1906,0 1906,1906 0,1906">
            <text:p/>
          </draw:polygon>
        </draw:g>
        <draw:line draw:style-name="gr13" draw:text-style-name="P4" draw:layer="layout" svg:x1="4.949cm" svg:y1="5.143cm" svg:x2="19.713cm" svg:y2="5.143cm">
          <text:p/>
        </draw:line>
      </draw:page>
      <draw:page draw:name="page6" draw:style-name="dp1" draw:master-page-name="PM5">
        <draw:polygon draw:style-name="gr1" draw:text-style-name="P1" draw:layer="layout" svg:width="20.108cm" svg:height="121.92cm" svg:x="0cm" svg:y="0cm" svg:viewBox="0 0 20109 121921" draw:points="0,0 20109,0 20109,121921 0,121921">
          <text:p/>
        </draw:polygon>
        <draw:polygon draw:style-name="gr34" draw:text-style-name="P18" draw:layer="layout" svg:width="4.686cm" svg:height="25.241cm" svg:x="0.005cm" svg:y="2.701cm" svg:viewBox="0 0 4687 25242" draw:points="0,0 4687,0 4687,25242 0,25242">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g>
          <draw:g>
            <draw:polygon draw:style-name="gr20" draw:text-style-name="P4" draw:layer="layout" svg:width="3.782cm" svg:height="0.87cm" svg:x="0.555cm" svg:y="2.906cm" svg:viewBox="0 0 3783 871" draw:points="0,0 3783,0 3783,871 0,871">
              <text:p/>
            </draw:polygon>
            <draw:frame draw:style-name="gr21" draw:text-style-name="P4" draw:layer="layout" svg:width="3.782cm" svg:height="0.781cm" svg:x="0.555cm" svg:y="2.994cm">
              <draw:text-box>
                <text:p text:style-name="P3"><text:span text:style-name="T2">The Boxer App </text:span></text:p>
              </draw:text-box>
            </draw:frame>
          </draw:g>
          <draw:g>
            <draw:path draw:style-name="gr6" draw:text-style-name="P6" draw:layer="layout" svg:width="0.212cm" svg:height="0.212cm" svg:x="0.236cm" svg:y="3.257cm" svg:viewBox="0 0 213 213" svg:d="M213 106l-213 107v-213zM213 106z">
              <text:p/>
            </draw:path>
            <draw:polygon draw:style-name="gr5" draw:text-style-name="P4" draw:layer="layout" svg:width="0.212cm" svg:height="0.212cm" svg:x="0.236cm" svg:y="3.257cm" svg:viewBox="0 0 213 213" draw:points="213,106 0,213 0,0">
              <text:p/>
            </draw:polygon>
          </draw:g>
          <draw:frame draw:style-name="gr3" draw:text-style-name="P4" draw:layer="layout" svg:width="3.782cm" svg:height="0.826cm" svg:x="0.555cm" svg:y="3.839cm">
            <draw:text-box>
              <text:p text:style-name="P3"><text:span text:style-name="T2">How It Works </text:span></text:p>
            </draw:text-box>
          </draw:frame>
          <draw:g>
            <draw:path draw:style-name="gr6" draw:text-style-name="P6" draw:layer="layout" svg:width="0.212cm" svg:height="0.212cm" svg:x="0.236cm" svg:y="4.146cm" svg:viewBox="0 0 213 213" svg:d="M213 106l-213 107v-213zM213 106z">
              <text:p/>
            </draw:path>
            <draw:polygon draw:style-name="gr5" draw:text-style-name="P4" draw:layer="layout" svg:width="0.212cm" svg:height="0.212cm" svg:x="0.236cm" svg:y="4.146cm" svg:viewBox="0 0 213 213" draw:points="213,106 0,213 0,0">
              <text:p/>
            </draw:polygon>
          </draw:g>
          <draw:frame draw:style-name="gr3" draw:text-style-name="P4" draw:layer="layout" svg:width="3.782cm" svg:height="0.826cm" svg:x="0.555cm" svg:y="4.728cm">
            <draw:text-box>
              <text:p text:style-name="P3"><text:span text:style-name="T2">Example Videos </text:span></text:p>
            </draw:text-box>
          </draw:frame>
          <draw:g>
            <draw:path draw:style-name="gr6" draw:text-style-name="P6" draw:layer="layout" svg:width="0.212cm" svg:height="0.212cm" svg:x="0.236cm" svg:y="5.035cm" svg:viewBox="0 0 213 213" svg:d="M213 106l-213 107v-213zM213 106z">
              <text:p/>
            </draw:path>
            <draw:polygon draw:style-name="gr5" draw:text-style-name="P4" draw:layer="layout" svg:width="0.212cm" svg:height="0.212cm" svg:x="0.236cm" svg:y="5.035cm" svg:viewBox="0 0 213 213" draw:points="213,106 0,213 0,0">
              <text:p/>
            </draw:polygon>
          </draw:g>
          <draw:frame draw:style-name="gr3" draw:text-style-name="P4" draw:layer="layout" svg:width="3.782cm" svg:height="0.826cm" svg:x="0.555cm" svg:y="5.617cm">
            <draw:text-box>
              <text:p text:style-name="P3"><text:span text:style-name="T2">Credits </text:span></text:p>
            </draw:text-box>
          </draw:frame>
          <draw:g>
            <draw:path draw:style-name="gr6" draw:text-style-name="P6" draw:layer="layout" svg:width="0.212cm" svg:height="0.212cm" svg:x="0.236cm" svg:y="5.924cm" svg:viewBox="0 0 213 213" svg:d="M213 106l-213 107v-213zM213 106z">
              <text:p/>
            </draw:path>
            <draw:polygon draw:style-name="gr5" draw:text-style-name="P4" draw:layer="layout" svg:width="0.212cm" svg:height="0.212cm" svg:x="0.236cm" svg:y="5.924cm" svg:viewBox="0 0 213 213" draw:points="213,106 0,213 0,0">
              <text:p/>
            </draw:polygon>
          </draw:g>
          <draw:frame draw:style-name="gr7" draw:text-style-name="P4" draw:layer="layout" svg:width="3.782cm" svg:height="1.141cm" svg:x="0.555cm" svg:y="6.349cm">
            <draw:text-box>
              <text:p/>
            </draw:text-box>
          </draw:frame>
          <draw:g>
            <draw:path draw:style-name="gr4" draw:text-style-name="P5" draw:layer="layout" svg:width="0.212cm" svg:height="0.212cm" svg:x="0.236cm" svg:y="6.813cm" svg:viewBox="0 0 213 213" svg:d="M213 106l-213 107v-213zM213 106z">
              <text:p/>
            </draw:path>
            <draw:polygon draw:style-name="gr5" draw:text-style-name="P4" draw:layer="layout" svg:width="0.212cm" svg:height="0.212cm" svg:x="0.236cm" svg:y="6.813cm" svg:viewBox="0 0 213 213" draw:points="213,106 0,213 0,0">
              <text:p/>
            </draw:polygon>
          </draw:g>
          <draw:frame draw:style-name="gr7" draw:text-style-name="P4" draw:layer="layout" svg:width="3.782cm" svg:height="1.141cm" svg:x="0.555cm" svg:y="7.238cm">
            <draw:text-box>
              <text:p/>
            </draw:text-box>
          </draw:frame>
          <draw:g>
            <draw:path draw:style-name="gr6" draw:text-style-name="P6" draw:layer="layout" svg:width="0.212cm" svg:height="0.212cm" svg:x="0.236cm" svg:y="7.702cm" svg:viewBox="0 0 213 213" svg:d="M213 106l-213 107v-213zM213 106z">
              <text:p/>
            </draw:path>
            <draw:polygon draw:style-name="gr5" draw:text-style-name="P4" draw:layer="layout" svg:width="0.212cm" svg:height="0.212cm" svg:x="0.236cm" svg:y="7.702cm" svg:viewBox="0 0 213 213" draw:points="213,106 0,213 0,0">
              <text:p/>
            </draw:polygon>
          </draw:g>
          <draw:frame draw:style-name="gr7" draw:text-style-name="P4" draw:layer="layout" svg:width="3.782cm" svg:height="1.141cm" svg:x="0.555cm" svg:y="8.127cm">
            <draw:text-box>
              <text:p/>
            </draw:text-box>
          </draw:frame>
          <draw:g>
            <draw:path draw:style-name="gr6" draw:text-style-name="P6" draw:layer="layout" svg:width="0.212cm" svg:height="0.212cm" svg:x="0.236cm" svg:y="8.591cm" svg:viewBox="0 0 213 213" svg:d="M213 106l-213 107v-213zM213 106z">
              <text:p/>
            </draw:path>
            <draw:polygon draw:style-name="gr5" draw:text-style-name="P4" draw:layer="layout" svg:width="0.212cm" svg:height="0.212cm" svg:x="0.236cm" svg:y="8.591cm" svg:viewBox="0 0 213 213" draw:points="213,106 0,213 0,0">
              <text:p/>
            </draw:polygon>
          </draw:g>
          <draw:frame draw:style-name="gr7" draw:text-style-name="P4" draw:layer="layout" svg:width="3.782cm" svg:height="1.141cm" svg:x="0.555cm" svg:y="9.016cm">
            <draw:text-box>
              <text:p/>
            </draw:text-box>
          </draw:frame>
          <draw:g>
            <draw:path draw:style-name="gr6" draw:text-style-name="P6" draw:layer="layout" svg:width="0.212cm" svg:height="0.212cm" svg:x="0.236cm" svg:y="9.48cm" svg:viewBox="0 0 213 213" svg:d="M213 106l-213 107v-213zM213 106z">
              <text:p/>
            </draw:path>
            <draw:polygon draw:style-name="gr5" draw:text-style-name="P4" draw:layer="layout" svg:width="0.212cm" svg:height="0.212cm" svg:x="0.236cm" svg:y="9.48cm" svg:viewBox="0 0 213 213" draw:points="213,106 0,213 0,0">
              <text:p/>
            </draw:polygon>
          </draw:g>
          <draw:frame draw:style-name="gr7" draw:text-style-name="P4" draw:layer="layout" svg:width="3.782cm" svg:height="1.141cm" svg:x="0.555cm" svg:y="9.905cm">
            <draw:text-box>
              <text:p/>
            </draw:text-box>
          </draw:frame>
          <draw:g>
            <draw:path draw:style-name="gr6" draw:text-style-name="P6" draw:layer="layout" svg:width="0.212cm" svg:height="0.212cm" svg:x="0.236cm" svg:y="10.369cm" svg:viewBox="0 0 213 213" svg:d="M213 106l-213 107v-213zM213 106z">
              <text:p/>
            </draw:path>
            <draw:polygon draw:style-name="gr5" draw:text-style-name="P4" draw:layer="layout" svg:width="0.212cm" svg:height="0.212cm" svg:x="0.236cm" svg:y="10.369cm" svg:viewBox="0 0 213 213" draw:points="213,106 0,213 0,0">
              <text:p/>
            </draw:polygon>
          </draw:g>
          <draw:frame draw:style-name="gr7" draw:text-style-name="P4" draw:layer="layout" svg:width="3.782cm" svg:height="1.141cm" svg:x="0.555cm" svg:y="10.794cm">
            <draw:text-box>
              <text:p/>
            </draw:text-box>
          </draw:frame>
          <draw:g>
            <draw:path draw:style-name="gr6" draw:text-style-name="P6" draw:layer="layout" svg:width="0.212cm" svg:height="0.212cm" svg:x="0.236cm" svg:y="11.258cm" svg:viewBox="0 0 213 213" svg:d="M213 106l-213 107v-213zM213 106z">
              <text:p/>
            </draw:path>
            <draw:polygon draw:style-name="gr5" draw:text-style-name="P4" draw:layer="layout" svg:width="0.212cm" svg:height="0.212cm" svg:x="0.236cm" svg:y="11.258cm" svg:viewBox="0 0 213 213" draw:points="213,106 0,213 0,0">
              <text:p/>
            </draw:polygon>
          </draw:g>
          <draw:frame draw:style-name="gr7" draw:text-style-name="P4" draw:layer="layout" svg:width="3.782cm" svg:height="1.141cm" svg:x="0.555cm" svg:y="11.683cm">
            <draw:text-box>
              <text:p/>
            </draw:text-box>
          </draw:frame>
          <draw:g>
            <draw:path draw:style-name="gr6" draw:text-style-name="P6" draw:layer="layout" svg:width="0.212cm" svg:height="0.212cm" svg:x="0.236cm" svg:y="12.147cm" svg:viewBox="0 0 213 213" svg:d="M213 106l-213 107v-213zM213 106z">
              <text:p/>
            </draw:path>
            <draw:polygon draw:style-name="gr5" draw:text-style-name="P4" draw:layer="layout" svg:width="0.212cm" svg:height="0.212cm" svg:x="0.236cm" svg:y="12.147cm" svg:viewBox="0 0 213 213" draw:points="213,106 0,213 0,0">
              <text:p/>
            </draw:polygon>
          </draw:g>
          <draw:frame draw:style-name="gr7" draw:text-style-name="P4" draw:layer="layout" svg:width="3.782cm" svg:height="1.141cm" svg:x="0.555cm" svg:y="12.572cm">
            <draw:text-box>
              <text:p/>
            </draw:text-box>
          </draw:frame>
          <draw:g>
            <draw:path draw:style-name="gr6" draw:text-style-name="P6" draw:layer="layout" svg:width="0.212cm" svg:height="0.212cm" svg:x="0.236cm" svg:y="13.036cm" svg:viewBox="0 0 213 213" svg:d="M213 106l-213 107v-213zM213 106z">
              <text:p/>
            </draw:path>
            <draw:polygon draw:style-name="gr5" draw:text-style-name="P4" draw:layer="layout" svg:width="0.212cm" svg:height="0.212cm" svg:x="0.236cm" svg:y="13.036cm" svg:viewBox="0 0 213 213" draw:points="213,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1.905cm" svg:height="1.905cm" svg:x="1.495cm" svg:y="0.661cm" svg:viewBox="0 0 1906 1906" draw:points="0,0 1906,0 1906,1906 0,1906">
            <text:p/>
          </draw:polygon>
        </draw:g>
      </draw:page>
      <draw:page draw:name="page7" draw:style-name="dp1" draw:master-page-name="PM6">
        <draw:polygon draw:style-name="gr1" draw:text-style-name="P1" draw:layer="layout" svg:width="20.108cm" svg:height="121.92cm" svg:x="0cm" svg:y="0cm" svg:viewBox="0 0 20109 121921" draw:points="0,0 20109,0 20109,121921 0,121921">
          <text:p/>
        </draw:polygon>
        <draw:polygon draw:style-name="gr34" draw:text-style-name="P18" draw:layer="layout" svg:width="4.686cm" svg:height="25.241cm" svg:x="0.005cm" svg:y="2.701cm" svg:viewBox="0 0 4687 25242" draw:points="0,0 4687,0 4687,25242 0,25242">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g>
          <draw:g>
            <draw:polygon draw:style-name="gr20" draw:text-style-name="P4" draw:layer="layout" svg:width="3.782cm" svg:height="0.87cm" svg:x="0.555cm" svg:y="2.906cm" svg:viewBox="0 0 3783 871" draw:points="0,0 3783,0 3783,871 0,871">
              <text:p/>
            </draw:polygon>
            <draw:frame draw:style-name="gr21" draw:text-style-name="P4" draw:layer="layout" svg:width="3.782cm" svg:height="0.781cm" svg:x="0.555cm" svg:y="2.994cm">
              <draw:text-box>
                <text:p text:style-name="P3"><text:span text:style-name="T2">The Boxer App </text:span></text:p>
              </draw:text-box>
            </draw:frame>
          </draw:g>
          <draw:g>
            <draw:path draw:style-name="gr6" draw:text-style-name="P6" draw:layer="layout" svg:width="0.212cm" svg:height="0.212cm" svg:x="0.236cm" svg:y="3.257cm" svg:viewBox="0 0 213 213" svg:d="M213 106l-213 107v-213zM213 106z">
              <text:p/>
            </draw:path>
            <draw:polygon draw:style-name="gr5" draw:text-style-name="P4" draw:layer="layout" svg:width="0.212cm" svg:height="0.212cm" svg:x="0.236cm" svg:y="3.257cm" svg:viewBox="0 0 213 213" draw:points="213,106 0,213 0,0">
              <text:p/>
            </draw:polygon>
          </draw:g>
          <draw:frame draw:style-name="gr3" draw:text-style-name="P4" draw:layer="layout" svg:width="3.782cm" svg:height="0.826cm" svg:x="0.555cm" svg:y="3.839cm">
            <draw:text-box>
              <text:p text:style-name="P3"><text:span text:style-name="T2">How It Works </text:span></text:p>
            </draw:text-box>
          </draw:frame>
          <draw:g>
            <draw:path draw:style-name="gr6" draw:text-style-name="P6" draw:layer="layout" svg:width="0.212cm" svg:height="0.212cm" svg:x="0.236cm" svg:y="4.146cm" svg:viewBox="0 0 213 213" svg:d="M213 106l-213 107v-213zM213 106z">
              <text:p/>
            </draw:path>
            <draw:polygon draw:style-name="gr5" draw:text-style-name="P4" draw:layer="layout" svg:width="0.212cm" svg:height="0.212cm" svg:x="0.236cm" svg:y="4.146cm" svg:viewBox="0 0 213 213" draw:points="213,106 0,213 0,0">
              <text:p/>
            </draw:polygon>
          </draw:g>
          <draw:frame draw:style-name="gr3" draw:text-style-name="P4" draw:layer="layout" svg:width="3.782cm" svg:height="0.826cm" svg:x="0.555cm" svg:y="4.728cm">
            <draw:text-box>
              <text:p text:style-name="P3"><text:span text:style-name="T2">Example Videos </text:span></text:p>
            </draw:text-box>
          </draw:frame>
          <draw:g>
            <draw:path draw:style-name="gr6" draw:text-style-name="P6" draw:layer="layout" svg:width="0.212cm" svg:height="0.212cm" svg:x="0.236cm" svg:y="5.035cm" svg:viewBox="0 0 213 213" svg:d="M213 106l-213 107v-213zM213 106z">
              <text:p/>
            </draw:path>
            <draw:polygon draw:style-name="gr5" draw:text-style-name="P4" draw:layer="layout" svg:width="0.212cm" svg:height="0.212cm" svg:x="0.236cm" svg:y="5.035cm" svg:viewBox="0 0 213 213" draw:points="213,106 0,213 0,0">
              <text:p/>
            </draw:polygon>
          </draw:g>
          <draw:frame draw:style-name="gr3" draw:text-style-name="P4" draw:layer="layout" svg:width="3.782cm" svg:height="0.826cm" svg:x="0.555cm" svg:y="5.617cm">
            <draw:text-box>
              <text:p text:style-name="P3"><text:span text:style-name="T2">Credits </text:span></text:p>
            </draw:text-box>
          </draw:frame>
          <draw:g>
            <draw:path draw:style-name="gr6" draw:text-style-name="P6" draw:layer="layout" svg:width="0.212cm" svg:height="0.212cm" svg:x="0.236cm" svg:y="5.924cm" svg:viewBox="0 0 213 213" svg:d="M213 106l-213 107v-213zM213 106z">
              <text:p/>
            </draw:path>
            <draw:polygon draw:style-name="gr5" draw:text-style-name="P4" draw:layer="layout" svg:width="0.212cm" svg:height="0.212cm" svg:x="0.236cm" svg:y="5.924cm" svg:viewBox="0 0 213 213" draw:points="213,106 0,213 0,0">
              <text:p/>
            </draw:polygon>
          </draw:g>
          <draw:frame draw:style-name="gr7" draw:text-style-name="P4" draw:layer="layout" svg:width="3.782cm" svg:height="1.141cm" svg:x="0.555cm" svg:y="6.349cm">
            <draw:text-box>
              <text:p/>
            </draw:text-box>
          </draw:frame>
          <draw:g>
            <draw:path draw:style-name="gr6" draw:text-style-name="P6" draw:layer="layout" svg:width="0.212cm" svg:height="0.212cm" svg:x="0.236cm" svg:y="6.813cm" svg:viewBox="0 0 213 213" svg:d="M213 106l-213 107v-213zM213 106z">
              <text:p/>
            </draw:path>
            <draw:polygon draw:style-name="gr5" draw:text-style-name="P4" draw:layer="layout" svg:width="0.212cm" svg:height="0.212cm" svg:x="0.236cm" svg:y="6.813cm" svg:viewBox="0 0 213 213" draw:points="213,106 0,213 0,0">
              <text:p/>
            </draw:polygon>
          </draw:g>
          <draw:frame draw:style-name="gr7" draw:text-style-name="P4" draw:layer="layout" svg:width="3.782cm" svg:height="1.141cm" svg:x="0.555cm" svg:y="7.238cm">
            <draw:text-box>
              <text:p/>
            </draw:text-box>
          </draw:frame>
          <draw:g>
            <draw:path draw:style-name="gr6" draw:text-style-name="P6" draw:layer="layout" svg:width="0.212cm" svg:height="0.212cm" svg:x="0.236cm" svg:y="7.702cm" svg:viewBox="0 0 213 213" svg:d="M213 106l-213 107v-213zM213 106z">
              <text:p/>
            </draw:path>
            <draw:polygon draw:style-name="gr5" draw:text-style-name="P4" draw:layer="layout" svg:width="0.212cm" svg:height="0.212cm" svg:x="0.236cm" svg:y="7.702cm" svg:viewBox="0 0 213 213" draw:points="213,106 0,213 0,0">
              <text:p/>
            </draw:polygon>
          </draw:g>
          <draw:frame draw:style-name="gr7" draw:text-style-name="P4" draw:layer="layout" svg:width="3.782cm" svg:height="1.141cm" svg:x="0.555cm" svg:y="8.127cm">
            <draw:text-box>
              <text:p/>
            </draw:text-box>
          </draw:frame>
          <draw:g>
            <draw:path draw:style-name="gr4" draw:text-style-name="P5" draw:layer="layout" svg:width="0.212cm" svg:height="0.212cm" svg:x="0.236cm" svg:y="8.591cm" svg:viewBox="0 0 213 213" svg:d="M213 106l-213 107v-213zM213 106z">
              <text:p/>
            </draw:path>
            <draw:polygon draw:style-name="gr5" draw:text-style-name="P4" draw:layer="layout" svg:width="0.212cm" svg:height="0.212cm" svg:x="0.236cm" svg:y="8.591cm" svg:viewBox="0 0 213 213" draw:points="213,106 0,213 0,0">
              <text:p/>
            </draw:polygon>
          </draw:g>
          <draw:frame draw:style-name="gr7" draw:text-style-name="P4" draw:layer="layout" svg:width="3.782cm" svg:height="1.141cm" svg:x="0.555cm" svg:y="9.016cm">
            <draw:text-box>
              <text:p/>
            </draw:text-box>
          </draw:frame>
          <draw:g>
            <draw:path draw:style-name="gr6" draw:text-style-name="P6" draw:layer="layout" svg:width="0.212cm" svg:height="0.212cm" svg:x="0.236cm" svg:y="9.48cm" svg:viewBox="0 0 213 213" svg:d="M213 106l-213 107v-213zM213 106z">
              <text:p/>
            </draw:path>
            <draw:polygon draw:style-name="gr5" draw:text-style-name="P4" draw:layer="layout" svg:width="0.212cm" svg:height="0.212cm" svg:x="0.236cm" svg:y="9.48cm" svg:viewBox="0 0 213 213" draw:points="213,106 0,213 0,0">
              <text:p/>
            </draw:polygon>
          </draw:g>
          <draw:frame draw:style-name="gr7" draw:text-style-name="P4" draw:layer="layout" svg:width="3.782cm" svg:height="1.141cm" svg:x="0.555cm" svg:y="9.905cm">
            <draw:text-box>
              <text:p/>
            </draw:text-box>
          </draw:frame>
          <draw:g>
            <draw:path draw:style-name="gr6" draw:text-style-name="P6" draw:layer="layout" svg:width="0.212cm" svg:height="0.212cm" svg:x="0.236cm" svg:y="10.369cm" svg:viewBox="0 0 213 213" svg:d="M213 106l-213 107v-213zM213 106z">
              <text:p/>
            </draw:path>
            <draw:polygon draw:style-name="gr5" draw:text-style-name="P4" draw:layer="layout" svg:width="0.212cm" svg:height="0.212cm" svg:x="0.236cm" svg:y="10.369cm" svg:viewBox="0 0 213 213" draw:points="213,106 0,213 0,0">
              <text:p/>
            </draw:polygon>
          </draw:g>
          <draw:frame draw:style-name="gr7" draw:text-style-name="P4" draw:layer="layout" svg:width="3.782cm" svg:height="1.141cm" svg:x="0.555cm" svg:y="10.794cm">
            <draw:text-box>
              <text:p/>
            </draw:text-box>
          </draw:frame>
          <draw:g>
            <draw:path draw:style-name="gr6" draw:text-style-name="P6" draw:layer="layout" svg:width="0.212cm" svg:height="0.212cm" svg:x="0.236cm" svg:y="11.258cm" svg:viewBox="0 0 213 213" svg:d="M213 106l-213 107v-213zM213 106z">
              <text:p/>
            </draw:path>
            <draw:polygon draw:style-name="gr5" draw:text-style-name="P4" draw:layer="layout" svg:width="0.212cm" svg:height="0.212cm" svg:x="0.236cm" svg:y="11.258cm" svg:viewBox="0 0 213 213" draw:points="213,106 0,213 0,0">
              <text:p/>
            </draw:polygon>
          </draw:g>
          <draw:frame draw:style-name="gr7" draw:text-style-name="P4" draw:layer="layout" svg:width="3.782cm" svg:height="1.141cm" svg:x="0.555cm" svg:y="11.683cm">
            <draw:text-box>
              <text:p/>
            </draw:text-box>
          </draw:frame>
          <draw:g>
            <draw:path draw:style-name="gr6" draw:text-style-name="P6" draw:layer="layout" svg:width="0.212cm" svg:height="0.212cm" svg:x="0.236cm" svg:y="12.147cm" svg:viewBox="0 0 213 213" svg:d="M213 106l-213 107v-213zM213 106z">
              <text:p/>
            </draw:path>
            <draw:polygon draw:style-name="gr5" draw:text-style-name="P4" draw:layer="layout" svg:width="0.212cm" svg:height="0.212cm" svg:x="0.236cm" svg:y="12.147cm" svg:viewBox="0 0 213 213" draw:points="213,106 0,213 0,0">
              <text:p/>
            </draw:polygon>
          </draw:g>
          <draw:frame draw:style-name="gr7" draw:text-style-name="P4" draw:layer="layout" svg:width="3.782cm" svg:height="1.141cm" svg:x="0.555cm" svg:y="12.572cm">
            <draw:text-box>
              <text:p/>
            </draw:text-box>
          </draw:frame>
          <draw:g>
            <draw:path draw:style-name="gr6" draw:text-style-name="P6" draw:layer="layout" svg:width="0.212cm" svg:height="0.212cm" svg:x="0.236cm" svg:y="13.036cm" svg:viewBox="0 0 213 213" svg:d="M213 106l-213 107v-213zM213 106z">
              <text:p/>
            </draw:path>
            <draw:polygon draw:style-name="gr5" draw:text-style-name="P4" draw:layer="layout" svg:width="0.212cm" svg:height="0.212cm" svg:x="0.236cm" svg:y="13.036cm" svg:viewBox="0 0 213 213" draw:points="213,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0.953cm" svg:height="0.953cm" svg:x="1.971cm" svg:y="1.138cm" svg:viewBox="0 0 954 954" draw:points="0,0 954,0 954,954 0,954">
            <text:p/>
          </draw:polygon>
        </draw:g>
        <draw:line draw:style-name="gr13" draw:text-style-name="P4" draw:layer="layout" svg:x1="4.949cm" svg:y1="5.143cm" svg:x2="19.713cm" svg:y2="5.143cm">
          <text:p/>
        </draw:line>
      </draw:page>
      <draw:page draw:name="page8" draw:style-name="dp1" draw:master-page-name="PM7">
        <draw:polygon draw:style-name="gr1" draw:text-style-name="P1" draw:layer="layout" svg:width="20.108cm" svg:height="121.92cm" svg:x="0cm" svg:y="0cm" svg:viewBox="0 0 20109 121921" draw:points="0,0 20109,0 20109,121921 0,121921">
          <text:p/>
        </draw:polygon>
        <draw:polygon draw:style-name="gr34" draw:text-style-name="P18" draw:layer="layout" svg:width="4.686cm" svg:height="25.241cm" svg:x="0.005cm" svg:y="2.701cm" svg:viewBox="0 0 4687 25242" draw:points="0,0 4687,0 4687,25242 0,25242">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g>
          <draw:g>
            <draw:polygon draw:style-name="gr20" draw:text-style-name="P4" draw:layer="layout" svg:width="3.782cm" svg:height="0.87cm" svg:x="0.555cm" svg:y="2.906cm" svg:viewBox="0 0 3783 871" draw:points="0,0 3783,0 3783,871 0,871">
              <text:p/>
            </draw:polygon>
            <draw:frame draw:style-name="gr21" draw:text-style-name="P4" draw:layer="layout" svg:width="3.782cm" svg:height="0.781cm" svg:x="0.555cm" svg:y="2.994cm">
              <draw:text-box>
                <text:p text:style-name="P3"><text:span text:style-name="T2">The Boxer App </text:span></text:p>
              </draw:text-box>
            </draw:frame>
          </draw:g>
          <draw:g>
            <draw:path draw:style-name="gr6" draw:text-style-name="P6" draw:layer="layout" svg:width="0.212cm" svg:height="0.212cm" svg:x="0.236cm" svg:y="3.257cm" svg:viewBox="0 0 213 213" svg:d="M213 106l-213 107v-213zM213 106z">
              <text:p/>
            </draw:path>
            <draw:polygon draw:style-name="gr5" draw:text-style-name="P4" draw:layer="layout" svg:width="0.212cm" svg:height="0.212cm" svg:x="0.236cm" svg:y="3.257cm" svg:viewBox="0 0 213 213" draw:points="213,106 0,213 0,0">
              <text:p/>
            </draw:polygon>
          </draw:g>
          <draw:frame draw:style-name="gr3" draw:text-style-name="P4" draw:layer="layout" svg:width="3.782cm" svg:height="0.826cm" svg:x="0.555cm" svg:y="3.839cm">
            <draw:text-box>
              <text:p text:style-name="P3"><text:span text:style-name="T2">How It Works </text:span></text:p>
            </draw:text-box>
          </draw:frame>
          <draw:g>
            <draw:path draw:style-name="gr6" draw:text-style-name="P6" draw:layer="layout" svg:width="0.212cm" svg:height="0.212cm" svg:x="0.236cm" svg:y="4.146cm" svg:viewBox="0 0 213 213" svg:d="M213 106l-213 107v-213zM213 106z">
              <text:p/>
            </draw:path>
            <draw:polygon draw:style-name="gr5" draw:text-style-name="P4" draw:layer="layout" svg:width="0.212cm" svg:height="0.212cm" svg:x="0.236cm" svg:y="4.146cm" svg:viewBox="0 0 213 213" draw:points="213,106 0,213 0,0">
              <text:p/>
            </draw:polygon>
          </draw:g>
          <draw:frame draw:style-name="gr3" draw:text-style-name="P4" draw:layer="layout" svg:width="3.782cm" svg:height="0.826cm" svg:x="0.555cm" svg:y="4.728cm">
            <draw:text-box>
              <text:p text:style-name="P3"><text:span text:style-name="T2">Example Videos </text:span></text:p>
            </draw:text-box>
          </draw:frame>
          <draw:g>
            <draw:path draw:style-name="gr6" draw:text-style-name="P6" draw:layer="layout" svg:width="0.212cm" svg:height="0.212cm" svg:x="0.236cm" svg:y="5.035cm" svg:viewBox="0 0 213 213" svg:d="M213 106l-213 107v-213zM213 106z">
              <text:p/>
            </draw:path>
            <draw:polygon draw:style-name="gr5" draw:text-style-name="P4" draw:layer="layout" svg:width="0.212cm" svg:height="0.212cm" svg:x="0.236cm" svg:y="5.035cm" svg:viewBox="0 0 213 213" draw:points="213,106 0,213 0,0">
              <text:p/>
            </draw:polygon>
          </draw:g>
          <draw:frame draw:style-name="gr3" draw:text-style-name="P4" draw:layer="layout" svg:width="3.782cm" svg:height="0.826cm" svg:x="0.555cm" svg:y="5.617cm">
            <draw:text-box>
              <text:p text:style-name="P3"><text:span text:style-name="T2">Credits </text:span></text:p>
            </draw:text-box>
          </draw:frame>
          <draw:g>
            <draw:path draw:style-name="gr6" draw:text-style-name="P6" draw:layer="layout" svg:width="0.212cm" svg:height="0.212cm" svg:x="0.236cm" svg:y="5.924cm" svg:viewBox="0 0 213 213" svg:d="M213 106l-213 107v-213zM213 106z">
              <text:p/>
            </draw:path>
            <draw:polygon draw:style-name="gr5" draw:text-style-name="P4" draw:layer="layout" svg:width="0.212cm" svg:height="0.212cm" svg:x="0.236cm" svg:y="5.924cm" svg:viewBox="0 0 213 213" draw:points="213,106 0,213 0,0">
              <text:p/>
            </draw:polygon>
          </draw:g>
          <draw:frame draw:style-name="gr7" draw:text-style-name="P4" draw:layer="layout" svg:width="3.782cm" svg:height="1.141cm" svg:x="0.555cm" svg:y="6.349cm">
            <draw:text-box>
              <text:p/>
            </draw:text-box>
          </draw:frame>
          <draw:g>
            <draw:path draw:style-name="gr6" draw:text-style-name="P6" draw:layer="layout" svg:width="0.212cm" svg:height="0.212cm" svg:x="0.236cm" svg:y="6.813cm" svg:viewBox="0 0 213 213" svg:d="M213 106l-213 107v-213zM213 106z">
              <text:p/>
            </draw:path>
            <draw:polygon draw:style-name="gr5" draw:text-style-name="P4" draw:layer="layout" svg:width="0.212cm" svg:height="0.212cm" svg:x="0.236cm" svg:y="6.813cm" svg:viewBox="0 0 213 213" draw:points="213,106 0,213 0,0">
              <text:p/>
            </draw:polygon>
          </draw:g>
          <draw:frame draw:style-name="gr7" draw:text-style-name="P4" draw:layer="layout" svg:width="3.782cm" svg:height="1.141cm" svg:x="0.555cm" svg:y="7.238cm">
            <draw:text-box>
              <text:p/>
            </draw:text-box>
          </draw:frame>
          <draw:g>
            <draw:path draw:style-name="gr6" draw:text-style-name="P6" draw:layer="layout" svg:width="0.212cm" svg:height="0.212cm" svg:x="0.236cm" svg:y="7.702cm" svg:viewBox="0 0 213 213" svg:d="M213 106l-213 107v-213zM213 106z">
              <text:p/>
            </draw:path>
            <draw:polygon draw:style-name="gr5" draw:text-style-name="P4" draw:layer="layout" svg:width="0.212cm" svg:height="0.212cm" svg:x="0.236cm" svg:y="7.702cm" svg:viewBox="0 0 213 213" draw:points="213,106 0,213 0,0">
              <text:p/>
            </draw:polygon>
          </draw:g>
          <draw:frame draw:style-name="gr7" draw:text-style-name="P4" draw:layer="layout" svg:width="3.782cm" svg:height="1.141cm" svg:x="0.555cm" svg:y="8.127cm">
            <draw:text-box>
              <text:p/>
            </draw:text-box>
          </draw:frame>
          <draw:g>
            <draw:path draw:style-name="gr6" draw:text-style-name="P6" draw:layer="layout" svg:width="0.212cm" svg:height="0.212cm" svg:x="0.236cm" svg:y="8.591cm" svg:viewBox="0 0 213 213" svg:d="M213 106l-213 107v-213zM213 106z">
              <text:p/>
            </draw:path>
            <draw:polygon draw:style-name="gr5" draw:text-style-name="P4" draw:layer="layout" svg:width="0.212cm" svg:height="0.212cm" svg:x="0.236cm" svg:y="8.591cm" svg:viewBox="0 0 213 213" draw:points="213,106 0,213 0,0">
              <text:p/>
            </draw:polygon>
          </draw:g>
          <draw:frame draw:style-name="gr7" draw:text-style-name="P4" draw:layer="layout" svg:width="3.782cm" svg:height="1.141cm" svg:x="0.555cm" svg:y="9.016cm">
            <draw:text-box>
              <text:p/>
            </draw:text-box>
          </draw:frame>
          <draw:g>
            <draw:path draw:style-name="gr4" draw:text-style-name="P5" draw:layer="layout" svg:width="0.212cm" svg:height="0.212cm" svg:x="0.236cm" svg:y="9.48cm" svg:viewBox="0 0 213 213" svg:d="M213 106l-213 107v-213zM213 106z">
              <text:p/>
            </draw:path>
            <draw:polygon draw:style-name="gr5" draw:text-style-name="P4" draw:layer="layout" svg:width="0.212cm" svg:height="0.212cm" svg:x="0.236cm" svg:y="9.48cm" svg:viewBox="0 0 213 213" draw:points="213,106 0,213 0,0">
              <text:p/>
            </draw:polygon>
          </draw:g>
          <draw:frame draw:style-name="gr7" draw:text-style-name="P4" draw:layer="layout" svg:width="3.782cm" svg:height="1.141cm" svg:x="0.555cm" svg:y="9.905cm">
            <draw:text-box>
              <text:p/>
            </draw:text-box>
          </draw:frame>
          <draw:g>
            <draw:path draw:style-name="gr6" draw:text-style-name="P6" draw:layer="layout" svg:width="0.212cm" svg:height="0.212cm" svg:x="0.236cm" svg:y="10.369cm" svg:viewBox="0 0 213 213" svg:d="M213 106l-213 107v-213zM213 106z">
              <text:p/>
            </draw:path>
            <draw:polygon draw:style-name="gr5" draw:text-style-name="P4" draw:layer="layout" svg:width="0.212cm" svg:height="0.212cm" svg:x="0.236cm" svg:y="10.369cm" svg:viewBox="0 0 213 213" draw:points="213,106 0,213 0,0">
              <text:p/>
            </draw:polygon>
          </draw:g>
          <draw:frame draw:style-name="gr7" draw:text-style-name="P4" draw:layer="layout" svg:width="3.782cm" svg:height="1.141cm" svg:x="0.555cm" svg:y="10.794cm">
            <draw:text-box>
              <text:p/>
            </draw:text-box>
          </draw:frame>
          <draw:g>
            <draw:path draw:style-name="gr6" draw:text-style-name="P6" draw:layer="layout" svg:width="0.212cm" svg:height="0.212cm" svg:x="0.236cm" svg:y="11.258cm" svg:viewBox="0 0 213 213" svg:d="M213 106l-213 107v-213zM213 106z">
              <text:p/>
            </draw:path>
            <draw:polygon draw:style-name="gr5" draw:text-style-name="P4" draw:layer="layout" svg:width="0.212cm" svg:height="0.212cm" svg:x="0.236cm" svg:y="11.258cm" svg:viewBox="0 0 213 213" draw:points="213,106 0,213 0,0">
              <text:p/>
            </draw:polygon>
          </draw:g>
          <draw:frame draw:style-name="gr7" draw:text-style-name="P4" draw:layer="layout" svg:width="3.782cm" svg:height="1.141cm" svg:x="0.555cm" svg:y="11.683cm">
            <draw:text-box>
              <text:p/>
            </draw:text-box>
          </draw:frame>
          <draw:g>
            <draw:path draw:style-name="gr6" draw:text-style-name="P6" draw:layer="layout" svg:width="0.212cm" svg:height="0.212cm" svg:x="0.236cm" svg:y="12.147cm" svg:viewBox="0 0 213 213" svg:d="M213 106l-213 107v-213zM213 106z">
              <text:p/>
            </draw:path>
            <draw:polygon draw:style-name="gr5" draw:text-style-name="P4" draw:layer="layout" svg:width="0.212cm" svg:height="0.212cm" svg:x="0.236cm" svg:y="12.147cm" svg:viewBox="0 0 213 213" draw:points="213,106 0,213 0,0">
              <text:p/>
            </draw:polygon>
          </draw:g>
          <draw:frame draw:style-name="gr7" draw:text-style-name="P4" draw:layer="layout" svg:width="3.782cm" svg:height="1.141cm" svg:x="0.555cm" svg:y="12.572cm">
            <draw:text-box>
              <text:p/>
            </draw:text-box>
          </draw:frame>
          <draw:g>
            <draw:path draw:style-name="gr6" draw:text-style-name="P6" draw:layer="layout" svg:width="0.212cm" svg:height="0.212cm" svg:x="0.236cm" svg:y="13.036cm" svg:viewBox="0 0 213 213" svg:d="M213 106l-213 107v-213zM213 106z">
              <text:p/>
            </draw:path>
            <draw:polygon draw:style-name="gr5" draw:text-style-name="P4" draw:layer="layout" svg:width="0.212cm" svg:height="0.212cm" svg:x="0.236cm" svg:y="13.036cm" svg:viewBox="0 0 213 213" draw:points="213,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0.953cm" svg:height="0.953cm" svg:x="1.971cm" svg:y="1.138cm" svg:viewBox="0 0 954 954" draw:points="0,0 954,0 954,954 0,954">
            <text:p/>
          </draw:polygon>
        </draw:g>
        <draw:frame draw:style-name="gr35" draw:text-style-name="P4" draw:layer="layout" svg:width="13.795cm" svg:height="19.196cm" svg:x="4.938cm" svg:y="6.416cm">
          <draw:text-box>
            <text:p text:style-name="P8"><text:span text:style-name="T14">#</text:span><text:span text:style-name="T8"> </text:span></text:p>
            <text:p text:style-name="P8"><text:span text:style-name="T8"/></text:p>
          </draw:text-box>
        </draw:frame>
        <draw:frame draw:style-name="gr36" draw:text-style-name="P4" draw:layer="layout" svg:width="9.762cm" svg:height="1.139cm" svg:x="4.868cm" svg:y="26.027cm">
          <draw:text-box>
            <text:p/>
          </draw:text-box>
        </draw:frame>
        <draw:line draw:style-name="gr13" draw:text-style-name="P4" draw:layer="layout" svg:x1="4.949cm" svg:y1="5.143cm" svg:x2="19.713cm" svg:y2="5.143cm">
          <text:p/>
        </draw:line>
      </draw:page>
      <draw:page draw:name="page9" draw:style-name="dp1" draw:master-page-name="PM8">
        <draw:polygon draw:style-name="gr1" draw:text-style-name="P1" draw:layer="layout" svg:width="20.108cm" svg:height="121.92cm" svg:x="0cm" svg:y="0cm" svg:viewBox="0 0 20109 121921" draw:points="0,0 20109,0 20109,121921 0,121921">
          <text:p/>
        </draw:polygon>
        <draw:polygon draw:style-name="gr34" draw:text-style-name="P18" draw:layer="layout" svg:width="4.686cm" svg:height="25.241cm" svg:x="0.005cm" svg:y="2.701cm" svg:viewBox="0 0 4687 25242" draw:points="0,0 4687,0 4687,25242 0,25242">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g>
          <draw:g>
            <draw:polygon draw:style-name="gr20" draw:text-style-name="P4" draw:layer="layout" svg:width="3.782cm" svg:height="0.87cm" svg:x="0.555cm" svg:y="2.906cm" svg:viewBox="0 0 3783 871" draw:points="0,0 3783,0 3783,871 0,871">
              <text:p/>
            </draw:polygon>
            <draw:frame draw:style-name="gr21" draw:text-style-name="P4" draw:layer="layout" svg:width="3.782cm" svg:height="0.781cm" svg:x="0.555cm" svg:y="2.994cm">
              <draw:text-box>
                <text:p text:style-name="P3"><text:span text:style-name="T2">The Boxer App </text:span></text:p>
              </draw:text-box>
            </draw:frame>
          </draw:g>
          <draw:g>
            <draw:path draw:style-name="gr6" draw:text-style-name="P6" draw:layer="layout" svg:width="0.212cm" svg:height="0.212cm" svg:x="0.236cm" svg:y="3.257cm" svg:viewBox="0 0 213 213" svg:d="M213 106l-213 107v-213zM213 106z">
              <text:p/>
            </draw:path>
            <draw:polygon draw:style-name="gr5" draw:text-style-name="P4" draw:layer="layout" svg:width="0.212cm" svg:height="0.212cm" svg:x="0.236cm" svg:y="3.257cm" svg:viewBox="0 0 213 213" draw:points="213,106 0,213 0,0">
              <text:p/>
            </draw:polygon>
          </draw:g>
          <draw:frame draw:style-name="gr3" draw:text-style-name="P4" draw:layer="layout" svg:width="3.782cm" svg:height="0.826cm" svg:x="0.555cm" svg:y="3.839cm">
            <draw:text-box>
              <text:p text:style-name="P3"><text:span text:style-name="T2">How It Works </text:span></text:p>
            </draw:text-box>
          </draw:frame>
          <draw:g>
            <draw:path draw:style-name="gr6" draw:text-style-name="P6" draw:layer="layout" svg:width="0.212cm" svg:height="0.212cm" svg:x="0.236cm" svg:y="4.146cm" svg:viewBox="0 0 213 213" svg:d="M213 106l-213 107v-213zM213 106z">
              <text:p/>
            </draw:path>
            <draw:polygon draw:style-name="gr5" draw:text-style-name="P4" draw:layer="layout" svg:width="0.212cm" svg:height="0.212cm" svg:x="0.236cm" svg:y="4.146cm" svg:viewBox="0 0 213 213" draw:points="213,106 0,213 0,0">
              <text:p/>
            </draw:polygon>
          </draw:g>
          <draw:frame draw:style-name="gr3" draw:text-style-name="P4" draw:layer="layout" svg:width="3.782cm" svg:height="0.826cm" svg:x="0.555cm" svg:y="4.728cm">
            <draw:text-box>
              <text:p text:style-name="P3"><text:span text:style-name="T2">Example Videos </text:span></text:p>
            </draw:text-box>
          </draw:frame>
          <draw:g>
            <draw:path draw:style-name="gr6" draw:text-style-name="P6" draw:layer="layout" svg:width="0.212cm" svg:height="0.212cm" svg:x="0.236cm" svg:y="5.035cm" svg:viewBox="0 0 213 213" svg:d="M213 106l-213 107v-213zM213 106z">
              <text:p/>
            </draw:path>
            <draw:polygon draw:style-name="gr5" draw:text-style-name="P4" draw:layer="layout" svg:width="0.212cm" svg:height="0.212cm" svg:x="0.236cm" svg:y="5.035cm" svg:viewBox="0 0 213 213" draw:points="213,106 0,213 0,0">
              <text:p/>
            </draw:polygon>
          </draw:g>
          <draw:frame draw:style-name="gr3" draw:text-style-name="P4" draw:layer="layout" svg:width="3.782cm" svg:height="0.826cm" svg:x="0.555cm" svg:y="5.617cm">
            <draw:text-box>
              <text:p text:style-name="P3"><text:span text:style-name="T2">Credits </text:span></text:p>
            </draw:text-box>
          </draw:frame>
          <draw:g>
            <draw:path draw:style-name="gr6" draw:text-style-name="P6" draw:layer="layout" svg:width="0.212cm" svg:height="0.212cm" svg:x="0.236cm" svg:y="5.924cm" svg:viewBox="0 0 213 213" svg:d="M213 106l-213 107v-213zM213 106z">
              <text:p/>
            </draw:path>
            <draw:polygon draw:style-name="gr5" draw:text-style-name="P4" draw:layer="layout" svg:width="0.212cm" svg:height="0.212cm" svg:x="0.236cm" svg:y="5.924cm" svg:viewBox="0 0 213 213" draw:points="213,106 0,213 0,0">
              <text:p/>
            </draw:polygon>
          </draw:g>
          <draw:frame draw:style-name="gr7" draw:text-style-name="P4" draw:layer="layout" svg:width="3.782cm" svg:height="1.141cm" svg:x="0.555cm" svg:y="6.349cm">
            <draw:text-box>
              <text:p/>
            </draw:text-box>
          </draw:frame>
          <draw:g>
            <draw:path draw:style-name="gr6" draw:text-style-name="P6" draw:layer="layout" svg:width="0.212cm" svg:height="0.212cm" svg:x="0.236cm" svg:y="6.813cm" svg:viewBox="0 0 213 213" svg:d="M213 106l-213 107v-213zM213 106z">
              <text:p/>
            </draw:path>
            <draw:polygon draw:style-name="gr5" draw:text-style-name="P4" draw:layer="layout" svg:width="0.212cm" svg:height="0.212cm" svg:x="0.236cm" svg:y="6.813cm" svg:viewBox="0 0 213 213" draw:points="213,106 0,213 0,0">
              <text:p/>
            </draw:polygon>
          </draw:g>
          <draw:frame draw:style-name="gr7" draw:text-style-name="P4" draw:layer="layout" svg:width="3.782cm" svg:height="1.141cm" svg:x="0.555cm" svg:y="7.238cm">
            <draw:text-box>
              <text:p/>
            </draw:text-box>
          </draw:frame>
          <draw:g>
            <draw:path draw:style-name="gr6" draw:text-style-name="P6" draw:layer="layout" svg:width="0.212cm" svg:height="0.212cm" svg:x="0.236cm" svg:y="7.702cm" svg:viewBox="0 0 213 213" svg:d="M213 106l-213 107v-213zM213 106z">
              <text:p/>
            </draw:path>
            <draw:polygon draw:style-name="gr5" draw:text-style-name="P4" draw:layer="layout" svg:width="0.212cm" svg:height="0.212cm" svg:x="0.236cm" svg:y="7.702cm" svg:viewBox="0 0 213 213" draw:points="213,106 0,213 0,0">
              <text:p/>
            </draw:polygon>
          </draw:g>
          <draw:frame draw:style-name="gr7" draw:text-style-name="P4" draw:layer="layout" svg:width="3.782cm" svg:height="1.141cm" svg:x="0.555cm" svg:y="8.127cm">
            <draw:text-box>
              <text:p/>
            </draw:text-box>
          </draw:frame>
          <draw:g>
            <draw:path draw:style-name="gr6" draw:text-style-name="P6" draw:layer="layout" svg:width="0.212cm" svg:height="0.212cm" svg:x="0.236cm" svg:y="8.591cm" svg:viewBox="0 0 213 213" svg:d="M213 106l-213 107v-213zM213 106z">
              <text:p/>
            </draw:path>
            <draw:polygon draw:style-name="gr5" draw:text-style-name="P4" draw:layer="layout" svg:width="0.212cm" svg:height="0.212cm" svg:x="0.236cm" svg:y="8.591cm" svg:viewBox="0 0 213 213" draw:points="213,106 0,213 0,0">
              <text:p/>
            </draw:polygon>
          </draw:g>
          <draw:frame draw:style-name="gr7" draw:text-style-name="P4" draw:layer="layout" svg:width="3.782cm" svg:height="1.141cm" svg:x="0.555cm" svg:y="9.016cm">
            <draw:text-box>
              <text:p/>
            </draw:text-box>
          </draw:frame>
          <draw:g>
            <draw:path draw:style-name="gr6" draw:text-style-name="P6" draw:layer="layout" svg:width="0.212cm" svg:height="0.212cm" svg:x="0.236cm" svg:y="9.48cm" svg:viewBox="0 0 213 213" svg:d="M213 106l-213 107v-213zM213 106z">
              <text:p/>
            </draw:path>
            <draw:polygon draw:style-name="gr5" draw:text-style-name="P4" draw:layer="layout" svg:width="0.212cm" svg:height="0.212cm" svg:x="0.236cm" svg:y="9.48cm" svg:viewBox="0 0 213 213" draw:points="213,106 0,213 0,0">
              <text:p/>
            </draw:polygon>
          </draw:g>
          <draw:frame draw:style-name="gr7" draw:text-style-name="P4" draw:layer="layout" svg:width="3.782cm" svg:height="1.141cm" svg:x="0.555cm" svg:y="9.905cm">
            <draw:text-box>
              <text:p/>
            </draw:text-box>
          </draw:frame>
          <draw:g>
            <draw:path draw:style-name="gr4" draw:text-style-name="P5" draw:layer="layout" svg:width="0.212cm" svg:height="0.212cm" svg:x="0.236cm" svg:y="10.369cm" svg:viewBox="0 0 213 213" svg:d="M213 106l-213 107v-213zM213 106z">
              <text:p/>
            </draw:path>
            <draw:polygon draw:style-name="gr5" draw:text-style-name="P4" draw:layer="layout" svg:width="0.212cm" svg:height="0.212cm" svg:x="0.236cm" svg:y="10.369cm" svg:viewBox="0 0 213 213" draw:points="213,106 0,213 0,0">
              <text:p/>
            </draw:polygon>
          </draw:g>
          <draw:frame draw:style-name="gr7" draw:text-style-name="P4" draw:layer="layout" svg:width="3.782cm" svg:height="1.141cm" svg:x="0.555cm" svg:y="10.794cm">
            <draw:text-box>
              <text:p/>
            </draw:text-box>
          </draw:frame>
          <draw:g>
            <draw:path draw:style-name="gr6" draw:text-style-name="P6" draw:layer="layout" svg:width="0.212cm" svg:height="0.212cm" svg:x="0.236cm" svg:y="11.258cm" svg:viewBox="0 0 213 213" svg:d="M213 106l-213 107v-213zM213 106z">
              <text:p/>
            </draw:path>
            <draw:polygon draw:style-name="gr5" draw:text-style-name="P4" draw:layer="layout" svg:width="0.212cm" svg:height="0.212cm" svg:x="0.236cm" svg:y="11.258cm" svg:viewBox="0 0 213 213" draw:points="213,106 0,213 0,0">
              <text:p/>
            </draw:polygon>
          </draw:g>
          <draw:frame draw:style-name="gr7" draw:text-style-name="P4" draw:layer="layout" svg:width="3.782cm" svg:height="1.141cm" svg:x="0.555cm" svg:y="11.683cm">
            <draw:text-box>
              <text:p/>
            </draw:text-box>
          </draw:frame>
          <draw:g>
            <draw:path draw:style-name="gr6" draw:text-style-name="P6" draw:layer="layout" svg:width="0.212cm" svg:height="0.212cm" svg:x="0.236cm" svg:y="12.147cm" svg:viewBox="0 0 213 213" svg:d="M213 106l-213 107v-213zM213 106z">
              <text:p/>
            </draw:path>
            <draw:polygon draw:style-name="gr5" draw:text-style-name="P4" draw:layer="layout" svg:width="0.212cm" svg:height="0.212cm" svg:x="0.236cm" svg:y="12.147cm" svg:viewBox="0 0 213 213" draw:points="213,106 0,213 0,0">
              <text:p/>
            </draw:polygon>
          </draw:g>
          <draw:frame draw:style-name="gr7" draw:text-style-name="P4" draw:layer="layout" svg:width="3.782cm" svg:height="1.141cm" svg:x="0.555cm" svg:y="12.572cm">
            <draw:text-box>
              <text:p/>
            </draw:text-box>
          </draw:frame>
          <draw:g>
            <draw:path draw:style-name="gr6" draw:text-style-name="P6" draw:layer="layout" svg:width="0.212cm" svg:height="0.212cm" svg:x="0.236cm" svg:y="13.036cm" svg:viewBox="0 0 213 213" svg:d="M213 106l-213 107v-213zM213 106z">
              <text:p/>
            </draw:path>
            <draw:polygon draw:style-name="gr5" draw:text-style-name="P4" draw:layer="layout" svg:width="0.212cm" svg:height="0.212cm" svg:x="0.236cm" svg:y="13.036cm" svg:viewBox="0 0 213 213" draw:points="213,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1.905cm" svg:height="1.905cm" svg:x="1.495cm" svg:y="0.661cm" svg:viewBox="0 0 1906 1906" draw:points="0,0 1906,0 1906,1906 0,1906">
            <text:p/>
          </draw:polygon>
        </draw:g>
        <draw:line draw:style-name="gr13" draw:text-style-name="P4" draw:layer="layout" svg:x1="4.949cm" svg:y1="5.143cm" svg:x2="19.713cm" svg:y2="5.143cm">
          <text:p/>
        </draw:line>
      </draw:page>
      <draw:page draw:name="page10" draw:style-name="dp1" draw:master-page-name="PM9">
        <draw:polygon draw:style-name="gr1" draw:text-style-name="P1" draw:layer="layout" svg:width="20.108cm" svg:height="121.92cm" svg:x="0cm" svg:y="0cm" svg:viewBox="0 0 20109 121921" draw:points="0,0 20109,0 20109,121921 0,121921">
          <text:p/>
        </draw:polygon>
        <draw:polygon draw:style-name="gr34" draw:text-style-name="P18" draw:layer="layout" svg:width="4.686cm" svg:height="25.241cm" svg:x="0.005cm" svg:y="2.701cm" svg:viewBox="0 0 4687 25242" draw:points="0,0 4687,0 4687,25242 0,25242">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g>
          <draw:g>
            <draw:polygon draw:style-name="gr20" draw:text-style-name="P4" draw:layer="layout" svg:width="3.782cm" svg:height="0.87cm" svg:x="0.555cm" svg:y="2.906cm" svg:viewBox="0 0 3783 871" draw:points="0,0 3783,0 3783,871 0,871">
              <text:p/>
            </draw:polygon>
            <draw:frame draw:style-name="gr21" draw:text-style-name="P4" draw:layer="layout" svg:width="3.782cm" svg:height="0.781cm" svg:x="0.555cm" svg:y="2.994cm">
              <draw:text-box>
                <text:p text:style-name="P3"><text:span text:style-name="T2">The Boxer App </text:span></text:p>
              </draw:text-box>
            </draw:frame>
          </draw:g>
          <draw:g>
            <draw:path draw:style-name="gr6" draw:text-style-name="P6" draw:layer="layout" svg:width="0.212cm" svg:height="0.212cm" svg:x="0.236cm" svg:y="3.257cm" svg:viewBox="0 0 213 213" svg:d="M213 106l-213 107v-213zM213 106z">
              <text:p/>
            </draw:path>
            <draw:polygon draw:style-name="gr5" draw:text-style-name="P4" draw:layer="layout" svg:width="0.212cm" svg:height="0.212cm" svg:x="0.236cm" svg:y="3.257cm" svg:viewBox="0 0 213 213" draw:points="213,106 0,213 0,0">
              <text:p/>
            </draw:polygon>
          </draw:g>
          <draw:frame draw:style-name="gr3" draw:text-style-name="P4" draw:layer="layout" svg:width="3.782cm" svg:height="0.826cm" svg:x="0.555cm" svg:y="3.839cm">
            <draw:text-box>
              <text:p text:style-name="P3"><text:span text:style-name="T2">How It Works </text:span></text:p>
            </draw:text-box>
          </draw:frame>
          <draw:g>
            <draw:path draw:style-name="gr6" draw:text-style-name="P6" draw:layer="layout" svg:width="0.212cm" svg:height="0.212cm" svg:x="0.236cm" svg:y="4.146cm" svg:viewBox="0 0 213 213" svg:d="M213 106l-213 107v-213zM213 106z">
              <text:p/>
            </draw:path>
            <draw:polygon draw:style-name="gr5" draw:text-style-name="P4" draw:layer="layout" svg:width="0.212cm" svg:height="0.212cm" svg:x="0.236cm" svg:y="4.146cm" svg:viewBox="0 0 213 213" draw:points="213,106 0,213 0,0">
              <text:p/>
            </draw:polygon>
          </draw:g>
          <draw:frame draw:style-name="gr3" draw:text-style-name="P4" draw:layer="layout" svg:width="3.782cm" svg:height="0.826cm" svg:x="0.555cm" svg:y="4.728cm">
            <draw:text-box>
              <text:p text:style-name="P3"><text:span text:style-name="T2">Example Videos </text:span></text:p>
            </draw:text-box>
          </draw:frame>
          <draw:g>
            <draw:path draw:style-name="gr6" draw:text-style-name="P6" draw:layer="layout" svg:width="0.212cm" svg:height="0.212cm" svg:x="0.236cm" svg:y="5.035cm" svg:viewBox="0 0 213 213" svg:d="M213 106l-213 107v-213zM213 106z">
              <text:p/>
            </draw:path>
            <draw:polygon draw:style-name="gr5" draw:text-style-name="P4" draw:layer="layout" svg:width="0.212cm" svg:height="0.212cm" svg:x="0.236cm" svg:y="5.035cm" svg:viewBox="0 0 213 213" draw:points="213,106 0,213 0,0">
              <text:p/>
            </draw:polygon>
          </draw:g>
          <draw:frame draw:style-name="gr3" draw:text-style-name="P4" draw:layer="layout" svg:width="3.782cm" svg:height="0.826cm" svg:x="0.555cm" svg:y="5.617cm">
            <draw:text-box>
              <text:p text:style-name="P3"><text:span text:style-name="T2">Credits </text:span></text:p>
            </draw:text-box>
          </draw:frame>
          <draw:g>
            <draw:path draw:style-name="gr6" draw:text-style-name="P6" draw:layer="layout" svg:width="0.212cm" svg:height="0.212cm" svg:x="0.236cm" svg:y="5.924cm" svg:viewBox="0 0 213 213" svg:d="M213 106l-213 107v-213zM213 106z">
              <text:p/>
            </draw:path>
            <draw:polygon draw:style-name="gr5" draw:text-style-name="P4" draw:layer="layout" svg:width="0.212cm" svg:height="0.212cm" svg:x="0.236cm" svg:y="5.924cm" svg:viewBox="0 0 213 213" draw:points="213,106 0,213 0,0">
              <text:p/>
            </draw:polygon>
          </draw:g>
          <draw:frame draw:style-name="gr7" draw:text-style-name="P4" draw:layer="layout" svg:width="3.782cm" svg:height="1.141cm" svg:x="0.555cm" svg:y="6.349cm">
            <draw:text-box>
              <text:p/>
            </draw:text-box>
          </draw:frame>
          <draw:g>
            <draw:path draw:style-name="gr6" draw:text-style-name="P6" draw:layer="layout" svg:width="0.212cm" svg:height="0.212cm" svg:x="0.236cm" svg:y="6.813cm" svg:viewBox="0 0 213 213" svg:d="M213 106l-213 107v-213zM213 106z">
              <text:p/>
            </draw:path>
            <draw:polygon draw:style-name="gr5" draw:text-style-name="P4" draw:layer="layout" svg:width="0.212cm" svg:height="0.212cm" svg:x="0.236cm" svg:y="6.813cm" svg:viewBox="0 0 213 213" draw:points="213,106 0,213 0,0">
              <text:p/>
            </draw:polygon>
          </draw:g>
          <draw:frame draw:style-name="gr7" draw:text-style-name="P4" draw:layer="layout" svg:width="3.782cm" svg:height="1.141cm" svg:x="0.555cm" svg:y="7.238cm">
            <draw:text-box>
              <text:p/>
            </draw:text-box>
          </draw:frame>
          <draw:g>
            <draw:path draw:style-name="gr6" draw:text-style-name="P6" draw:layer="layout" svg:width="0.212cm" svg:height="0.212cm" svg:x="0.236cm" svg:y="7.702cm" svg:viewBox="0 0 213 213" svg:d="M213 106l-213 107v-213zM213 106z">
              <text:p/>
            </draw:path>
            <draw:polygon draw:style-name="gr5" draw:text-style-name="P4" draw:layer="layout" svg:width="0.212cm" svg:height="0.212cm" svg:x="0.236cm" svg:y="7.702cm" svg:viewBox="0 0 213 213" draw:points="213,106 0,213 0,0">
              <text:p/>
            </draw:polygon>
          </draw:g>
          <draw:frame draw:style-name="gr7" draw:text-style-name="P4" draw:layer="layout" svg:width="3.782cm" svg:height="1.141cm" svg:x="0.555cm" svg:y="8.127cm">
            <draw:text-box>
              <text:p/>
            </draw:text-box>
          </draw:frame>
          <draw:g>
            <draw:path draw:style-name="gr6" draw:text-style-name="P6" draw:layer="layout" svg:width="0.212cm" svg:height="0.212cm" svg:x="0.236cm" svg:y="8.591cm" svg:viewBox="0 0 213 213" svg:d="M213 106l-213 107v-213zM213 106z">
              <text:p/>
            </draw:path>
            <draw:polygon draw:style-name="gr5" draw:text-style-name="P4" draw:layer="layout" svg:width="0.212cm" svg:height="0.212cm" svg:x="0.236cm" svg:y="8.591cm" svg:viewBox="0 0 213 213" draw:points="213,106 0,213 0,0">
              <text:p/>
            </draw:polygon>
          </draw:g>
          <draw:frame draw:style-name="gr7" draw:text-style-name="P4" draw:layer="layout" svg:width="3.782cm" svg:height="1.141cm" svg:x="0.555cm" svg:y="9.016cm">
            <draw:text-box>
              <text:p/>
            </draw:text-box>
          </draw:frame>
          <draw:g>
            <draw:path draw:style-name="gr6" draw:text-style-name="P6" draw:layer="layout" svg:width="0.212cm" svg:height="0.212cm" svg:x="0.236cm" svg:y="9.48cm" svg:viewBox="0 0 213 213" svg:d="M213 106l-213 107v-213zM213 106z">
              <text:p/>
            </draw:path>
            <draw:polygon draw:style-name="gr5" draw:text-style-name="P4" draw:layer="layout" svg:width="0.212cm" svg:height="0.212cm" svg:x="0.236cm" svg:y="9.48cm" svg:viewBox="0 0 213 213" draw:points="213,106 0,213 0,0">
              <text:p/>
            </draw:polygon>
          </draw:g>
          <draw:frame draw:style-name="gr7" draw:text-style-name="P4" draw:layer="layout" svg:width="3.782cm" svg:height="1.141cm" svg:x="0.555cm" svg:y="9.905cm">
            <draw:text-box>
              <text:p/>
            </draw:text-box>
          </draw:frame>
          <draw:g>
            <draw:path draw:style-name="gr6" draw:text-style-name="P6" draw:layer="layout" svg:width="0.212cm" svg:height="0.212cm" svg:x="0.236cm" svg:y="10.369cm" svg:viewBox="0 0 213 213" svg:d="M213 106l-213 107v-213zM213 106z">
              <text:p/>
            </draw:path>
            <draw:polygon draw:style-name="gr5" draw:text-style-name="P4" draw:layer="layout" svg:width="0.212cm" svg:height="0.212cm" svg:x="0.236cm" svg:y="10.369cm" svg:viewBox="0 0 213 213" draw:points="213,106 0,213 0,0">
              <text:p/>
            </draw:polygon>
          </draw:g>
          <draw:frame draw:style-name="gr7" draw:text-style-name="P4" draw:layer="layout" svg:width="3.782cm" svg:height="1.141cm" svg:x="0.555cm" svg:y="10.794cm">
            <draw:text-box>
              <text:p/>
            </draw:text-box>
          </draw:frame>
          <draw:g>
            <draw:path draw:style-name="gr4" draw:text-style-name="P5" draw:layer="layout" svg:width="0.212cm" svg:height="0.212cm" svg:x="0.236cm" svg:y="11.258cm" svg:viewBox="0 0 213 213" svg:d="M213 106l-213 107v-213zM213 106z">
              <text:p/>
            </draw:path>
            <draw:polygon draw:style-name="gr5" draw:text-style-name="P4" draw:layer="layout" svg:width="0.212cm" svg:height="0.212cm" svg:x="0.236cm" svg:y="11.258cm" svg:viewBox="0 0 213 213" draw:points="213,106 0,213 0,0">
              <text:p/>
            </draw:polygon>
          </draw:g>
          <draw:frame draw:style-name="gr7" draw:text-style-name="P4" draw:layer="layout" svg:width="3.782cm" svg:height="1.141cm" svg:x="0.555cm" svg:y="11.683cm">
            <draw:text-box>
              <text:p/>
            </draw:text-box>
          </draw:frame>
          <draw:g>
            <draw:path draw:style-name="gr6" draw:text-style-name="P6" draw:layer="layout" svg:width="0.212cm" svg:height="0.212cm" svg:x="0.236cm" svg:y="12.147cm" svg:viewBox="0 0 213 213" svg:d="M213 106l-213 107v-213zM213 106z">
              <text:p/>
            </draw:path>
            <draw:polygon draw:style-name="gr5" draw:text-style-name="P4" draw:layer="layout" svg:width="0.212cm" svg:height="0.212cm" svg:x="0.236cm" svg:y="12.147cm" svg:viewBox="0 0 213 213" draw:points="213,106 0,213 0,0">
              <text:p/>
            </draw:polygon>
          </draw:g>
          <draw:frame draw:style-name="gr7" draw:text-style-name="P4" draw:layer="layout" svg:width="3.782cm" svg:height="1.141cm" svg:x="0.555cm" svg:y="12.572cm">
            <draw:text-box>
              <text:p/>
            </draw:text-box>
          </draw:frame>
          <draw:g>
            <draw:path draw:style-name="gr6" draw:text-style-name="P6" draw:layer="layout" svg:width="0.212cm" svg:height="0.212cm" svg:x="0.236cm" svg:y="13.036cm" svg:viewBox="0 0 213 213" svg:d="M213 106l-213 107v-213zM213 106z">
              <text:p/>
            </draw:path>
            <draw:polygon draw:style-name="gr5" draw:text-style-name="P4" draw:layer="layout" svg:width="0.212cm" svg:height="0.212cm" svg:x="0.236cm" svg:y="13.036cm" svg:viewBox="0 0 213 213" draw:points="213,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1.905cm" svg:height="1.905cm" svg:x="1.495cm" svg:y="0.661cm" svg:viewBox="0 0 1906 1906" draw:points="0,0 1906,0 1906,1906 0,1906">
            <text:p/>
          </draw:polygon>
        </draw:g>
        <draw:frame draw:style-name="gr29" draw:text-style-name="P4" draw:layer="layout" svg:width="9.753cm" svg:height="1.119cm" svg:x="4.974cm" svg:y="21.167cm">
          <draw:text-box>
            <text:p text:style-name="P7"><text:span text:style-name="T8">Last Updated 2023-01-31 </text:span></text:p>
          </draw:text-box>
        </draw:frame>
        <draw:line draw:style-name="gr13" draw:text-style-name="P4" draw:layer="layout" svg:x1="4.949cm" svg:y1="5.143cm" svg:x2="19.713cm" svg:y2="5.143cm">
          <text:p/>
        </draw:line>
      </draw:page>
      <draw:page draw:name="page11" draw:style-name="dp1" draw:master-page-name="PM10">
        <draw:polygon draw:style-name="gr1" draw:text-style-name="P1" draw:layer="layout" svg:width="20.108cm" svg:height="121.92cm" svg:x="0cm" svg:y="0cm" svg:viewBox="0 0 20109 121921" draw:points="0,0 20109,0 20109,121921 0,121921">
          <text:p/>
        </draw:polygon>
        <draw:polygon draw:style-name="gr34" draw:text-style-name="P18" draw:layer="layout" svg:width="4.686cm" svg:height="25.241cm" svg:x="0.005cm" svg:y="2.701cm" svg:viewBox="0 0 4687 25242" draw:points="0,0 4687,0 4687,25242 0,25242">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g>
          <draw:g>
            <draw:polygon draw:style-name="gr20" draw:text-style-name="P4" draw:layer="layout" svg:width="3.776cm" svg:height="0.87cm" svg:x="0.557cm" svg:y="2.906cm" svg:viewBox="0 0 3777 871" draw:points="0,0 3777,0 3777,871 0,871">
              <text:p/>
            </draw:polygon>
            <draw:frame draw:style-name="gr21" draw:text-style-name="P4" draw:layer="layout" svg:width="3.776cm" svg:height="0.781cm" svg:x="0.557cm" svg:y="2.994cm">
              <draw:text-box>
                <text:p text:style-name="P3"><text:span text:style-name="T2">The Boxer App </text:span></text:p>
              </draw:text-box>
            </draw:frame>
          </draw:g>
          <draw:g>
            <draw:path draw:style-name="gr6" draw:text-style-name="P6" draw:layer="layout" svg:width="0.211cm" svg:height="0.212cm" svg:x="0.238cm" svg:y="3.257cm" svg:viewBox="0 0 212 213" svg:d="M212 106l-212 107v-213zM212 106z">
              <text:p/>
            </draw:path>
            <draw:polygon draw:style-name="gr5" draw:text-style-name="P4" draw:layer="layout" svg:width="0.211cm" svg:height="0.212cm" svg:x="0.238cm" svg:y="3.257cm" svg:viewBox="0 0 212 213" draw:points="212,106 0,213 0,0">
              <text:p/>
            </draw:polygon>
          </draw:g>
          <draw:frame draw:style-name="gr3" draw:text-style-name="P4" draw:layer="layout" svg:width="3.776cm" svg:height="0.826cm" svg:x="0.557cm" svg:y="3.839cm">
            <draw:text-box>
              <text:p text:style-name="P3"><text:span text:style-name="T2">How It Works </text:span></text:p>
            </draw:text-box>
          </draw:frame>
          <draw:g>
            <draw:path draw:style-name="gr6" draw:text-style-name="P6" draw:layer="layout" svg:width="0.211cm" svg:height="0.212cm" svg:x="0.238cm" svg:y="4.146cm" svg:viewBox="0 0 212 213" svg:d="M212 106l-212 107v-213zM212 106z">
              <text:p/>
            </draw:path>
            <draw:polygon draw:style-name="gr5" draw:text-style-name="P4" draw:layer="layout" svg:width="0.211cm" svg:height="0.212cm" svg:x="0.238cm" svg:y="4.146cm" svg:viewBox="0 0 212 213" draw:points="212,106 0,213 0,0">
              <text:p/>
            </draw:polygon>
          </draw:g>
          <draw:frame draw:style-name="gr3" draw:text-style-name="P4" draw:layer="layout" svg:width="3.776cm" svg:height="0.826cm" svg:x="0.557cm" svg:y="4.728cm">
            <draw:text-box>
              <text:p text:style-name="P3"><text:span text:style-name="T2">Example Videos </text:span></text:p>
            </draw:text-box>
          </draw:frame>
          <draw:g>
            <draw:path draw:style-name="gr6" draw:text-style-name="P6" draw:layer="layout" svg:width="0.211cm" svg:height="0.212cm" svg:x="0.238cm" svg:y="5.035cm" svg:viewBox="0 0 212 213" svg:d="M212 106l-212 107v-213zM212 106z">
              <text:p/>
            </draw:path>
            <draw:polygon draw:style-name="gr5" draw:text-style-name="P4" draw:layer="layout" svg:width="0.211cm" svg:height="0.212cm" svg:x="0.238cm" svg:y="5.035cm" svg:viewBox="0 0 212 213" draw:points="212,106 0,213 0,0">
              <text:p/>
            </draw:polygon>
          </draw:g>
          <draw:frame draw:style-name="gr3" draw:text-style-name="P4" draw:layer="layout" svg:width="3.776cm" svg:height="0.826cm" svg:x="0.557cm" svg:y="5.617cm">
            <draw:text-box>
              <text:p text:style-name="P3"><text:span text:style-name="T2">Credits </text:span></text:p>
            </draw:text-box>
          </draw:frame>
          <draw:g>
            <draw:path draw:style-name="gr6" draw:text-style-name="P6" draw:layer="layout" svg:width="0.211cm" svg:height="0.212cm" svg:x="0.238cm" svg:y="5.924cm" svg:viewBox="0 0 212 213" svg:d="M212 106l-212 107v-213zM212 106z">
              <text:p/>
            </draw:path>
            <draw:polygon draw:style-name="gr5" draw:text-style-name="P4" draw:layer="layout" svg:width="0.211cm" svg:height="0.212cm" svg:x="0.238cm" svg:y="5.924cm" svg:viewBox="0 0 212 213" draw:points="212,106 0,213 0,0">
              <text:p/>
            </draw:polygon>
          </draw:g>
          <draw:frame draw:style-name="gr7" draw:text-style-name="P4" draw:layer="layout" svg:width="3.776cm" svg:height="1.141cm" svg:x="0.557cm" svg:y="6.349cm">
            <draw:text-box>
              <text:p/>
            </draw:text-box>
          </draw:frame>
          <draw:g>
            <draw:path draw:style-name="gr6" draw:text-style-name="P6" draw:layer="layout" svg:width="0.211cm" svg:height="0.212cm" svg:x="0.238cm" svg:y="6.813cm" svg:viewBox="0 0 212 213" svg:d="M212 106l-212 107v-213zM212 106z">
              <text:p/>
            </draw:path>
            <draw:polygon draw:style-name="gr5" draw:text-style-name="P4" draw:layer="layout" svg:width="0.211cm" svg:height="0.212cm" svg:x="0.238cm" svg:y="6.813cm" svg:viewBox="0 0 212 213" draw:points="212,106 0,213 0,0">
              <text:p/>
            </draw:polygon>
          </draw:g>
          <draw:frame draw:style-name="gr7" draw:text-style-name="P4" draw:layer="layout" svg:width="3.776cm" svg:height="1.141cm" svg:x="0.557cm" svg:y="7.238cm">
            <draw:text-box>
              <text:p/>
            </draw:text-box>
          </draw:frame>
          <draw:g>
            <draw:path draw:style-name="gr6" draw:text-style-name="P6" draw:layer="layout" svg:width="0.211cm" svg:height="0.212cm" svg:x="0.238cm" svg:y="7.702cm" svg:viewBox="0 0 212 213" svg:d="M212 106l-212 107v-213zM212 106z">
              <text:p/>
            </draw:path>
            <draw:polygon draw:style-name="gr5" draw:text-style-name="P4" draw:layer="layout" svg:width="0.211cm" svg:height="0.212cm" svg:x="0.238cm" svg:y="7.702cm" svg:viewBox="0 0 212 213" draw:points="212,106 0,213 0,0">
              <text:p/>
            </draw:polygon>
          </draw:g>
          <draw:frame draw:style-name="gr7" draw:text-style-name="P4" draw:layer="layout" svg:width="3.776cm" svg:height="1.141cm" svg:x="0.557cm" svg:y="8.127cm">
            <draw:text-box>
              <text:p/>
            </draw:text-box>
          </draw:frame>
          <draw:g>
            <draw:path draw:style-name="gr6" draw:text-style-name="P6" draw:layer="layout" svg:width="0.211cm" svg:height="0.212cm" svg:x="0.238cm" svg:y="8.591cm" svg:viewBox="0 0 212 213" svg:d="M212 106l-212 107v-213zM212 106z">
              <text:p/>
            </draw:path>
            <draw:polygon draw:style-name="gr5" draw:text-style-name="P4" draw:layer="layout" svg:width="0.211cm" svg:height="0.212cm" svg:x="0.238cm" svg:y="8.591cm" svg:viewBox="0 0 212 213" draw:points="212,106 0,213 0,0">
              <text:p/>
            </draw:polygon>
          </draw:g>
          <draw:frame draw:style-name="gr7" draw:text-style-name="P4" draw:layer="layout" svg:width="3.776cm" svg:height="1.141cm" svg:x="0.557cm" svg:y="9.016cm">
            <draw:text-box>
              <text:p/>
            </draw:text-box>
          </draw:frame>
          <draw:g>
            <draw:path draw:style-name="gr6" draw:text-style-name="P6" draw:layer="layout" svg:width="0.211cm" svg:height="0.212cm" svg:x="0.238cm" svg:y="9.48cm" svg:viewBox="0 0 212 213" svg:d="M212 106l-212 107v-213zM212 106z">
              <text:p/>
            </draw:path>
            <draw:polygon draw:style-name="gr5" draw:text-style-name="P4" draw:layer="layout" svg:width="0.211cm" svg:height="0.212cm" svg:x="0.238cm" svg:y="9.48cm" svg:viewBox="0 0 212 213" draw:points="212,106 0,213 0,0">
              <text:p/>
            </draw:polygon>
          </draw:g>
          <draw:frame draw:style-name="gr7" draw:text-style-name="P4" draw:layer="layout" svg:width="3.776cm" svg:height="1.141cm" svg:x="0.557cm" svg:y="9.905cm">
            <draw:text-box>
              <text:p/>
            </draw:text-box>
          </draw:frame>
          <draw:g>
            <draw:path draw:style-name="gr6" draw:text-style-name="P6" draw:layer="layout" svg:width="0.211cm" svg:height="0.212cm" svg:x="0.238cm" svg:y="10.369cm" svg:viewBox="0 0 212 213" svg:d="M212 106l-212 107v-213zM212 106z">
              <text:p/>
            </draw:path>
            <draw:polygon draw:style-name="gr5" draw:text-style-name="P4" draw:layer="layout" svg:width="0.211cm" svg:height="0.212cm" svg:x="0.238cm" svg:y="10.369cm" svg:viewBox="0 0 212 213" draw:points="212,106 0,213 0,0">
              <text:p/>
            </draw:polygon>
          </draw:g>
          <draw:frame draw:style-name="gr7" draw:text-style-name="P4" draw:layer="layout" svg:width="3.776cm" svg:height="1.141cm" svg:x="0.557cm" svg:y="10.794cm">
            <draw:text-box>
              <text:p/>
            </draw:text-box>
          </draw:frame>
          <draw:g>
            <draw:path draw:style-name="gr6" draw:text-style-name="P6" draw:layer="layout" svg:width="0.211cm" svg:height="0.212cm" svg:x="0.238cm" svg:y="11.258cm" svg:viewBox="0 0 212 213" svg:d="M212 106l-212 107v-213zM212 106z">
              <text:p/>
            </draw:path>
            <draw:polygon draw:style-name="gr5" draw:text-style-name="P4" draw:layer="layout" svg:width="0.211cm" svg:height="0.212cm" svg:x="0.238cm" svg:y="11.258cm" svg:viewBox="0 0 212 213" draw:points="212,106 0,213 0,0">
              <text:p/>
            </draw:polygon>
          </draw:g>
          <draw:frame draw:style-name="gr7" draw:text-style-name="P4" draw:layer="layout" svg:width="3.776cm" svg:height="1.141cm" svg:x="0.557cm" svg:y="11.683cm">
            <draw:text-box>
              <text:p/>
            </draw:text-box>
          </draw:frame>
          <draw:g>
            <draw:path draw:style-name="gr4" draw:text-style-name="P5" draw:layer="layout" svg:width="0.211cm" svg:height="0.212cm" svg:x="0.238cm" svg:y="12.147cm" svg:viewBox="0 0 212 213" svg:d="M212 106l-212 107v-213zM212 106z">
              <text:p/>
            </draw:path>
            <draw:polygon draw:style-name="gr5" draw:text-style-name="P4" draw:layer="layout" svg:width="0.211cm" svg:height="0.212cm" svg:x="0.238cm" svg:y="12.147cm" svg:viewBox="0 0 212 213" draw:points="212,106 0,213 0,0">
              <text:p/>
            </draw:polygon>
          </draw:g>
          <draw:frame draw:style-name="gr7" draw:text-style-name="P4" draw:layer="layout" svg:width="3.776cm" svg:height="1.141cm" svg:x="0.557cm" svg:y="12.572cm">
            <draw:text-box>
              <text:p/>
            </draw:text-box>
          </draw:frame>
          <draw:g>
            <draw:path draw:style-name="gr6" draw:text-style-name="P6" draw:layer="layout" svg:width="0.211cm" svg:height="0.212cm" svg:x="0.238cm" svg:y="13.036cm" svg:viewBox="0 0 212 213" svg:d="M212 106l-212 107v-213zM212 106z">
              <text:p/>
            </draw:path>
            <draw:polygon draw:style-name="gr5" draw:text-style-name="P4" draw:layer="layout" svg:width="0.211cm" svg:height="0.212cm" svg:x="0.238cm" svg:y="13.036cm" svg:viewBox="0 0 212 213" draw:points="212,106 0,213 0,0">
              <text:p/>
            </draw:polygon>
          </draw:g>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1.905cm" svg:height="1.905cm" svg:x="1.495cm" svg:y="0.661cm" svg:viewBox="0 0 1906 1906" draw:points="0,0 1906,0 1906,1906 0,1906">
            <text:p/>
          </draw:polygon>
        </draw:g>
        <draw:line draw:style-name="gr13" draw:text-style-name="P4" draw:layer="layout" svg:x1="4.949cm" svg:y1="5.143cm" svg:x2="19.713cm" svg:y2="5.143cm">
          <text:p/>
        </draw:line>
      </draw:page>
      <draw:page draw:name="page12" draw:style-name="dp1" draw:master-page-name="PM11">
        <draw:polygon draw:style-name="gr1" draw:text-style-name="P1" draw:layer="layout" svg:width="20.108cm" svg:height="121.92cm" svg:x="0cm" svg:y="0cm" svg:viewBox="0 0 20109 121921" draw:points="0,0 20109,0 20109,121921 0,121921">
          <text:p/>
        </draw:polygon>
        <draw:g>
          <draw:polygon draw:style-name="gr31" draw:text-style-name="P16" draw:layer="layout" svg:width="19.932cm" svg:height="0.485cm" svg:x="0.1cm" svg:y="0.011cm" svg:viewBox="0 0 19933 486" draw:points="0,0 19933,0 19933,486 0,486">
            <text:p/>
          </draw:polygon>
          <draw:polygon draw:style-name="gr4" draw:text-style-name="P5" draw:layer="layout" svg:width="0.488cm" svg:height="0.467cm" svg:x="0.105cm" svg:y="0.025cm" svg:viewBox="0 0 489 468" draw:points="245,0 489,234 245,468 0,234">
            <text:p/>
          </draw:polygon>
          <draw:path draw:style-name="gr6" draw:text-style-name="P6" draw:layer="layout" svg:width="0.119cm" svg:height="0.114cm" svg:x="0.2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0.598cm" svg:y="0.011cm" svg:viewBox="0 0 499 486" draw:points="0,0 499,0 499,486 0,486">
            <text:p/>
          </draw:polygon>
          <draw:polygon draw:style-name="gr6" draw:text-style-name="P6" draw:layer="layout" svg:width="0.488cm" svg:height="0.467cm" svg:x="0.603cm" svg:y="0.025cm" svg:viewBox="0 0 489 468" draw:points="245,0 489,234 245,468 0,234">
            <text:p/>
          </draw:polygon>
          <draw:path draw:style-name="gr4" draw:text-style-name="P5" draw:layer="layout" svg:width="0.119cm" svg:height="0.114cm" svg:x="0.788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2cm" svg:y="0.025cm" svg:viewBox="0 0 489 468" draw:points="245,0 489,234 245,468 0,234">
            <text:p/>
          </draw:polygon>
          <draw:path draw:style-name="gr6" draw:text-style-name="P6" draw:layer="layout" svg:width="0.119cm" svg:height="0.114cm" svg:x="1.28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94cm" svg:y="0.011cm" svg:viewBox="0 0 499 486" draw:points="0,0 499,0 499,486 0,486">
            <text:p/>
          </draw:polygon>
          <draw:polygon draw:style-name="gr6" draw:text-style-name="P6" draw:layer="layout" svg:width="0.488cm" svg:height="0.467cm" svg:x="1.6cm" svg:y="0.025cm" svg:viewBox="0 0 489 468" draw:points="245,0 489,234 245,468 0,234">
            <text:p/>
          </draw:polygon>
          <draw:path draw:style-name="gr4" draw:text-style-name="P5" draw:layer="layout" svg:width="0.119cm" svg:height="0.114cm" svg:x="1.78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2.098cm" svg:y="0.025cm" svg:viewBox="0 0 489 468" draw:points="245,0 489,234 245,468 0,234">
            <text:p/>
          </draw:polygon>
          <draw:path draw:style-name="gr6" draw:text-style-name="P6" draw:layer="layout" svg:width="0.119cm" svg:height="0.114cm" svg:x="2.28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2.591cm" svg:y="0.011cm" svg:viewBox="0 0 499 486" draw:points="0,0 499,0 499,486 0,486">
            <text:p/>
          </draw:polygon>
          <draw:polygon draw:style-name="gr6" draw:text-style-name="P6" draw:layer="layout" svg:width="0.488cm" svg:height="0.467cm" svg:x="2.596cm" svg:y="0.025cm" svg:viewBox="0 0 489 468" draw:points="245,0 489,234 245,468 0,234">
            <text:p/>
          </draw:polygon>
          <draw:path draw:style-name="gr4" draw:text-style-name="P5" draw:layer="layout" svg:width="0.119cm" svg:height="0.114cm" svg:x="2.78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3.095cm" svg:y="0.025cm" svg:viewBox="0 0 489 468" draw:points="245,0 489,234 245,468 0,234">
            <text:p/>
          </draw:polygon>
          <draw:path draw:style-name="gr6" draw:text-style-name="P6" draw:layer="layout" svg:width="0.119cm" svg:height="0.114cm" svg:x="3.27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3.587cm" svg:y="0.011cm" svg:viewBox="0 0 499 486" draw:points="0,0 499,0 499,486 0,486">
            <text:p/>
          </draw:polygon>
          <draw:polygon draw:style-name="gr6" draw:text-style-name="P6" draw:layer="layout" svg:width="0.488cm" svg:height="0.467cm" svg:x="3.593cm" svg:y="0.025cm" svg:viewBox="0 0 489 468" draw:points="245,0 489,234 245,468 0,234">
            <text:p/>
          </draw:polygon>
          <draw:path draw:style-name="gr4" draw:text-style-name="P5" draw:layer="layout" svg:width="0.119cm" svg:height="0.114cm" svg:x="3.77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4.091cm" svg:y="0.025cm" svg:viewBox="0 0 489 468" draw:points="245,0 489,234 245,468 0,234">
            <text:p/>
          </draw:polygon>
          <draw:path draw:style-name="gr6" draw:text-style-name="P6" draw:layer="layout" svg:width="0.119cm" svg:height="0.114cm" svg:x="4.27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4.584cm" svg:y="0.011cm" svg:viewBox="0 0 499 486" draw:points="0,0 499,0 499,486 0,486">
            <text:p/>
          </draw:polygon>
          <draw:polygon draw:style-name="gr6" draw:text-style-name="P6" draw:layer="layout" svg:width="0.488cm" svg:height="0.467cm" svg:x="4.59cm" svg:y="0.025cm" svg:viewBox="0 0 489 468" draw:points="245,0 489,234 245,468 0,234">
            <text:p/>
          </draw:polygon>
          <draw:path draw:style-name="gr4" draw:text-style-name="P5" draw:layer="layout" svg:width="0.119cm" svg:height="0.114cm" svg:x="4.7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5.088cm" svg:y="0.025cm" svg:viewBox="0 0 489 468" draw:points="245,0 489,234 245,468 0,234">
            <text:p/>
          </draw:polygon>
          <draw:path draw:style-name="gr6" draw:text-style-name="P6" draw:layer="layout" svg:width="0.119cm" svg:height="0.114cm" svg:x="5.273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5.581cm" svg:y="0.011cm" svg:viewBox="0 0 499 486" draw:points="0,0 499,0 499,486 0,486">
            <text:p/>
          </draw:polygon>
          <draw:polygon draw:style-name="gr6" draw:text-style-name="P6" draw:layer="layout" svg:width="0.488cm" svg:height="0.467cm" svg:x="5.586cm" svg:y="0.025cm" svg:viewBox="0 0 489 468" draw:points="245,0 489,234 245,468 0,234">
            <text:p/>
          </draw:polygon>
          <draw:path draw:style-name="gr4" draw:text-style-name="P5" draw:layer="layout" svg:width="0.119cm" svg:height="0.114cm" svg:x="5.77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6.085cm" svg:y="0.025cm" svg:viewBox="0 0 489 468" draw:points="245,0 489,234 245,468 0,234">
            <text:p/>
          </draw:polygon>
          <draw:path draw:style-name="gr6" draw:text-style-name="P6" draw:layer="layout" svg:width="0.119cm" svg:height="0.114cm" svg:x="6.26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6.577cm" svg:y="0.011cm" svg:viewBox="0 0 499 486" draw:points="0,0 499,0 499,486 0,486">
            <text:p/>
          </draw:polygon>
          <draw:polygon draw:style-name="gr6" draw:text-style-name="P6" draw:layer="layout" svg:width="0.488cm" svg:height="0.467cm" svg:x="6.583cm" svg:y="0.025cm" svg:viewBox="0 0 489 468" draw:points="245,0 489,234 245,468 0,234">
            <text:p/>
          </draw:polygon>
          <draw:path draw:style-name="gr4" draw:text-style-name="P5" draw:layer="layout" svg:width="0.119cm" svg:height="0.114cm" svg:x="6.76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7.081cm" svg:y="0.025cm" svg:viewBox="0 0 489 468" draw:points="245,0 489,234 245,468 0,234">
            <text:p/>
          </draw:polygon>
          <draw:path draw:style-name="gr6" draw:text-style-name="P6" draw:layer="layout" svg:width="0.119cm" svg:height="0.114cm" svg:x="7.26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7.574cm" svg:y="0.011cm" svg:viewBox="0 0 499 486" draw:points="0,0 499,0 499,486 0,486">
            <text:p/>
          </draw:polygon>
          <draw:polygon draw:style-name="gr6" draw:text-style-name="P6" draw:layer="layout" svg:width="0.488cm" svg:height="0.467cm" svg:x="7.58cm" svg:y="0.025cm" svg:viewBox="0 0 489 468" draw:points="245,0 489,234 245,468 0,234">
            <text:p/>
          </draw:polygon>
          <draw:path draw:style-name="gr4" draw:text-style-name="P5" draw:layer="layout" svg:width="0.119cm" svg:height="0.114cm" svg:x="7.76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8.078cm" svg:y="0.025cm" svg:viewBox="0 0 489 468" draw:points="245,0 489,234 245,468 0,234">
            <text:p/>
          </draw:polygon>
          <draw:path draw:style-name="gr6" draw:text-style-name="P6" draw:layer="layout" svg:width="0.119cm" svg:height="0.114cm" svg:x="8.26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8.57cm" svg:y="0.011cm" svg:viewBox="0 0 499 486" draw:points="0,0 499,0 499,486 0,486">
            <text:p/>
          </draw:polygon>
          <draw:polygon draw:style-name="gr6" draw:text-style-name="P6" draw:layer="layout" svg:width="0.488cm" svg:height="0.467cm" svg:x="8.576cm" svg:y="0.025cm" svg:viewBox="0 0 489 468" draw:points="245,0 489,234 245,468 0,234">
            <text:p/>
          </draw:polygon>
          <draw:path draw:style-name="gr4" draw:text-style-name="P5" draw:layer="layout" svg:width="0.119cm" svg:height="0.114cm" svg:x="8.76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9.074cm" svg:y="0.025cm" svg:viewBox="0 0 489 468" draw:points="245,0 489,234 245,468 0,234">
            <text:p/>
          </draw:polygon>
          <draw:path draw:style-name="gr6" draw:text-style-name="P6" draw:layer="layout" svg:width="0.119cm" svg:height="0.114cm" svg:x="9.25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9.567cm" svg:y="0.011cm" svg:viewBox="0 0 499 486" draw:points="0,0 499,0 499,486 0,486">
            <text:p/>
          </draw:polygon>
          <draw:polygon draw:style-name="gr6" draw:text-style-name="P6" draw:layer="layout" svg:width="0.488cm" svg:height="0.467cm" svg:x="9.573cm" svg:y="0.025cm" svg:viewBox="0 0 489 468" draw:points="245,0 489,234 245,468 0,234">
            <text:p/>
          </draw:polygon>
          <draw:path draw:style-name="gr4" draw:text-style-name="P5" draw:layer="layout" svg:width="0.119cm" svg:height="0.114cm" svg:x="9.75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0.071cm" svg:y="0.025cm" svg:viewBox="0 0 489 468" draw:points="245,0 489,234 245,468 0,234">
            <text:p/>
          </draw:polygon>
          <draw:path draw:style-name="gr6" draw:text-style-name="P6" draw:layer="layout" svg:width="0.119cm" svg:height="0.114cm" svg:x="10.256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0.564cm" svg:y="0.011cm" svg:viewBox="0 0 499 486" draw:points="0,0 499,0 499,486 0,486">
            <text:p/>
          </draw:polygon>
          <draw:polygon draw:style-name="gr6" draw:text-style-name="P6" draw:layer="layout" svg:width="0.488cm" svg:height="0.467cm" svg:x="10.569cm" svg:y="0.025cm" svg:viewBox="0 0 489 468" draw:points="245,0 489,234 245,468 0,234">
            <text:p/>
          </draw:polygon>
          <draw:path draw:style-name="gr4" draw:text-style-name="P5" draw:layer="layout" svg:width="0.119cm" svg:height="0.114cm" svg:x="10.75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1.068cm" svg:y="0.025cm" svg:viewBox="0 0 489 468" draw:points="245,0 489,234 245,468 0,234">
            <text:p/>
          </draw:polygon>
          <draw:path draw:style-name="gr6" draw:text-style-name="P6" draw:layer="layout" svg:width="0.119cm" svg:height="0.114cm" svg:x="11.25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1.56cm" svg:y="0.011cm" svg:viewBox="0 0 499 486" draw:points="0,0 499,0 499,486 0,486">
            <text:p/>
          </draw:polygon>
          <draw:polygon draw:style-name="gr6" draw:text-style-name="P6" draw:layer="layout" svg:width="0.488cm" svg:height="0.467cm" svg:x="11.566cm" svg:y="0.025cm" svg:viewBox="0 0 489 468" draw:points="245,0 489,234 245,468 0,234">
            <text:p/>
          </draw:polygon>
          <draw:path draw:style-name="gr4" draw:text-style-name="P5" draw:layer="layout" svg:width="0.119cm" svg:height="0.114cm" svg:x="11.751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2.064cm" svg:y="0.025cm" svg:viewBox="0 0 489 468" draw:points="245,0 489,234 245,468 0,234">
            <text:p/>
          </draw:polygon>
          <draw:path draw:style-name="gr6" draw:text-style-name="P6" draw:layer="layout" svg:width="0.119cm" svg:height="0.114cm" svg:x="12.249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2.557cm" svg:y="0.011cm" svg:viewBox="0 0 499 486" draw:points="0,0 499,0 499,486 0,486">
            <text:p/>
          </draw:polygon>
          <draw:polygon draw:style-name="gr6" draw:text-style-name="P6" draw:layer="layout" svg:width="0.488cm" svg:height="0.467cm" svg:x="12.563cm" svg:y="0.025cm" svg:viewBox="0 0 489 468" draw:points="245,0 489,234 245,468 0,234">
            <text:p/>
          </draw:polygon>
          <draw:path draw:style-name="gr4" draw:text-style-name="P5" draw:layer="layout" svg:width="0.119cm" svg:height="0.114cm" svg:x="12.74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3.061cm" svg:y="0.025cm" svg:viewBox="0 0 489 468" draw:points="245,0 489,234 245,468 0,234">
            <text:p/>
          </draw:polygon>
          <draw:path draw:style-name="gr6" draw:text-style-name="P6" draw:layer="layout" svg:width="0.119cm" svg:height="0.114cm" svg:x="13.24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3.554cm" svg:y="0.011cm" svg:viewBox="0 0 499 486" draw:points="0,0 499,0 499,486 0,486">
            <text:p/>
          </draw:polygon>
          <draw:polygon draw:style-name="gr6" draw:text-style-name="P6" draw:layer="layout" svg:width="0.488cm" svg:height="0.467cm" svg:x="13.559cm" svg:y="0.025cm" svg:viewBox="0 0 489 468" draw:points="245,0 489,234 245,468 0,234">
            <text:p/>
          </draw:polygon>
          <draw:path draw:style-name="gr4" draw:text-style-name="P5" draw:layer="layout" svg:width="0.119cm" svg:height="0.114cm" svg:x="13.74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4.057cm" svg:y="0.025cm" svg:viewBox="0 0 489 468" draw:points="245,0 489,234 245,468 0,234">
            <text:p/>
          </draw:polygon>
          <draw:path draw:style-name="gr6" draw:text-style-name="P6" draw:layer="layout" svg:width="0.119cm" svg:height="0.114cm" svg:x="14.24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4.55cm" svg:y="0.011cm" svg:viewBox="0 0 499 486" draw:points="0,0 499,0 499,486 0,486">
            <text:p/>
          </draw:polygon>
          <draw:polygon draw:style-name="gr6" draw:text-style-name="P6" draw:layer="layout" svg:width="0.488cm" svg:height="0.467cm" svg:x="14.556cm" svg:y="0.025cm" svg:viewBox="0 0 489 468" draw:points="245,0 489,234 245,468 0,234">
            <text:p/>
          </draw:polygon>
          <draw:path draw:style-name="gr4" draw:text-style-name="P5" draw:layer="layout" svg:width="0.119cm" svg:height="0.114cm" svg:x="14.7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5.054cm" svg:y="0.025cm" svg:viewBox="0 0 489 468" draw:points="245,0 489,234 245,468 0,234">
            <text:p/>
          </draw:polygon>
          <draw:path draw:style-name="gr6" draw:text-style-name="P6" draw:layer="layout" svg:width="0.119cm" svg:height="0.114cm" svg:x="15.23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5.547cm" svg:y="0.011cm" svg:viewBox="0 0 499 486" draw:points="0,0 499,0 499,486 0,486">
            <text:p/>
          </draw:polygon>
          <draw:polygon draw:style-name="gr6" draw:text-style-name="P6" draw:layer="layout" svg:width="0.488cm" svg:height="0.467cm" svg:x="15.552cm" svg:y="0.025cm" svg:viewBox="0 0 489 468" draw:points="245,0 489,234 245,468 0,234">
            <text:p/>
          </draw:polygon>
          <draw:path draw:style-name="gr4" draw:text-style-name="P5" draw:layer="layout" svg:width="0.119cm" svg:height="0.114cm" svg:x="15.73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6.051cm" svg:y="0.025cm" svg:viewBox="0 0 489 468" draw:points="245,0 489,234 245,468 0,234">
            <text:p/>
          </draw:polygon>
          <draw:path draw:style-name="gr6" draw:text-style-name="P6" draw:layer="layout" svg:width="0.119cm" svg:height="0.114cm" svg:x="16.23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6.544cm" svg:y="0.011cm" svg:viewBox="0 0 499 486" draw:points="0,0 499,0 499,486 0,486">
            <text:p/>
          </draw:polygon>
          <draw:polygon draw:style-name="gr6" draw:text-style-name="P6" draw:layer="layout" svg:width="0.488cm" svg:height="0.467cm" svg:x="16.549cm" svg:y="0.025cm" svg:viewBox="0 0 489 468" draw:points="245,0 489,234 245,468 0,234">
            <text:p/>
          </draw:polygon>
          <draw:path draw:style-name="gr4" draw:text-style-name="P5" draw:layer="layout" svg:width="0.119cm" svg:height="0.114cm" svg:x="16.734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7.047cm" svg:y="0.025cm" svg:viewBox="0 0 489 468" draw:points="245,0 489,234 245,468 0,234">
            <text:p/>
          </draw:polygon>
          <draw:path draw:style-name="gr6" draw:text-style-name="P6" draw:layer="layout" svg:width="0.119cm" svg:height="0.114cm" svg:x="17.232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7.54cm" svg:y="0.011cm" svg:viewBox="0 0 499 486" draw:points="0,0 499,0 499,486 0,486">
            <text:p/>
          </draw:polygon>
          <draw:polygon draw:style-name="gr6" draw:text-style-name="P6" draw:layer="layout" svg:width="0.488cm" svg:height="0.467cm" svg:x="17.546cm" svg:y="0.025cm" svg:viewBox="0 0 489 468" draw:points="245,0 489,234 245,468 0,234">
            <text:p/>
          </draw:polygon>
          <draw:path draw:style-name="gr4" draw:text-style-name="P5" draw:layer="layout" svg:width="0.119cm" svg:height="0.114cm" svg:x="17.73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8.044cm" svg:y="0.025cm" svg:viewBox="0 0 489 468" draw:points="245,0 489,234 245,468 0,234">
            <text:p/>
          </draw:polygon>
          <draw:path draw:style-name="gr6" draw:text-style-name="P6" draw:layer="layout" svg:width="0.119cm" svg:height="0.114cm" svg:x="18.228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8.537cm" svg:y="0.011cm" svg:viewBox="0 0 499 486" draw:points="0,0 499,0 499,486 0,486">
            <text:p/>
          </draw:polygon>
          <draw:polygon draw:style-name="gr6" draw:text-style-name="P6" draw:layer="layout" svg:width="0.488cm" svg:height="0.467cm" svg:x="18.542cm" svg:y="0.025cm" svg:viewBox="0 0 489 468" draw:points="245,0 489,234 245,468 0,234">
            <text:p/>
          </draw:polygon>
          <draw:path draw:style-name="gr4" draw:text-style-name="P5" draw:layer="layout" svg:width="0.119cm" svg:height="0.114cm" svg:x="18.727cm" svg:y="0.201cm" svg:viewBox="0 0 120 115" svg:d="M120 58c0 10-3 20-8 28-5 9-13 17-22 22s-19 7-30 7-21-2-30-7-17-13-22-22c-5-8-8-18-8-28 0-11 3-21 8-29 5-9 13-17 22-22s19-7 30-7 21 2 30 7 17 13 22 22c5 8 8 18 8 28zM120 58z">
            <text:p/>
          </draw:path>
          <draw:polygon draw:style-name="gr4" draw:text-style-name="P5" draw:layer="layout" svg:width="0.488cm" svg:height="0.467cm" svg:x="19.04cm" svg:y="0.025cm" svg:viewBox="0 0 489 468" draw:points="245,0 489,234 245,468 0,234">
            <text:p/>
          </draw:polygon>
          <draw:path draw:style-name="gr6" draw:text-style-name="P6" draw:layer="layout" svg:width="0.119cm" svg:height="0.114cm" svg:x="19.225cm" svg:y="0.201cm" svg:viewBox="0 0 120 115" svg:d="M120 58c0 10-3 20-8 28-5 9-13 17-22 22s-19 7-30 7-21-2-30-7-17-13-22-22c-5-8-8-18-8-28 0-11 3-21 8-29 5-9 13-17 22-22s19-7 30-7 21 2 30 7 17 13 22 22c5 8 8 18 8 28zM120 58z">
            <text:p/>
          </draw:path>
          <draw:polygon draw:style-name="gr31" draw:text-style-name="P16" draw:layer="layout" svg:width="0.498cm" svg:height="0.485cm" svg:x="19.533cm" svg:y="0.011cm" svg:viewBox="0 0 499 486" draw:points="0,0 499,0 499,486 0,486">
            <text:p/>
          </draw:polygon>
          <draw:polygon draw:style-name="gr6" draw:text-style-name="P6" draw:layer="layout" svg:width="0.488cm" svg:height="0.467cm" svg:x="19.539cm" svg:y="0.025cm" svg:viewBox="0 0 489 468" draw:points="245,0 489,234 245,468 0,234">
            <text:p/>
          </draw:polygon>
          <draw:path draw:style-name="gr4" draw:text-style-name="P5" draw:layer="layout" svg:width="0.119cm" svg:height="0.114cm" svg:x="19.723cm" svg:y="0.201cm" svg:viewBox="0 0 120 115" svg:d="M120 58c0 10-3 20-8 28-5 9-13 17-22 22s-19 7-30 7-21-2-30-7-17-13-22-22c-5-8-8-18-8-28 0-11 3-21 8-29 5-9 13-17 22-22s19-7 30-7 21 2 30 7 17 13 22 22c5 8 8 18 8 28zM120 58z">
            <text:p/>
          </draw:path>
        </draw:g>
        <draw:line draw:style-name="gr23" draw:text-style-name="P4" draw:layer="layout" svg:x1="0.067cm" svg:y1="2.701cm" svg:x2="20.088cm" svg:y2="2.701cm">
          <text:p/>
        </draw:line>
        <draw:frame draw:style-name="gr8" draw:text-style-name="P4" draw:layer="layout" svg:width="15.117cm" svg:height="1.005cm" svg:x="4.736cm" svg:y="0.609cm">
          <draw:text-box>
            <text:p text:style-name="P7"><text:span text:style-name="T3">The Underpant Coder </text:span></text:p>
          </draw:text-box>
        </draw:frame>
        <draw:frame draw:style-name="gr9" draw:text-style-name="P4" draw:layer="layout" svg:width="15.117cm" svg:height="0.637cm" svg:x="4.736cm" svg:y="1.614cm">
          <draw:text-box>
            <text:p text:style-name="P7"><text:span text:style-name="T12"># </text:span></text:p>
          </draw:text-box>
        </draw:frame>
        <draw:g>
          <draw:polygon draw:style-name="gr17" draw:text-style-name="P12" draw:layer="layout" svg:width="1.905cm" svg:height="1.905cm" svg:x="1.495cm" svg:y="0.661cm" svg:viewBox="0 0 1906 1906" draw:points="0,0 1906,0 1906,1906 0,1906">
            <text:p/>
          </draw:polygon>
        </draw:g>
      </draw:page>
      <draw:page draw:name="page13" draw:style-name="dp1" draw:master-page-name="PM12">
        <draw:g>
          <draw:g>
            <draw:polygon draw:style-name="gr20" draw:text-style-name="P4" draw:layer="layout" svg:width="3.782cm" svg:height="0.87cm" svg:x="7.753cm" svg:y="59.983cm" svg:viewBox="0 0 3783 871" draw:points="0,0 3783,0 3783,871 0,871">
              <text:p/>
            </draw:polygon>
            <draw:frame draw:style-name="gr21" draw:text-style-name="P4" draw:layer="layout" svg:width="3.782cm" svg:height="0.781cm" svg:x="7.753cm" svg:y="60.071cm">
              <draw:text-box>
                <text:p text:style-name="P3"><text:span text:style-name="T2">The Boxer App </text:span></text:p>
              </draw:text-box>
            </draw:frame>
          </draw:g>
          <draw:g>
            <draw:path draw:style-name="gr6" draw:text-style-name="P6" draw:layer="layout" svg:width="0.212cm" svg:height="0.212cm" svg:x="7.434cm" svg:y="60.334cm" svg:viewBox="0 0 213 213" svg:d="M213 106l-213 107v-213zM213 106z">
              <text:p/>
            </draw:path>
            <draw:polygon draw:style-name="gr5" draw:text-style-name="P4" draw:layer="layout" svg:width="0.212cm" svg:height="0.212cm" svg:x="7.434cm" svg:y="60.334cm" svg:viewBox="0 0 213 213" draw:points="213,106 0,213 0,0">
              <text:p/>
            </draw:polygon>
          </draw:g>
          <draw:frame draw:style-name="gr3" draw:text-style-name="P4" draw:layer="layout" svg:width="3.782cm" svg:height="0.826cm" svg:x="7.753cm" svg:y="60.916cm">
            <draw:text-box>
              <text:p text:style-name="P3"><text:span text:style-name="T2">How It Works </text:span></text:p>
            </draw:text-box>
          </draw:frame>
          <draw:g>
            <draw:path draw:style-name="gr6" draw:text-style-name="P6" draw:layer="layout" svg:width="0.212cm" svg:height="0.212cm" svg:x="7.434cm" svg:y="61.223cm" svg:viewBox="0 0 213 213" svg:d="M213 106l-213 107v-213zM213 106z">
              <text:p/>
            </draw:path>
            <draw:polygon draw:style-name="gr5" draw:text-style-name="P4" draw:layer="layout" svg:width="0.212cm" svg:height="0.212cm" svg:x="7.434cm" svg:y="61.223cm" svg:viewBox="0 0 213 213" draw:points="213,106 0,213 0,0">
              <text:p/>
            </draw:polygon>
          </draw:g>
          <draw:frame draw:style-name="gr3" draw:text-style-name="P4" draw:layer="layout" svg:width="3.782cm" svg:height="0.826cm" svg:x="7.753cm" svg:y="61.805cm">
            <draw:text-box>
              <text:p text:style-name="P3"><text:span text:style-name="T2">Example Videos </text:span></text:p>
            </draw:text-box>
          </draw:frame>
          <draw:g>
            <draw:path draw:style-name="gr6" draw:text-style-name="P6" draw:layer="layout" svg:width="0.212cm" svg:height="0.212cm" svg:x="7.434cm" svg:y="62.112cm" svg:viewBox="0 0 213 213" svg:d="M213 106l-213 107v-213zM213 106z">
              <text:p/>
            </draw:path>
            <draw:polygon draw:style-name="gr5" draw:text-style-name="P4" draw:layer="layout" svg:width="0.212cm" svg:height="0.212cm" svg:x="7.434cm" svg:y="62.112cm" svg:viewBox="0 0 213 213" draw:points="213,106 0,213 0,0">
              <text:p/>
            </draw:polygon>
          </draw:g>
          <draw:frame draw:style-name="gr3" draw:text-style-name="P4" draw:layer="layout" svg:width="3.782cm" svg:height="0.826cm" svg:x="7.753cm" svg:y="62.694cm">
            <draw:text-box>
              <text:p text:style-name="P3"><text:span text:style-name="T2">Credits </text:span></text:p>
            </draw:text-box>
          </draw:frame>
          <draw:g>
            <draw:path draw:style-name="gr6" draw:text-style-name="P6" draw:layer="layout" svg:width="0.212cm" svg:height="0.212cm" svg:x="7.434cm" svg:y="63.001cm" svg:viewBox="0 0 213 213" svg:d="M213 106l-213 107v-213zM213 106z">
              <text:p/>
            </draw:path>
            <draw:polygon draw:style-name="gr5" draw:text-style-name="P4" draw:layer="layout" svg:width="0.212cm" svg:height="0.212cm" svg:x="7.434cm" svg:y="63.001cm" svg:viewBox="0 0 213 213" draw:points="213,106 0,213 0,0">
              <text:p/>
            </draw:polygon>
          </draw:g>
          <draw:frame draw:style-name="gr7" draw:text-style-name="P4" draw:layer="layout" svg:width="3.782cm" svg:height="1.141cm" svg:x="7.753cm" svg:y="63.426cm">
            <draw:text-box>
              <text:p/>
            </draw:text-box>
          </draw:frame>
          <draw:g>
            <draw:path draw:style-name="gr6" draw:text-style-name="P6" draw:layer="layout" svg:width="0.212cm" svg:height="0.212cm" svg:x="7.434cm" svg:y="63.89cm" svg:viewBox="0 0 213 213" svg:d="M213 106l-213 107v-213zM213 106z">
              <text:p/>
            </draw:path>
            <draw:polygon draw:style-name="gr5" draw:text-style-name="P4" draw:layer="layout" svg:width="0.212cm" svg:height="0.212cm" svg:x="7.434cm" svg:y="63.89cm" svg:viewBox="0 0 213 213" draw:points="213,106 0,213 0,0">
              <text:p/>
            </draw:polygon>
          </draw:g>
          <draw:frame draw:style-name="gr7" draw:text-style-name="P4" draw:layer="layout" svg:width="3.782cm" svg:height="1.141cm" svg:x="7.753cm" svg:y="64.315cm">
            <draw:text-box>
              <text:p/>
            </draw:text-box>
          </draw:frame>
          <draw:g>
            <draw:path draw:style-name="gr6" draw:text-style-name="P6" draw:layer="layout" svg:width="0.212cm" svg:height="0.212cm" svg:x="7.434cm" svg:y="64.779cm" svg:viewBox="0 0 213 213" svg:d="M213 106l-213 107v-213zM213 106z">
              <text:p/>
            </draw:path>
            <draw:polygon draw:style-name="gr5" draw:text-style-name="P4" draw:layer="layout" svg:width="0.212cm" svg:height="0.212cm" svg:x="7.434cm" svg:y="64.779cm" svg:viewBox="0 0 213 213" draw:points="213,106 0,213 0,0">
              <text:p/>
            </draw:polygon>
          </draw:g>
          <draw:frame draw:style-name="gr7" draw:text-style-name="P4" draw:layer="layout" svg:width="3.782cm" svg:height="1.141cm" svg:x="7.753cm" svg:y="65.204cm">
            <draw:text-box>
              <text:p/>
            </draw:text-box>
          </draw:frame>
          <draw:g>
            <draw:path draw:style-name="gr6" draw:text-style-name="P6" draw:layer="layout" svg:width="0.212cm" svg:height="0.212cm" svg:x="7.434cm" svg:y="65.668cm" svg:viewBox="0 0 213 213" svg:d="M213 106l-213 107v-213zM213 106z">
              <text:p/>
            </draw:path>
            <draw:polygon draw:style-name="gr5" draw:text-style-name="P4" draw:layer="layout" svg:width="0.212cm" svg:height="0.212cm" svg:x="7.434cm" svg:y="65.668cm" svg:viewBox="0 0 213 213" draw:points="213,106 0,213 0,0">
              <text:p/>
            </draw:polygon>
          </draw:g>
          <draw:frame draw:style-name="gr7" draw:text-style-name="P4" draw:layer="layout" svg:width="3.782cm" svg:height="1.141cm" svg:x="7.753cm" svg:y="66.093cm">
            <draw:text-box>
              <text:p/>
            </draw:text-box>
          </draw:frame>
          <draw:g>
            <draw:path draw:style-name="gr6" draw:text-style-name="P6" draw:layer="layout" svg:width="0.212cm" svg:height="0.212cm" svg:x="7.434cm" svg:y="66.557cm" svg:viewBox="0 0 213 213" svg:d="M213 106l-213 107v-213zM213 106z">
              <text:p/>
            </draw:path>
            <draw:polygon draw:style-name="gr5" draw:text-style-name="P4" draw:layer="layout" svg:width="0.212cm" svg:height="0.212cm" svg:x="7.434cm" svg:y="66.557cm" svg:viewBox="0 0 213 213" draw:points="213,106 0,213 0,0">
              <text:p/>
            </draw:polygon>
          </draw:g>
          <draw:frame draw:style-name="gr7" draw:text-style-name="P4" draw:layer="layout" svg:width="3.782cm" svg:height="1.141cm" svg:x="7.753cm" svg:y="66.982cm">
            <draw:text-box>
              <text:p/>
            </draw:text-box>
          </draw:frame>
          <draw:g>
            <draw:path draw:style-name="gr6" draw:text-style-name="P6" draw:layer="layout" svg:width="0.212cm" svg:height="0.212cm" svg:x="7.434cm" svg:y="67.446cm" svg:viewBox="0 0 213 213" svg:d="M213 106l-213 107v-213zM213 106z">
              <text:p/>
            </draw:path>
            <draw:polygon draw:style-name="gr5" draw:text-style-name="P4" draw:layer="layout" svg:width="0.212cm" svg:height="0.212cm" svg:x="7.434cm" svg:y="67.446cm" svg:viewBox="0 0 213 213" draw:points="213,106 0,213 0,0">
              <text:p/>
            </draw:polygon>
          </draw:g>
          <draw:frame draw:style-name="gr7" draw:text-style-name="P4" draw:layer="layout" svg:width="3.782cm" svg:height="1.141cm" svg:x="7.753cm" svg:y="67.871cm">
            <draw:text-box>
              <text:p/>
            </draw:text-box>
          </draw:frame>
          <draw:g>
            <draw:path draw:style-name="gr6" draw:text-style-name="P6" draw:layer="layout" svg:width="0.212cm" svg:height="0.212cm" svg:x="7.434cm" svg:y="68.335cm" svg:viewBox="0 0 213 213" svg:d="M213 106l-213 107v-213zM213 106z">
              <text:p/>
            </draw:path>
            <draw:polygon draw:style-name="gr5" draw:text-style-name="P4" draw:layer="layout" svg:width="0.212cm" svg:height="0.212cm" svg:x="7.434cm" svg:y="68.335cm" svg:viewBox="0 0 213 213" draw:points="213,106 0,213 0,0">
              <text:p/>
            </draw:polygon>
          </draw:g>
          <draw:frame draw:style-name="gr7" draw:text-style-name="P4" draw:layer="layout" svg:width="3.782cm" svg:height="1.141cm" svg:x="7.753cm" svg:y="68.76cm">
            <draw:text-box>
              <text:p/>
            </draw:text-box>
          </draw:frame>
          <draw:g>
            <draw:path draw:style-name="gr6" draw:text-style-name="P6" draw:layer="layout" svg:width="0.212cm" svg:height="0.212cm" svg:x="7.434cm" svg:y="69.224cm" svg:viewBox="0 0 213 213" svg:d="M213 106l-213 107v-213zM213 106z">
              <text:p/>
            </draw:path>
            <draw:polygon draw:style-name="gr5" draw:text-style-name="P4" draw:layer="layout" svg:width="0.212cm" svg:height="0.212cm" svg:x="7.434cm" svg:y="69.224cm" svg:viewBox="0 0 213 213" draw:points="213,106 0,213 0,0">
              <text:p/>
            </draw:polygon>
          </draw:g>
          <draw:frame draw:style-name="gr7" draw:text-style-name="P4" draw:layer="layout" svg:width="3.782cm" svg:height="1.141cm" svg:x="7.753cm" svg:y="69.649cm">
            <draw:text-box>
              <text:p/>
            </draw:text-box>
          </draw:frame>
          <draw:g>
            <draw:path draw:style-name="gr6" draw:text-style-name="P6" draw:layer="layout" svg:width="0.212cm" svg:height="0.212cm" svg:x="7.434cm" svg:y="70.113cm" svg:viewBox="0 0 213 213" svg:d="M213 106l-213 107v-213zM213 106z">
              <text:p/>
            </draw:path>
            <draw:polygon draw:style-name="gr5" draw:text-style-name="P4" draw:layer="layout" svg:width="0.212cm" svg:height="0.212cm" svg:x="7.434cm" svg:y="70.113cm" svg:viewBox="0 0 213 213" draw:points="213,106 0,213 0,0">
              <text:p/>
            </draw:polygon>
          </draw:g>
        </draw:g>
        <draw:g>
          <draw:frame draw:style-name="gr37" draw:text-style-name="P4" draw:layer="layout" svg:width="8.89cm" svg:height="1.372cm" svg:x="0.82cm" svg:y="48.578cm">
            <draw:text-box>
              <text:p text:style-name="P7"><text:span text:style-name="T14">Home</text:span><text:span text:style-name="T8"> | </text:span><text:span text:style-name="T14">About Us</text:span><text:span text:style-name="T8"> | </text:span><text:span text:style-name="T14">Contact Us</text:span><text:span text:style-name="T8"> | </text:span><text:span text:style-name="T14">Contact Us</text:span><text:span text:style-name="T8"> | </text:span><text:span text:style-name="T14">Minutes</text:span><text:span text:style-name="T8"> | </text:span><text:span text:style-name="T14">Contact Us</text:span><text:span text:style-name="T8"> | </text:span><text:span text:style-name="T14">Swimming Pool</text:span><text:span text:style-name="T8"> | </text:span><text:span text:style-name="T14">Contacts</text:span><text:span text:style-name="T8"> | </text:span><text:span text:style-name="T14">Procedures</text:span><text:span text:style-name="T8"> | </text:span><text:span text:style-name="T14">Procedures</text:span><text:span text:style-name="T8"> | </text:span><text:span text:style-name="T14">External Links</text:span><text:span text:style-name="T8"> | </text:span><text:span text:style-name="T14">Minutes</text:span><text:span text:style-name="T8"> </text:span></text:p>
            </draw:text-box>
          </draw:frame>
        </draw:g>
        <draw:g>
          <draw:frame draw:style-name="gr3" draw:text-style-name="P4" draw:layer="layout" svg:width="3.782cm" svg:height="1.015cm" svg:x="10.545cm" svg:y="60.908cm">
            <draw:text-box>
              <text:p text:style-name="P3"><text:span text:style-name="T2">5. April 27,2006 Minutes.pdf </text:span></text:p>
            </draw:text-box>
          </draw:frame>
          <draw:g>
            <draw:path draw:style-name="gr6" draw:text-style-name="P6" draw:layer="layout" svg:width="0.212cm" svg:height="0.212cm" svg:x="10.226cm" svg:y="61.309cm" svg:viewBox="0 0 213 213" svg:d="M213 106l-213 107v-213zM213 106z">
              <text:p/>
            </draw:path>
            <draw:polygon draw:style-name="gr5" draw:text-style-name="P4" draw:layer="layout" svg:width="0.212cm" svg:height="0.212cm" svg:x="10.226cm" svg:y="61.309cm" svg:viewBox="0 0 213 213" draw:points="213,106 0,213 0,0">
              <text:p/>
            </draw:polygon>
          </draw:g>
        </draw:g>
        <draw:g>
          <draw:frame draw:style-name="gr3" draw:text-style-name="P4" draw:layer="layout" svg:width="3.782cm" svg:height="0.826cm" svg:x="10.601cm" svg:y="60.984cm">
            <draw:text-box>
              <text:p text:style-name="P3"><text:span text:style-name="T2">Building Plan - Flrs 1&amp;2 </text:span></text:p>
            </draw:text-box>
          </draw:frame>
          <draw:g>
            <draw:path draw:style-name="gr31" draw:text-style-name="P16" draw:layer="layout" svg:width="0.247cm" svg:height="0.247cm" svg:x="10.236cm" svg:y="61.273cm" svg:viewBox="0 0 248 248" svg:d="M248 41c0-21-20-41-41-41h-166c-21 0-41 20-41 41v166c0 21 20 41 41 41h166c21 0 41-20 41-41zM248 41z">
              <text:p/>
            </draw:path>
            <draw:path draw:style-name="gr38" draw:text-style-name="P4" draw:layer="layout" svg:width="0.247cm" svg:height="0.247cm" svg:x="10.236cm" svg:y="61.273cm" svg:viewBox="0 0 248 248" svg:d="M248 41c0-21-20-41-41-41h-166c-21 0-41 20-41 41v166c0 21 20 41 41 41h166c21 0 41-20 41-41z">
              <text:p/>
            </draw:path>
          </draw:g>
          <draw:path draw:style-name="gr39" draw:text-style-name="P4" draw:layer="layout" svg:width="0.247cm" svg:height="0.247cm" svg:x="10.17cm" svg:y="61.273cm" svg:viewBox="0 0 248 248" svg:d="M248 41c0-21-20-41-41-41h-166c-21 0-41 20-41 41v166c0 21 20 41 41 41h166c21 0 41-20 41-41z">
            <text:p/>
          </draw:path>
          <draw:frame draw:style-name="gr3" draw:text-style-name="P4" draw:layer="layout" svg:width="3.782cm" svg:height="0.826cm" svg:x="10.601cm" svg:y="61.873cm">
            <draw:text-box>
              <text:p text:style-name="P3"><text:span text:style-name="T2">Building Plan - Floor 3 </text:span></text:p>
            </draw:text-box>
          </draw:frame>
          <draw:g>
            <draw:path draw:style-name="gr31" draw:text-style-name="P16" draw:layer="layout" svg:width="0.247cm" svg:height="0.247cm" svg:x="10.236cm" svg:y="62.162cm" svg:viewBox="0 0 248 248" svg:d="M248 41c0-21-20-41-41-41h-166c-21 0-41 20-41 41v166c0 21 20 41 41 41h166c21 0 41-20 41-41zM248 41z">
              <text:p/>
            </draw:path>
            <draw:path draw:style-name="gr38" draw:text-style-name="P4" draw:layer="layout" svg:width="0.247cm" svg:height="0.247cm" svg:x="10.236cm" svg:y="62.162cm" svg:viewBox="0 0 248 248" svg:d="M248 41c0-21-20-41-41-41h-166c-21 0-41 20-41 41v166c0 21 20 41 41 41h166c21 0 41-20 41-41z">
              <text:p/>
            </draw:path>
          </draw:g>
          <draw:path draw:style-name="gr39" draw:text-style-name="P4" draw:layer="layout" svg:width="0.247cm" svg:height="0.247cm" svg:x="10.17cm" svg:y="62.162cm" svg:viewBox="0 0 248 248" svg:d="M248 41c0-21-20-41-41-41h-166c-21 0-41 20-41 41v166c0 21 20 41 41 41h166c21 0 41-20 41-41z">
            <text:p/>
          </draw:path>
          <draw:frame draw:style-name="gr3" draw:text-style-name="P4" draw:layer="layout" svg:width="3.782cm" svg:height="0.826cm" svg:x="10.601cm" svg:y="62.762cm">
            <draw:text-box>
              <text:p text:style-name="P3"><text:span text:style-name="T2">Building 'A' - 7511 </text:span></text:p>
            </draw:text-box>
          </draw:frame>
          <draw:g>
            <draw:path draw:style-name="gr31" draw:text-style-name="P16" draw:layer="layout" svg:width="0.247cm" svg:height="0.247cm" svg:x="10.236cm" svg:y="63.051cm" svg:viewBox="0 0 248 248" svg:d="M248 41c0-21-20-41-41-41h-166c-21 0-41 20-41 41v166c0 21 20 41 41 41h166c21 0 41-20 41-41zM248 41z">
              <text:p/>
            </draw:path>
            <draw:path draw:style-name="gr38" draw:text-style-name="P4" draw:layer="layout" svg:width="0.247cm" svg:height="0.247cm" svg:x="10.236cm" svg:y="63.051cm" svg:viewBox="0 0 248 248" svg:d="M248 41c0-21-20-41-41-41h-166c-21 0-41 20-41 41v166c0 21 20 41 41 41h166c21 0 41-20 41-41z">
              <text:p/>
            </draw:path>
          </draw:g>
          <draw:path draw:style-name="gr39" draw:text-style-name="P4" draw:layer="layout" svg:width="0.247cm" svg:height="0.247cm" svg:x="10.17cm" svg:y="63.051cm" svg:viewBox="0 0 248 248" svg:d="M248 41c0-21-20-41-41-41h-166c-21 0-41 20-41 41v166c0 21 20 41 41 41h166c21 0 41-20 41-41z">
            <text:p/>
          </draw:path>
          <draw:frame draw:style-name="gr3" draw:text-style-name="P4" draw:layer="layout" svg:width="3.782cm" svg:height="0.826cm" svg:x="10.601cm" svg:y="63.651cm">
            <draw:text-box>
              <text:p text:style-name="P3"><text:span text:style-name="T2">Building 'B' - 7531 </text:span></text:p>
            </draw:text-box>
          </draw:frame>
          <draw:g>
            <draw:path draw:style-name="gr31" draw:text-style-name="P16" draw:layer="layout" svg:width="0.247cm" svg:height="0.247cm" svg:x="10.236cm" svg:y="63.94cm" svg:viewBox="0 0 248 248" svg:d="M248 41c0-21-20-41-41-41h-166c-21 0-41 20-41 41v166c0 21 20 41 41 41h166c21 0 41-20 41-41zM248 41z">
              <text:p/>
            </draw:path>
            <draw:path draw:style-name="gr38" draw:text-style-name="P4" draw:layer="layout" svg:width="0.247cm" svg:height="0.247cm" svg:x="10.236cm" svg:y="63.94cm" svg:viewBox="0 0 248 248" svg:d="M248 41c0-21-20-41-41-41h-166c-21 0-41 20-41 41v166c0 21 20 41 41 41h166c21 0 41-20 41-41z">
              <text:p/>
            </draw:path>
          </draw:g>
          <draw:path draw:style-name="gr39" draw:text-style-name="P4" draw:layer="layout" svg:width="0.247cm" svg:height="0.247cm" svg:x="10.17cm" svg:y="63.94cm" svg:viewBox="0 0 248 248" svg:d="M248 41c0-21-20-41-41-41h-166c-21 0-41 20-41 41v166c0 21 20 41 41 41h166c21 0 41-20 41-41z">
            <text:p/>
          </draw:path>
          <draw:frame draw:style-name="gr3" draw:text-style-name="P4" draw:layer="layout" svg:width="3.782cm" svg:height="0.826cm" svg:x="10.601cm" svg:y="64.54cm">
            <draw:text-box>
              <text:p text:style-name="P3"><text:span text:style-name="T2">Building 'C' - 7651 </text:span></text:p>
            </draw:text-box>
          </draw:frame>
          <draw:g>
            <draw:path draw:style-name="gr31" draw:text-style-name="P16" draw:layer="layout" svg:width="0.247cm" svg:height="0.247cm" svg:x="10.236cm" svg:y="64.829cm" svg:viewBox="0 0 248 248" svg:d="M248 41c0-21-20-41-41-41h-166c-21 0-41 20-41 41v166c0 21 20 41 41 41h166c21 0 41-20 41-41zM248 41z">
              <text:p/>
            </draw:path>
            <draw:path draw:style-name="gr38" draw:text-style-name="P4" draw:layer="layout" svg:width="0.247cm" svg:height="0.247cm" svg:x="10.236cm" svg:y="64.829cm" svg:viewBox="0 0 248 248" svg:d="M248 41c0-21-20-41-41-41h-166c-21 0-41 20-41 41v166c0 21 20 41 41 41h166c21 0 41-20 41-41z">
              <text:p/>
            </draw:path>
          </draw:g>
          <draw:path draw:style-name="gr39" draw:text-style-name="P4" draw:layer="layout" svg:width="0.247cm" svg:height="0.247cm" svg:x="10.17cm" svg:y="64.829cm" svg:viewBox="0 0 248 248" svg:d="M248 41c0-21-20-41-41-41h-166c-21 0-41 20-41 41v166c0 21 20 41 41 41h166c21 0 41-20 41-41z">
            <text:p/>
          </draw:path>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 Black" svg:font-family="'Arial Black'" style:font-pitch="variable"/>
    <style:font-face style:name="Arial Black1" svg:font-family="'Arial Black'"/>
    <style:font-face style:name="Arial1" svg:font-family="Arial"/>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Pastel_20_Bouquet" draw:display-name="Pastel Bouquet" draw:style="linear" draw:start-color="#dde8cb" draw:end-color="#ffd7d7" draw:start-intensity="100%" draw:end-intensity="100%" draw:angle="30deg" draw:border="0%"/>
    <draw:gradient draw:name="Shapes" draw:style="rectangular" draw:cx="50%" draw:cy="50%" draw:start-color="#cccccc" draw:end-color="#ffffff" draw:start-intensity="100%" draw:end-intensity="100%" draw:angle="0deg" draw:border="0%"/>
    <draw:hatch draw:name="Black_20_0_20_Degrees" draw:display-name="Black 0 Degrees" draw:style="single" draw:color="#000000" draw:distance="0.102cm" draw:rotation="0"/>
    <draw:fill-image draw:name="_32_0_20_Percent" draw:display-name="20 Percent" xlink:href="Pictures/1000000000000008000000080944901A42762024.png" xlink:type="simple" xlink:show="embed" xlink:actuate="onLoad"/>
    <draw:fill-image draw:name="_35__20_Percent" draw:display-name="5 Percent" xlink:href="Pictures/10000000000000080000000820A1E16DA75ED138.png" xlink:type="simple" xlink:show="embed" xlink:actuate="onLoad"/>
    <draw:fill-image draw:name="Bitmap_5f_0" draw:display-name="Bitmap_0" xlink:href="Pictures/10000000000000A1000000A1C7303D964D103D47.gif" xlink:type="simple" xlink:show="embed" xlink:actuate="onLoad"/>
    <draw:fill-image draw:name="Bitmap_5f_1" draw:display-name="Bitmap_1" xlink:href="Pictures/100000000000049A0000001ED44D744CF2B98AE3.png" xlink:type="simple" xlink:show="embed" xlink:actuate="onLoad"/>
    <draw:fill-image draw:name="Bitmap_5f_2" draw:display-name="Bitmap_2" xlink:href="Pictures/1000000000000450000002C9688AF6BFFC9CB5DE.png" xlink:type="simple" xlink:show="embed" xlink:actuate="onLoad"/>
    <draw:fill-image draw:name="Bitmap_5f_3" draw:display-name="Bitmap_3" xlink:href="Pictures/100000000000051F0000027BF2BDB0E3A3240041.png" xlink:type="simple" xlink:show="embed" xlink:actuate="onLoad"/>
    <draw:fill-image draw:name="Bitmap_5f_4" draw:display-name="Bitmap_4" xlink:href="Pictures/10000001000001F4000001F4C1BAD7F1A69E9E07.png" xlink:type="simple" xlink:show="embed" xlink:actuate="onLoad"/>
    <draw:fill-image draw:name="Bitmap_5f_5" draw:display-name="Bitmap_5" xlink:href="Pictures/100000000000051E0000027CDC452D7BAB49FD3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108cm" fo:page-height="12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style:master-page style:name="PM5" style:page-layout-name="PM0" draw:style-name="Mdp1"/>
    <style:master-page style:name="PM6" style:page-layout-name="PM0" draw:style-name="Mdp1"/>
    <style:master-page style:name="PM7" style:page-layout-name="PM0" draw:style-name="Mdp1"/>
    <style:master-page style:name="PM8" style:page-layout-name="PM0" draw:style-name="Mdp1"/>
    <style:master-page style:name="PM9" style:page-layout-name="PM0" draw:style-name="Mdp1"/>
    <style:master-page style:name="PM10" style:page-layout-name="PM0" draw:style-name="Mdp1"/>
    <style:master-page style:name="PM11" style:page-layout-name="PM0" draw:style-name="Mdp1"/>
    <style:master-page style:name="PM12"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3-02-01T00:11:12.289000000</dc:date>
    <meta:creation-date>2023-01-31T23:45:30Z</meta:creation-date>
    <meta:generator>LibreOffice/7.3.3.2$Windows_X86_64 LibreOffice_project/d1d0ea68f081ee2800a922cac8f79445e4603348</meta:generator>
    <meta:editing-duration>PT9M57S</meta:editing-duration>
    <meta:editing-cycles>1</meta:editing-cycles>
    <meta:document-statistic meta:object-count="1682"/>
  </office:meta>
</office:document-meta>
</file>